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609cm" fo:margin-left="0cm" fo:break-before="auto" fo:break-after="auto" table:align="left" fo:keep-with-next="auto" style:may-break-between-rows="true" table:border-model="collapsing"/>
    </style:style>
    <style:style style:name="Tabla1.A" style:family="table-column">
      <style:table-column-properties style:column-width="2.792cm"/>
    </style:style>
    <style:style style:name="Tabla1.B" style:family="table-column">
      <style:table-column-properties style:column-width="14.817cm"/>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09cm" fo:margin-left="0cm" table:align="left"/>
    </style:style>
    <style:style style:name="Tabla2.A" style:family="table-column">
      <style:table-column-properties style:column-width="2.792cm"/>
    </style:style>
    <style:style style:name="Tabla2.B" style:family="table-column">
      <style:table-column-properties style:column-width="14.81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5cm" fo:margin-left="0cm" table:align="left"/>
    </style:style>
    <style:style style:name="Tabla4.A" style:family="table-column">
      <style:table-column-properties style:column-width="2.593cm"/>
    </style:style>
    <style:style style:name="Tabla4.B" style:family="table-column">
      <style:table-column-properties style:column-width="15.002cm"/>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609cm" fo:margin-left="0cm" fo:break-before="auto" fo:break-after="auto" table:align="left" fo:keep-with-next="auto" style:may-break-between-rows="true" table:border-model="collapsing"/>
    </style:style>
    <style:style style:name="Tabla5.A" style:family="table-column">
      <style:table-column-properties style:column-width="2.792cm"/>
    </style:style>
    <style:style style:name="Tabla5.B" style:family="table-column">
      <style:table-column-properties style:column-width="14.817cm"/>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609cm" fo:margin-left="0cm" table:align="left"/>
    </style:style>
    <style:style style:name="Tabla6.A" style:family="table-column">
      <style:table-column-properties style:column-width="2.792cm"/>
    </style:style>
    <style:style style:name="Tabla6.B" style:family="table-column">
      <style:table-column-properties style:column-width="14.81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595cm" fo:margin-left="0cm" table:align="left"/>
    </style:style>
    <style:style style:name="Tabla8.A" style:family="table-column">
      <style:table-column-properties style:column-width="2.593cm"/>
    </style:style>
    <style:style style:name="Tabla8.B" style:family="table-column">
      <style:table-column-properties style:column-width="15.002cm"/>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609cm" fo:margin-left="0cm" fo:break-before="auto" fo:break-after="auto" table:align="left" fo:keep-with-next="auto" style:may-break-between-rows="true" table:border-model="collapsing"/>
    </style:style>
    <style:style style:name="Tabla9.A" style:family="table-column">
      <style:table-column-properties style:column-width="2.792cm"/>
    </style:style>
    <style:style style:name="Tabla9.B" style:family="table-column">
      <style:table-column-properties style:column-width="14.817cm"/>
    </style:style>
    <style:style style:name="Tabla9.A1" style:family="table-cell">
      <style:table-cell-properties fo:background-color="transparent" fo:padding="0.097cm" fo:border="0.5pt solid #000000" style:writing-mode="page">
        <style:background-image/>
      </style:table-cell-properties>
    </style:style>
    <style:style style:name="Tabla9.2" style:family="table-row">
      <style:table-row-properties fo:keep-together="auto"/>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609cm" fo:margin-left="0cm" table:align="left"/>
    </style:style>
    <style:style style:name="Tabla10.A" style:family="table-column">
      <style:table-column-properties style:column-width="2.792cm"/>
    </style:style>
    <style:style style:name="Tabla10.B" style:family="table-column">
      <style:table-column-properties style:column-width="14.817cm"/>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593cm"/>
    </style:style>
    <style:style style:name="Tabla12.B" style:family="table-column">
      <style:table-column-properties style:column-width="15.002cm"/>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609cm" fo:margin-left="0cm" fo:break-before="auto" fo:break-after="auto" table:align="left" fo:keep-with-next="auto" style:may-break-between-rows="true" table:border-model="collapsing"/>
    </style:style>
    <style:style style:name="Tabla13.A" style:family="table-column">
      <style:table-column-properties style:column-width="2.792cm"/>
    </style:style>
    <style:style style:name="Tabla13.B" style:family="table-column">
      <style:table-column-properties style:column-width="14.817cm"/>
    </style:style>
    <style:style style:name="Tabla13.A1" style:family="table-cell">
      <style:table-cell-properties fo:background-color="transparent" fo:padding="0.097cm" fo:border="0.5pt solid #000000" style:writing-mode="page">
        <style:background-image/>
      </style:table-cell-properties>
    </style:style>
    <style:style style:name="Tabla13.2" style:family="table-row">
      <style:table-row-properties fo:keep-together="auto"/>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609cm" fo:margin-left="0cm" table:align="left"/>
    </style:style>
    <style:style style:name="Tabla14.A" style:family="table-column">
      <style:table-column-properties style:column-width="2.792cm"/>
    </style:style>
    <style:style style:name="Tabla14.B" style:family="table-column">
      <style:table-column-properties style:column-width="14.817cm"/>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595cm" fo:margin-left="0cm" table:align="left"/>
    </style:style>
    <style:style style:name="Tabla16.A" style:family="table-column">
      <style:table-column-properties style:column-width="2.593cm"/>
    </style:style>
    <style:style style:name="Tabla16.B" style:family="table-column">
      <style:table-column-properties style:column-width="15.002cm"/>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609cm" fo:margin-left="0cm" fo:break-before="auto" fo:break-after="auto" table:align="left" fo:keep-with-next="auto" style:may-break-between-rows="true" table:border-model="collapsing"/>
    </style:style>
    <style:style style:name="Tabla17.A" style:family="table-column">
      <style:table-column-properties style:column-width="2.792cm"/>
    </style:style>
    <style:style style:name="Tabla17.B" style:family="table-column">
      <style:table-column-properties style:column-width="14.817cm"/>
    </style:style>
    <style:style style:name="Tabla17.A1" style:family="table-cell">
      <style:table-cell-properties fo:background-color="transparent" fo:padding="0.097cm" fo:border="0.5pt solid #000000" style:writing-mode="page">
        <style:background-image/>
      </style:table-cell-properties>
    </style:style>
    <style:style style:name="Tabla17.2" style:family="table-row">
      <style:table-row-properties fo:keep-together="auto"/>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609cm" fo:margin-left="0cm" table:align="left"/>
    </style:style>
    <style:style style:name="Tabla18.A" style:family="table-column">
      <style:table-column-properties style:column-width="2.792cm"/>
    </style:style>
    <style:style style:name="Tabla18.B" style:family="table-column">
      <style:table-column-properties style:column-width="14.817cm"/>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595cm" fo:margin-left="0cm" table:align="left"/>
    </style:style>
    <style:style style:name="Tabla20.A" style:family="table-column">
      <style:table-column-properties style:column-width="2.593cm"/>
    </style:style>
    <style:style style:name="Tabla20.B" style:family="table-column">
      <style:table-column-properties style:column-width="15.002cm"/>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609cm" fo:margin-left="0cm" fo:break-before="auto" fo:break-after="auto" table:align="left" fo:keep-with-next="auto" style:may-break-between-rows="true" table:border-model="collapsing"/>
    </style:style>
    <style:style style:name="Tabla21.A" style:family="table-column">
      <style:table-column-properties style:column-width="2.792cm"/>
    </style:style>
    <style:style style:name="Tabla21.B" style:family="table-column">
      <style:table-column-properties style:column-width="14.817cm"/>
    </style:style>
    <style:style style:name="Tabla21.A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609cm" fo:margin-left="0cm" table:align="left"/>
    </style:style>
    <style:style style:name="Tabla22.A" style:family="table-column">
      <style:table-column-properties style:column-width="2.792cm"/>
    </style:style>
    <style:style style:name="Tabla22.B" style:family="table-column">
      <style:table-column-properties style:column-width="14.817cm"/>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5" style:family="table-row">
      <style:table-row-properties style:min-row-height="1.233cm"/>
    </style:style>
    <style:style style:name="Tabla24" style:family="table">
      <style:table-properties style:width="17.595cm" fo:margin-left="0cm" table:align="left"/>
    </style:style>
    <style:style style:name="Tabla24.A" style:family="table-column">
      <style:table-column-properties style:column-width="2.593cm"/>
    </style:style>
    <style:style style:name="Tabla24.B" style:family="table-column">
      <style:table-column-properties style:column-width="15.002cm"/>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609cm" fo:margin-left="0cm" table:align="left" fo:keep-with-next="auto" style:may-break-between-rows="true" table:border-model="collapsing"/>
    </style:style>
    <style:style style:name="Tabla25.A" style:family="table-column">
      <style:table-column-properties style:column-width="2.792cm"/>
    </style:style>
    <style:style style:name="Tabla25.B" style:family="table-column">
      <style:table-column-properties style:column-width="14.817cm"/>
    </style:style>
    <style:style style:name="Tabla25.A1" style:family="table-cell">
      <style:table-cell-properties fo:background-color="transparent" fo:padding="0.097cm" fo:border="0.5pt solid #000000" style:writing-mode="page">
        <style:background-image/>
      </style:table-cell-properties>
    </style:style>
    <style:style style:name="Tabla25.2" style:family="table-row">
      <style:table-row-properties fo:keep-together="auto"/>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609cm" fo:margin-left="0cm" table:align="left"/>
    </style:style>
    <style:style style:name="Tabla26.A" style:family="table-column">
      <style:table-column-properties style:column-width="2.792cm"/>
    </style:style>
    <style:style style:name="Tabla26.B" style:family="table-column">
      <style:table-column-properties style:column-width="14.817cm"/>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595cm" fo:margin-left="0cm" table:align="left"/>
    </style:style>
    <style:style style:name="Tabla28.A" style:family="table-column">
      <style:table-column-properties style:column-width="2.593cm"/>
    </style:style>
    <style:style style:name="Tabla28.B" style:family="table-column">
      <style:table-column-properties style:column-width="15.002cm"/>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609cm" fo:margin-left="0cm" fo:break-before="auto" fo:break-after="auto" table:align="left" fo:keep-with-next="auto" style:may-break-between-rows="true" table:border-model="collapsing"/>
    </style:style>
    <style:style style:name="Tabla29.A" style:family="table-column">
      <style:table-column-properties style:column-width="2.792cm"/>
    </style:style>
    <style:style style:name="Tabla29.B" style:family="table-column">
      <style:table-column-properties style:column-width="14.817cm"/>
    </style:style>
    <style:style style:name="Tabla29.A1" style:family="table-cell">
      <style:table-cell-properties fo:background-color="transparent" fo:padding="0.097cm" fo:border="0.5pt solid #000000" style:writing-mode="page">
        <style:background-image/>
      </style:table-cell-properties>
    </style:style>
    <style:style style:name="Tabla29.2" style:family="table-row">
      <style:table-row-properties fo:keep-together="auto"/>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609cm" fo:margin-left="0cm" table:align="left"/>
    </style:style>
    <style:style style:name="Tabla30.A" style:family="table-column">
      <style:table-column-properties style:column-width="2.792cm"/>
    </style:style>
    <style:style style:name="Tabla30.B" style:family="table-column">
      <style:table-column-properties style:column-width="14.817cm"/>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595cm" fo:margin-left="0cm" table:align="left"/>
    </style:style>
    <style:style style:name="Tabla32.A" style:family="table-column">
      <style:table-column-properties style:column-width="2.593cm"/>
    </style:style>
    <style:style style:name="Tabla32.B" style:family="table-column">
      <style:table-column-properties style:column-width="15.002cm"/>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609cm" fo:margin-left="0cm" fo:break-before="auto" fo:break-after="auto" table:align="left" fo:keep-with-next="auto" style:may-break-between-rows="true" table:border-model="collapsing"/>
    </style:style>
    <style:style style:name="Tabla33.A" style:family="table-column">
      <style:table-column-properties style:column-width="2.792cm"/>
    </style:style>
    <style:style style:name="Tabla33.B" style:family="table-column">
      <style:table-column-properties style:column-width="14.817cm"/>
    </style:style>
    <style:style style:name="Tabla33.A1" style:family="table-cell">
      <style:table-cell-properties fo:background-color="transparent" fo:padding="0.097cm" fo:border="0.5pt solid #000000" style:writing-mode="page">
        <style:background-image/>
      </style:table-cell-properties>
    </style:style>
    <style:style style:name="Tabla33.2" style:family="table-row">
      <style:table-row-properties fo:keep-together="auto"/>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609cm" fo:margin-left="0cm" table:align="left"/>
    </style:style>
    <style:style style:name="Tabla34.A" style:family="table-column">
      <style:table-column-properties style:column-width="2.792cm"/>
    </style:style>
    <style:style style:name="Tabla34.B" style:family="table-column">
      <style:table-column-properties style:column-width="14.817cm"/>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
      <style:table-properties style:width="17.595cm" fo:margin-left="0cm" table:align="left"/>
    </style:style>
    <style:style style:name="Tabla36.A" style:family="table-column">
      <style:table-column-properties style:column-width="2.593cm"/>
    </style:style>
    <style:style style:name="Tabla36.B" style:family="table-column">
      <style:table-column-properties style:column-width="15.002cm"/>
    </style:style>
    <style:style style:name="Tabla36.A1" style:family="table-cell">
      <style:table-cell-properties fo:background-color="transparent" fo:padding="0.097cm" fo:border="0.5pt solid #000000" style:writing-mode="page">
        <style:background-image/>
      </style:table-cell-properties>
    </style:style>
    <style:style style:name="Tab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609cm" fo:margin-left="0cm" fo:break-before="auto" fo:break-after="auto" table:align="left" fo:keep-with-next="auto" style:may-break-between-rows="true" table:border-model="collapsing"/>
    </style:style>
    <style:style style:name="Tabla37.A" style:family="table-column">
      <style:table-column-properties style:column-width="2.792cm"/>
    </style:style>
    <style:style style:name="Tabla37.B" style:family="table-column">
      <style:table-column-properties style:column-width="14.817cm"/>
    </style:style>
    <style:style style:name="Tabla37.A1" style:family="table-cell">
      <style:table-cell-properties fo:background-color="transparent" fo:padding="0.097cm" fo:border="0.5pt solid #000000" style:writing-mode="page">
        <style:background-image/>
      </style:table-cell-properties>
    </style:style>
    <style:style style:name="Tabla37.2" style:family="table-row">
      <style:table-row-properties fo:keep-together="auto"/>
    </style:style>
    <style:style style:name="Tabla3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609cm" fo:margin-left="0cm" table:align="left"/>
    </style:style>
    <style:style style:name="Tabla38.A" style:family="table-column">
      <style:table-column-properties style:column-width="2.792cm"/>
    </style:style>
    <style:style style:name="Tabla38.B" style:family="table-column">
      <style:table-column-properties style:column-width="14.817cm"/>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595cm" fo:margin-left="0cm" table:align="left"/>
    </style:style>
    <style:style style:name="Tabla40.A" style:family="table-column">
      <style:table-column-properties style:column-width="2.593cm"/>
    </style:style>
    <style:style style:name="Tabla40.B" style:family="table-column">
      <style:table-column-properties style:column-width="15.002cm"/>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609cm" fo:margin-left="0cm" fo:break-before="auto" fo:break-after="auto" table:align="left" fo:keep-with-next="auto" style:may-break-between-rows="true" table:border-model="collapsing"/>
    </style:style>
    <style:style style:name="Tabla41.A" style:family="table-column">
      <style:table-column-properties style:column-width="2.792cm"/>
    </style:style>
    <style:style style:name="Tabla41.B" style:family="table-column">
      <style:table-column-properties style:column-width="14.817cm"/>
    </style:style>
    <style:style style:name="Tabla41.A1" style:family="table-cell">
      <style:table-cell-properties fo:background-color="transparent" fo:padding="0.097cm" fo:border="0.5pt solid #000000" style:writing-mode="page">
        <style:background-image/>
      </style:table-cell-properties>
    </style:style>
    <style:style style:name="Tabla41.2" style:family="table-row">
      <style:table-row-properties fo:keep-together="auto"/>
    </style:style>
    <style:style style:name="Tab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609cm" fo:margin-left="0cm" table:align="left"/>
    </style:style>
    <style:style style:name="Tabla42.A" style:family="table-column">
      <style:table-column-properties style:column-width="2.792cm"/>
    </style:style>
    <style:style style:name="Tabla42.B" style:family="table-column">
      <style:table-column-properties style:column-width="14.817cm"/>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595cm" fo:margin-left="0cm" table:align="left"/>
    </style:style>
    <style:style style:name="Tabla44.A" style:family="table-column">
      <style:table-column-properties style:column-width="2.593cm"/>
    </style:style>
    <style:style style:name="Tabla44.B" style:family="table-column">
      <style:table-column-properties style:column-width="15.002cm"/>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609cm" fo:margin-left="0cm" fo:break-before="auto" fo:break-after="auto" table:align="left" fo:keep-with-next="auto" style:may-break-between-rows="true" table:border-model="collapsing"/>
    </style:style>
    <style:style style:name="Tabla45.A" style:family="table-column">
      <style:table-column-properties style:column-width="2.792cm"/>
    </style:style>
    <style:style style:name="Tabla45.B" style:family="table-column">
      <style:table-column-properties style:column-width="14.817cm"/>
    </style:style>
    <style:style style:name="Tabla45.A1" style:family="table-cell">
      <style:table-cell-properties fo:background-color="transparent" fo:padding="0.097cm" fo:border="0.5pt solid #000000" style:writing-mode="page">
        <style:background-image/>
      </style:table-cell-properties>
    </style:style>
    <style:style style:name="Tabla45.2" style:family="table-row">
      <style:table-row-properties fo:keep-together="auto"/>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609cm" fo:margin-left="0cm" table:align="left"/>
    </style:style>
    <style:style style:name="Tabla46.A" style:family="table-column">
      <style:table-column-properties style:column-width="2.792cm"/>
    </style:style>
    <style:style style:name="Tabla46.B" style:family="table-column">
      <style:table-column-properties style:column-width="14.817cm"/>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595cm" fo:margin-left="0cm" table:align="left"/>
    </style:style>
    <style:style style:name="Tabla48.A" style:family="table-column">
      <style:table-column-properties style:column-width="2.593cm"/>
    </style:style>
    <style:style style:name="Tabla48.B" style:family="table-column">
      <style:table-column-properties style:column-width="15.002cm"/>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609cm" fo:margin-left="0cm" fo:break-before="auto" fo:break-after="auto" table:align="left" fo:keep-with-next="auto" style:may-break-between-rows="true" table:border-model="collapsing"/>
    </style:style>
    <style:style style:name="Tabla49.A" style:family="table-column">
      <style:table-column-properties style:column-width="2.792cm"/>
    </style:style>
    <style:style style:name="Tabla49.B" style:family="table-column">
      <style:table-column-properties style:column-width="14.817cm"/>
    </style:style>
    <style:style style:name="Tabla49.A1" style:family="table-cell">
      <style:table-cell-properties fo:background-color="transparent" fo:padding="0.097cm" fo:border="0.5pt solid #000000" style:writing-mode="page">
        <style:background-image/>
      </style:table-cell-properties>
    </style:style>
    <style:style style:name="Tabla49.2" style:family="table-row">
      <style:table-row-properties fo:keep-together="auto"/>
    </style:style>
    <style:style style:name="Tabla4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609cm" fo:margin-left="0cm" table:align="left"/>
    </style:style>
    <style:style style:name="Tabla50.A" style:family="table-column">
      <style:table-column-properties style:column-width="2.792cm"/>
    </style:style>
    <style:style style:name="Tabla50.B" style:family="table-column">
      <style:table-column-properties style:column-width="14.817cm"/>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595cm" fo:margin-left="0cm" table:align="left"/>
    </style:style>
    <style:style style:name="Tabla52.A" style:family="table-column">
      <style:table-column-properties style:column-width="2.593cm"/>
    </style:style>
    <style:style style:name="Tabla52.B" style:family="table-column">
      <style:table-column-properties style:column-width="15.002cm"/>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609cm" fo:margin-left="0cm" fo:break-before="auto" fo:break-after="auto" table:align="left" fo:keep-with-next="auto" style:may-break-between-rows="true" table:border-model="collapsing"/>
    </style:style>
    <style:style style:name="Tabla53.A" style:family="table-column">
      <style:table-column-properties style:column-width="2.792cm"/>
    </style:style>
    <style:style style:name="Tabla53.B" style:family="table-column">
      <style:table-column-properties style:column-width="14.817cm"/>
    </style:style>
    <style:style style:name="Tabla53.A1" style:family="table-cell">
      <style:table-cell-properties fo:background-color="transparent" fo:padding="0.097cm" fo:border="0.5pt solid #000000" style:writing-mode="page">
        <style:background-image/>
      </style:table-cell-properties>
    </style:style>
    <style:style style:name="Tabla53.2" style:family="table-row">
      <style:table-row-properties fo:keep-together="auto"/>
    </style:style>
    <style:style style:name="Tabla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609cm" fo:margin-left="0cm" table:align="left"/>
    </style:style>
    <style:style style:name="Tabla54.A" style:family="table-column">
      <style:table-column-properties style:column-width="2.792cm"/>
    </style:style>
    <style:style style:name="Tabla54.B" style:family="table-column">
      <style:table-column-properties style:column-width="14.817cm"/>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595cm" fo:margin-left="0cm" table:align="left"/>
    </style:style>
    <style:style style:name="Tabla56.A" style:family="table-column">
      <style:table-column-properties style:column-width="2.593cm"/>
    </style:style>
    <style:style style:name="Tabla56.B" style:family="table-column">
      <style:table-column-properties style:column-width="15.002cm"/>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609cm" fo:margin-left="0cm" fo:break-before="auto" fo:break-after="auto" table:align="left" fo:keep-with-next="auto" style:may-break-between-rows="true" table:border-model="collapsing"/>
    </style:style>
    <style:style style:name="Tabla57.A" style:family="table-column">
      <style:table-column-properties style:column-width="2.792cm"/>
    </style:style>
    <style:style style:name="Tabla57.B" style:family="table-column">
      <style:table-column-properties style:column-width="14.817cm"/>
    </style:style>
    <style:style style:name="Tabla57.A1" style:family="table-cell">
      <style:table-cell-properties fo:background-color="transparent" fo:padding="0.097cm" fo:border="0.5pt solid #000000" style:writing-mode="page">
        <style:background-image/>
      </style:table-cell-properties>
    </style:style>
    <style:style style:name="Tabla57.2" style:family="table-row">
      <style:table-row-properties fo:keep-together="auto"/>
    </style:style>
    <style:style style:name="Tabla5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609cm" fo:margin-left="0cm" table:align="left"/>
    </style:style>
    <style:style style:name="Tabla58.A" style:family="table-column">
      <style:table-column-properties style:column-width="2.792cm"/>
    </style:style>
    <style:style style:name="Tabla58.B" style:family="table-column">
      <style:table-column-properties style:column-width="14.817cm"/>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595cm" fo:margin-left="0cm" table:align="left"/>
    </style:style>
    <style:style style:name="Tabla60.A" style:family="table-column">
      <style:table-column-properties style:column-width="2.593cm"/>
    </style:style>
    <style:style style:name="Tabla60.B" style:family="table-column">
      <style:table-column-properties style:column-width="15.002cm"/>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609cm" fo:margin-left="0cm" fo:break-before="auto" fo:break-after="auto" table:align="left" fo:keep-with-next="auto" style:may-break-between-rows="true" table:border-model="collapsing"/>
    </style:style>
    <style:style style:name="Tabla61.A" style:family="table-column">
      <style:table-column-properties style:column-width="2.792cm"/>
    </style:style>
    <style:style style:name="Tabla61.B" style:family="table-column">
      <style:table-column-properties style:column-width="14.817cm"/>
    </style:style>
    <style:style style:name="Tabla61.A1" style:family="table-cell">
      <style:table-cell-properties fo:background-color="transparent" fo:padding="0.097cm" fo:border="0.5pt solid #000000" style:writing-mode="page">
        <style:background-image/>
      </style:table-cell-properties>
    </style:style>
    <style:style style:name="Tabla61.2" style:family="table-row">
      <style:table-row-properties fo:keep-together="auto"/>
    </style:style>
    <style:style style:name="Tabla6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609cm" fo:margin-left="0cm" table:align="left"/>
    </style:style>
    <style:style style:name="Tabla62.A" style:family="table-column">
      <style:table-column-properties style:column-width="2.792cm"/>
    </style:style>
    <style:style style:name="Tabla62.B" style:family="table-column">
      <style:table-column-properties style:column-width="14.817cm"/>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595cm" fo:margin-left="0cm" table:align="left"/>
    </style:style>
    <style:style style:name="Tabla64.A" style:family="table-column">
      <style:table-column-properties style:column-width="2.593cm"/>
    </style:style>
    <style:style style:name="Tabla64.B" style:family="table-column">
      <style:table-column-properties style:column-width="15.002cm"/>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609cm" fo:margin-left="0cm" fo:break-before="auto" fo:break-after="auto" table:align="left" fo:keep-with-next="auto" style:may-break-between-rows="true" table:border-model="collapsing"/>
    </style:style>
    <style:style style:name="Tabla65.A" style:family="table-column">
      <style:table-column-properties style:column-width="2.792cm"/>
    </style:style>
    <style:style style:name="Tabla65.B" style:family="table-column">
      <style:table-column-properties style:column-width="14.817cm"/>
    </style:style>
    <style:style style:name="Tabla65.A1" style:family="table-cell">
      <style:table-cell-properties fo:background-color="transparent" fo:padding="0.097cm" fo:border="0.5pt solid #000000" style:writing-mode="page">
        <style:background-image/>
      </style:table-cell-properties>
    </style:style>
    <style:style style:name="Tabla65.2" style:family="table-row">
      <style:table-row-properties fo:keep-together="auto"/>
    </style:style>
    <style:style style:name="Tabla6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609cm" fo:margin-left="0cm" table:align="left"/>
    </style:style>
    <style:style style:name="Tabla66.A" style:family="table-column">
      <style:table-column-properties style:column-width="2.792cm"/>
    </style:style>
    <style:style style:name="Tabla66.B" style:family="table-column">
      <style:table-column-properties style:column-width="14.817cm"/>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595cm" fo:margin-left="0cm" table:align="left"/>
    </style:style>
    <style:style style:name="Tabla68.A" style:family="table-column">
      <style:table-column-properties style:column-width="2.593cm"/>
    </style:style>
    <style:style style:name="Tabla68.B" style:family="table-column">
      <style:table-column-properties style:column-width="15.002cm"/>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eac04"/>
    </style:style>
    <style:style style:name="P2" style:family="paragraph" style:parent-style-name="Standard">
      <style:text-properties officeooo:paragraph-rsid="00396aa9"/>
    </style:style>
    <style:style style:name="P3" style:family="paragraph" style:parent-style-name="Standard">
      <style:text-properties officeooo:paragraph-rsid="004b8c2a"/>
    </style:style>
    <style:style style:name="P4" style:family="paragraph" style:parent-style-name="Standard">
      <style:text-properties officeooo:paragraph-rsid="00531fe5"/>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0eac0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396aa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4b8c2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531fe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0eac0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396aa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4b8c2a"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531fe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0eac0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396aa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4b8c2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531fe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0eac0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396aa9"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4b8c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531fe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30e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6aa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4b8c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531fe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6aa9" officeooo:paragraph-rsid="00396aa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a727" officeooo:paragraph-rsid="003aa72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df0ce" officeooo:paragraph-rsid="003df0c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336ef" officeooo:paragraph-rsid="004336e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3f54" officeooo:paragraph-rsid="00473f5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9289" officeooo:paragraph-rsid="0047928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aa3c9" officeooo:paragraph-rsid="004aa3c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bc3bf" officeooo:paragraph-rsid="004bc3b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0cfa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31fe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3562" officeooo:paragraph-rsid="0051356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31fe5" officeooo:paragraph-rsid="00531fe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882" officeooo:paragraph-rsid="0056588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948" officeooo:paragraph-rsid="0056594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c04"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30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6aa9"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085" officeooo:paragraph-rsid="0039d0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a727" officeooo:paragraph-rsid="003aa72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ceb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f0ce"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efe5" officeooo:paragraph-rsid="0040ef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6ef" officeooo:paragraph-rsid="00433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ef1" officeooo:paragraph-rsid="00433e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87c8" officeooo:paragraph-rsid="004487c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a943" officeooo:paragraph-rsid="0045a94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f54" officeooo:paragraph-rsid="00473f5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officeooo:paragraph-rsid="0047928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964" officeooo:paragraph-rsid="0049896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a3c9" officeooo:paragraph-rsid="004aa3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officeooo:paragraph-rsid="004bc3b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0cfa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562" officeooo:paragraph-rsid="0051356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fe5"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e6f" officeooo:paragraph-rsid="00539e6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officeooo:paragraph-rsid="00554bf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officeooo:paragraph-rsid="0056588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948" officeooo:paragraph-rsid="0056594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89c" officeooo:paragraph-rsid="0056689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officeooo:paragraph-rsid="0057064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2cc8" officeooo:paragraph-rsid="00582cc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afdd" officeooo:paragraph-rsid="0058afd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554bf5"/>
    </style:style>
    <style:style style:name="P78" style:family="paragraph" style:parent-style-name="Table_20_Contents">
      <style:paragraph-properties fo:text-align="start" style:justify-single-word="false"/>
      <style:text-properties officeooo:paragraph-rsid="00479289"/>
    </style:style>
    <style:style style:name="P79" style:family="paragraph" style:parent-style-name="Table_20_Contents">
      <style:paragraph-properties fo:text-align="start" style:justify-single-word="false"/>
      <style:text-properties officeooo:paragraph-rsid="004bc3bf"/>
    </style:style>
    <style:style style:name="P80" style:family="paragraph" style:parent-style-name="Table_20_Contents">
      <style:paragraph-properties fo:text-align="start" style:justify-single-word="false"/>
      <style:text-properties officeooo:paragraph-rsid="005c1b14"/>
    </style:style>
    <style:style style:name="P81" style:family="paragraph" style:parent-style-name="Table_20_Contents">
      <style:paragraph-properties fo:text-align="start" style:justify-single-word="false"/>
      <style:text-properties officeooo:paragraph-rsid="0050cfac"/>
    </style:style>
    <style:style style:name="P82" style:family="paragraph" style:parent-style-name="Text_20_body">
      <style:paragraph-properties fo:break-before="auto" fo:break-after="auto"/>
    </style:style>
    <style:style style:name="P83" style:family="paragraph" style:parent-style-name="Table_20_Contents">
      <style:paragraph-properties fo:text-align="start" style:justify-single-word="false"/>
      <style:text-properties officeooo:paragraph-rsid="00570641"/>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bc784"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c1b1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fb7f5"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2daa5"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62daa5"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570641"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396aa9"/>
    </style:style>
    <style:style style:name="T15" style:family="text">
      <style:text-properties officeooo:rsid="0039d085"/>
    </style:style>
    <style:style style:name="T16" style:family="text">
      <style:text-properties officeooo:rsid="003aa727"/>
    </style:style>
    <style:style style:name="T17" style:family="text">
      <style:text-properties officeooo:rsid="003df0ce"/>
    </style:style>
    <style:style style:name="T18" style:family="text">
      <style:text-properties officeooo:rsid="0040efe5"/>
    </style:style>
    <style:style style:name="T19" style:family="text">
      <style:text-properties officeooo:rsid="004487c8"/>
    </style:style>
    <style:style style:name="T20" style:family="text">
      <style:text-properties officeooo:rsid="00473f54"/>
    </style:style>
    <style:style style:name="T21" style:family="text">
      <style:text-properties officeooo:rsid="00479289"/>
    </style:style>
    <style:style style:name="T22" style:family="text">
      <style:text-properties officeooo:rsid="004aa3c9"/>
    </style:style>
    <style:style style:name="T23" style:family="text">
      <style:text-properties officeooo:rsid="00531fe5"/>
    </style:style>
    <style:style style:name="T24" style:family="text">
      <style:text-properties officeooo:rsid="00554bf5"/>
    </style:style>
    <style:style style:name="T25" style:family="text">
      <style:text-properties officeooo:rsid="00565882"/>
    </style:style>
    <style:style style:name="T26" style:family="text">
      <style:text-properties officeooo:rsid="00570641"/>
    </style:style>
    <style:style style:name="T27" style:family="text">
      <style:text-properties officeooo:rsid="00582cc8"/>
    </style:style>
    <style:style style:name="T28" style:family="text">
      <style:text-properties officeooo:rsid="005ad226"/>
    </style:style>
    <style:style style:name="T29" style:family="text">
      <style:text-properties officeooo:rsid="005dd64d"/>
    </style:style>
    <style:style style:name="T30" style:family="text">
      <style:text-properties officeooo:rsid="005fb7f5"/>
    </style:style>
    <style:style style:name="T31" style:family="text">
      <style:text-properties officeooo:rsid="006109d1"/>
    </style:style>
    <style:style style:name="T32" style:family="text">
      <style:text-properties officeooo:rsid="0062da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94105394886896">
          <table:table-cell table:style-name="Tabla1.A1" table:number-columns-spanned="2" office:value-type="string">
            <text:p text:style-name="P5">Caso de uso de alto nivel</text:p>
          </table:table-cell>
          <table:covered-table-cell/>
        </table:table-row>
        <table:table-row table:style-name="Tabla1.2">
          <table:table-cell table:style-name="Tabla1.A2" office:value-type="string">
            <text:p text:style-name="P9">Numero:</text:p>
          </table:table-cell>
          <table:table-cell table:style-name="Tabla1.B2" office:value-type="string">
            <text:p text:style-name="P44">CU01</text:p>
          </table:table-cell>
        </table:table-row>
        <table:table-row table:style-name="TableLine94105395618928">
          <table:table-cell table:style-name="Tabla1.A2" office:value-type="string">
            <text:p text:style-name="P9">Caso de uso:</text:p>
          </table:table-cell>
          <table:table-cell table:style-name="Tabla1.B2" office:value-type="string">
            <text:p text:style-name="P44">Lectua de archivo de entrada.</text:p>
          </table:table-cell>
        </table:table-row>
        <table:table-row table:style-name="TableLine94105395761744">
          <table:table-cell table:style-name="Tabla1.A2" office:value-type="string">
            <text:p text:style-name="P9">Actores:</text:p>
          </table:table-cell>
          <table:table-cell table:style-name="Tabla1.B2" office:value-type="string">
            <text:p text:style-name="P44">Gerente</text:p>
          </table:table-cell>
        </table:table-row>
        <table:table-row table:style-name="Tabla1.2">
          <table:table-cell table:style-name="Tabla1.A2" office:value-type="string">
            <text:p text:style-name="P9">Descripción:</text:p>
          </table:table-cell>
          <table:table-cell table:style-name="Tabla1.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a1.2">
          <table:table-cell table:style-name="Tabla1.A2" office:value-type="string">
            <text:p text:style-name="P9">Tipo:</text:p>
          </table:table-cell>
          <table:table-cell table:style-name="Tabla1.B2" office:value-type="string">
            <text:p text:style-name="P44">Primario</text:p>
          </table:table-cell>
        </table:table-row>
      </table:table>
      <text:p text:style-name="P1"/>
      <text:p text:style-name="P1"/>
      <table:table table:name="Tabla2" table:style-name="Tabla2">
        <table:table-column table:style-name="Tabla2.A"/>
        <table:table-column table:style-name="Tabla2.B"/>
        <table:table-row table:style-name="TableLine94105395594960">
          <table:table-cell table:style-name="Tabla2.A1" table:number-columns-spanned="2" office:value-type="string">
            <text:p text:style-name="P5">Caso de uso extendido</text:p>
          </table:table-cell>
          <table:covered-table-cell/>
        </table:table-row>
        <table:table-row table:style-name="TableLine94105395781056">
          <table:table-cell table:style-name="Tabla2.A2" office:value-type="string">
            <text:p text:style-name="P13">Numero:</text:p>
          </table:table-cell>
          <table:table-cell table:style-name="Tabla2.B2" office:value-type="string">
            <text:p text:style-name="P44">CU01</text:p>
          </table:table-cell>
        </table:table-row>
        <table:table-row table:style-name="TableLine94105395782288">
          <table:table-cell table:style-name="Tabla2.A2" office:value-type="string">
            <text:p text:style-name="P13">Caso de uso:</text:p>
          </table:table-cell>
          <table:table-cell table:style-name="Tabla2.B2" office:value-type="string">
            <text:p text:style-name="P44">Lectua de archivo de entrada.</text:p>
          </table:table-cell>
        </table:table-row>
        <table:table-row table:style-name="TableLine94105395782608">
          <table:table-cell table:style-name="Tabla2.A2" office:value-type="string">
            <text:p text:style-name="P13">Actores:</text:p>
          </table:table-cell>
          <table:table-cell table:style-name="Tabla2.B2" office:value-type="string">
            <text:p text:style-name="P44">Gerente</text:p>
          </table:table-cell>
        </table:table-row>
        <table:table-row table:style-name="TableLine94105395783264">
          <table:table-cell table:style-name="Tabla2.A2" office:value-type="string">
            <text:p text:style-name="P21">Precondicion:</text:p>
          </table:table-cell>
          <table:table-cell table:style-name="Tabla2.B2" office:value-type="string">
            <text:p text:style-name="P43">-</text:p>
          </table:table-cell>
        </table:table-row>
        <table:table-row table:style-name="TableLine94105395784000">
          <table:table-cell table:style-name="Tabla2.A2" office:value-type="string">
            <text:p text:style-name="P13">Propósito:</text:p>
          </table:table-cell>
          <table:table-cell table:style-name="Tabla2.B2" office:value-type="string">
            <text:p text:style-name="P44">Registrar los datos del archivo de entrada en el sistema.</text:p>
          </table:table-cell>
        </table:table-row>
        <table:table-row table:style-name="TableLine94105395784768">
          <table:table-cell table:style-name="Tabla2.A2" office:value-type="string">
            <text:p text:style-name="P13">Resumen:</text:p>
          </table:table-cell>
          <table:table-cell table:style-name="Tabla2.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eLine94105395785584">
          <table:table-cell table:style-name="Tabla2.A2" office:value-type="string">
            <text:p text:style-name="P13">Tipo:</text:p>
          </table:table-cell>
          <table:table-cell table:style-name="Tabla2.B2" office:value-type="string">
            <text:p text:style-name="P44">Primario y real.</text:p>
          </table:table-cell>
        </table:table-row>
        <table:table-row table:style-name="TableLine94105395786400">
          <table:table-cell table:style-name="Tabla2.A2" office:value-type="string">
            <text:p text:style-name="P13">Referencias:</text:p>
          </table:table-cell>
          <table:table-cell table:style-name="Tabla2.B2" office:value-type="string">
            <text:p text:style-name="P39">-</text:p>
          </table:table-cell>
        </table:table-row>
      </table:table>
      <text:p text:style-name="P1"/>
      <text:p text:style-name="P1"/>
      <table:table table:name="Tabla3" table:style-name="Tabla3">
        <table:table-column table:style-name="Tabla3.A"/>
        <table:table-column table:style-name="Tabla3.B"/>
        <table:table-row table:style-name="TableLine94105395766544">
          <table:table-cell table:style-name="Tabla3.A1" table:number-columns-spanned="2" office:value-type="string">
            <text:p text:style-name="P5">Curso normal de eventos</text:p>
          </table:table-cell>
          <table:covered-table-cell/>
        </table:table-row>
        <table:table-row table:style-name="TableLine94105395816560">
          <table:table-cell table:style-name="Tabla3.A2" office:value-type="string">
            <text:p text:style-name="P17">Acción de los actores</text:p>
          </table:table-cell>
          <table:table-cell table:style-name="Tabla3.B2" office:value-type="string">
            <text:p text:style-name="P17">Respuesta del sistema</text:p>
          </table:table-cell>
        </table:table-row>
        <table:table-row table:style-name="TableLine94105395817664">
          <table:table-cell table:style-name="Tabla3.A2" office:value-type="string">
            <text:p text:style-name="P44">1. Comienza cuando el gerente ingresa al sitio web por primera vez.</text:p>
          </table:table-cell>
          <table:table-cell table:style-name="Tabla3.B2" office:value-type="string">
            <text:p text:style-name="P44">2. Muestra una ventana donde solicita el archivo de entrada y los archivos que contienen los dpi’s de los clientes.</text:p>
          </table:table-cell>
        </table:table-row>
        <table:table-row table:style-name="TableLine94105395818096">
          <table:table-cell table:style-name="Tabla3.A2" office:value-type="string">
            <text:p text:style-name="P44">3. El gerente escoge el archivo de entrada y los archivos de los dpi’s.</text:p>
          </table:table-cell>
          <table:table-cell table:style-name="Tabla3.B2" office:value-type="string">
            <text:p text:style-name="P44"/>
            <text:p text:style-name="P44"><text:s/></text:p>
          </table:table-cell>
        </table:table-row>
        <table:table-row table:style-name="TableLine94105395818752">
          <table:table-cell table:style-name="Tabla3.A2" office:value-type="string">
            <text:p text:style-name="P44">4. El gerente presiona el boton “<text:span text:style-name="T14">continuar</text:span>” <text:span text:style-name="T14">para comenzar a cargar los datos al sistema.</text:span></text:p>
          </table:table-cell>
          <table:table-cell table:style-name="Tabla3.B2" office:value-type="string">
            <text:p text:style-name="P48">5. Lee el archivo de entrada, registra los datos, informa al gerente del éxito de la operación y lo redirige a la pagina del login.</text:p>
          </table:table-cell>
        </table:table-row>
      </table:table>
      <text:p text:style-name="P1"/>
      <text:p text:style-name="P1"/>
      <table:table table:name="Tabla4" table:style-name="Tabla4">
        <table:table-column table:style-name="Tabla4.A"/>
        <table:table-column table:style-name="Tabla4.B"/>
        <table:table-row table:style-name="TableLine94105395789952">
          <table:table-cell table:style-name="Tabla4.A1" table:number-columns-spanned="2" office:value-type="string">
            <text:p text:style-name="P5">Casos alternos</text:p>
          </table:table-cell>
          <table:covered-table-cell/>
        </table:table-row>
        <table:table-row table:style-name="TableLine94105395824048">
          <table:table-cell table:style-name="Tabla4.A2" office:value-type="string">
            <text:p text:style-name="P25">Linea 3:</text:p>
          </table:table-cell>
          <table:table-cell table:style-name="Tabla4.B2" office:value-type="string">
            <text:p text:style-name="P48">No se ha seleccionado los archivos necesarios, indicar advertencia al gerente.</text:p>
          </table:table-cell>
        </table:table-row>
      </table:table>
      <text:p text:style-name="P1"/>
      <table:table table:name="Tabla5" table:style-name="Tabla5">
        <table:table-column table:style-name="Tabla5.A"/>
        <table:table-column table:style-name="Tabla5.B"/>
        <text:soft-page-break/>
        <table:table-row table:style-name="TableLine94105395821840">
          <table:table-cell table:style-name="Tabla5.A1" table:number-columns-spanned="2" office:value-type="string">
            <text:p text:style-name="P6">Caso de uso de alto nivel</text:p>
          </table:table-cell>
          <table:covered-table-cell/>
        </table:table-row>
        <table:table-row table:style-name="Tabla5.2">
          <table:table-cell table:style-name="Tabla5.A2" office:value-type="string">
            <text:p text:style-name="P10">Numero:</text:p>
          </table:table-cell>
          <table:table-cell table:style-name="Tabla5.B2" office:value-type="string">
            <text:p text:style-name="P48">CU02</text:p>
          </table:table-cell>
        </table:table-row>
        <table:table-row table:style-name="TableLine94105395838448">
          <table:table-cell table:style-name="Tabla5.A2" office:value-type="string">
            <text:p text:style-name="P10">Caso de uso:</text:p>
          </table:table-cell>
          <table:table-cell table:style-name="Tabla5.B2" office:value-type="string">
            <text:p text:style-name="P48">Login</text:p>
          </table:table-cell>
        </table:table-row>
        <table:table-row table:style-name="TableLine94105395838768">
          <table:table-cell table:style-name="Tabla5.A2" office:value-type="string">
            <text:p text:style-name="P10">Actores:</text:p>
          </table:table-cell>
          <table:table-cell table:style-name="Tabla5.B2" office:value-type="string">
            <text:p text:style-name="P48">Usuario</text:p>
          </table:table-cell>
        </table:table-row>
        <table:table-row table:style-name="Tabla5.2">
          <table:table-cell table:style-name="Tabla5.A2" office:value-type="string">
            <text:p text:style-name="P10">Descripción:</text:p>
          </table:table-cell>
          <table:table-cell table:style-name="Tabla5.B2" office:value-type="string">
            <text:p text:style-name="P48">El usuarioentra al sitio web, ingresa sus credenciales para iniciar sesion. Es redirigido a la pagina de inicio.</text:p>
          </table:table-cell>
        </table:table-row>
        <table:table-row table:style-name="Tabla5.2">
          <table:table-cell table:style-name="Tabla5.A2" office:value-type="string">
            <text:p text:style-name="P10">Tipo:</text:p>
          </table:table-cell>
          <table:table-cell table:style-name="Tabla5.B2" office:value-type="string">
            <text:p text:style-name="P48">Primario</text:p>
          </table:table-cell>
        </table:table-row>
      </table:table>
      <text:p text:style-name="P2"/>
      <text:p text:style-name="P2"/>
      <table:table table:name="Tabla6" table:style-name="Tabla6">
        <table:table-column table:style-name="Tabla6.A"/>
        <table:table-column table:style-name="Tabla6.B"/>
        <table:table-row table:style-name="TableLine94105395827264">
          <table:table-cell table:style-name="Tabla6.A1" table:number-columns-spanned="2" office:value-type="string">
            <text:p text:style-name="P6">Caso de uso extendido</text:p>
          </table:table-cell>
          <table:covered-table-cell/>
        </table:table-row>
        <table:table-row table:style-name="TableLine94105395857424">
          <table:table-cell table:style-name="Tabla6.A2" office:value-type="string">
            <text:p text:style-name="P14">Numero:</text:p>
          </table:table-cell>
          <table:table-cell table:style-name="Tabla6.B2" office:value-type="string">
            <text:p text:style-name="P48">CU02</text:p>
          </table:table-cell>
        </table:table-row>
        <table:table-row table:style-name="TableLine94105395858656">
          <table:table-cell table:style-name="Tabla6.A2" office:value-type="string">
            <text:p text:style-name="P14">Caso de uso:</text:p>
          </table:table-cell>
          <table:table-cell table:style-name="Tabla6.B2" office:value-type="string">
            <text:p text:style-name="P48">Login</text:p>
          </table:table-cell>
        </table:table-row>
        <table:table-row table:style-name="TableLine94105395858976">
          <table:table-cell table:style-name="Tabla6.A2" office:value-type="string">
            <text:p text:style-name="P14">Actores:</text:p>
          </table:table-cell>
          <table:table-cell table:style-name="Tabla6.B2" office:value-type="string">
            <text:p text:style-name="P48">Usuario</text:p>
          </table:table-cell>
        </table:table-row>
        <table:table-row table:style-name="TableLine94105395859632">
          <table:table-cell table:style-name="Tabla6.A2" office:value-type="string">
            <text:p text:style-name="P22">Precondicion:</text:p>
          </table:table-cell>
          <table:table-cell table:style-name="Tabla6.B2" office:value-type="string">
            <text:p text:style-name="P48">CU01</text:p>
          </table:table-cell>
        </table:table-row>
        <table:table-row table:style-name="TableLine94105395860368">
          <table:table-cell table:style-name="Tabla6.A2" office:value-type="string">
            <text:p text:style-name="P14">Propósito:</text:p>
          </table:table-cell>
          <table:table-cell table:style-name="Tabla6.B2" office:value-type="string">
            <text:p text:style-name="P48">Iniciar sesion en el sitio web.</text:p>
          </table:table-cell>
        </table:table-row>
        <table:table-row table:style-name="TableLine94105395861136">
          <table:table-cell table:style-name="Tabla6.A2" office:value-type="string">
            <text:p text:style-name="P14">Resumen:</text:p>
          </table:table-cell>
          <table:table-cell table:style-name="Tabla6.B2" office:value-type="string">
            <text:p text:style-name="P48">El usuarioentra al sitio web, ingresa sus credenciales para iniciar sesion. Es redirigido a la pagina de inicio.</text:p>
          </table:table-cell>
        </table:table-row>
        <table:table-row table:style-name="TableLine94105395861952">
          <table:table-cell table:style-name="Tabla6.A2" office:value-type="string">
            <text:p text:style-name="P14">Tipo:</text:p>
          </table:table-cell>
          <table:table-cell table:style-name="Tabla6.B2" office:value-type="string">
            <text:p text:style-name="P48">Primiario y esencial.</text:p>
          </table:table-cell>
        </table:table-row>
        <table:table-row table:style-name="TableLine94105395862768">
          <table:table-cell table:style-name="Tabla6.A2" office:value-type="string">
            <text:p text:style-name="P14">Referencias:</text:p>
          </table:table-cell>
          <table:table-cell table:style-name="Tabla6.B2" office:value-type="string">
            <text:p text:style-name="P40">-</text:p>
          </table:table-cell>
        </table:table-row>
      </table:table>
      <text:p text:style-name="P2"/>
      <text:p text:style-name="P2"/>
      <table:table table:name="Tabla7" table:style-name="Tabla7">
        <table:table-column table:style-name="Tabla7.A"/>
        <table:table-column table:style-name="Tabla7.B"/>
        <table:table-row table:style-name="TableLine94105395843584">
          <table:table-cell table:style-name="Tabla7.A1" table:number-columns-spanned="2" office:value-type="string">
            <text:p text:style-name="P6">Curso normal de eventos</text:p>
          </table:table-cell>
          <table:covered-table-cell/>
        </table:table-row>
        <table:table-row table:style-name="TableLine94105395870640">
          <table:table-cell table:style-name="Tabla7.A2" office:value-type="string">
            <text:p text:style-name="P18">Acción de los actores</text:p>
          </table:table-cell>
          <table:table-cell table:style-name="Tabla7.B2" office:value-type="string">
            <text:p text:style-name="P18">Respuesta del sistema</text:p>
          </table:table-cell>
        </table:table-row>
        <table:table-row table:style-name="TableLine94105395872000">
          <table:table-cell table:style-name="Tabla7.A2" office:value-type="string">
            <text:p text:style-name="P48">1. Comienza cuando un usuario ingresa al sitio web.</text:p>
          </table:table-cell>
          <table:table-cell table:style-name="Tabla7.B2" office:value-type="string">
            <text:p text:style-name="P48">2. Muestra la pantantalla de inicio de sesion, solicitando el codigo y contraseña del usuario.</text:p>
          </table:table-cell>
        </table:table-row>
        <table:table-row table:style-name="TableLine94105395872432">
          <table:table-cell table:style-name="Tabla7.A2" office:value-type="string">
            <text:p text:style-name="P48">3. El usuario ingresa sus credenciales.</text:p>
          </table:table-cell>
          <table:table-cell table:style-name="Tabla7.B2" office:value-type="string">
            <text:p text:style-name="P48">4. Redirige al usuario a la pagina de inicio del sitio web.</text:p>
          </table:table-cell>
        </table:table-row>
      </table:table>
      <text:p text:style-name="P2"/>
      <text:p text:style-name="P2"/>
      <table:table table:name="Tabla8" table:style-name="Tabla8">
        <table:table-column table:style-name="Tabla8.A"/>
        <table:table-column table:style-name="Tabla8.B"/>
        <table:table-row table:style-name="TableLine94105395866320">
          <table:table-cell table:style-name="Tabla8.A1" table:number-columns-spanned="2" office:value-type="string">
            <text:p text:style-name="P6">Casos alternos</text:p>
          </table:table-cell>
          <table:covered-table-cell/>
        </table:table-row>
        <table:table-row table:style-name="TableLine94105395878512">
          <table:table-cell table:style-name="Tabla8.A2" office:value-type="string">
            <text:p text:style-name="P25">Linea 3:</text:p>
          </table:table-cell>
          <table:table-cell table:style-name="Tabla8.B2" office:value-type="string">
            <text:p text:style-name="P48">Credenciales incorrectas, indicar error al usuario.</text:p>
          </table:table-cell>
        </table:table-row>
      </table:table>
      <text:p text:style-name="P2"/>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ext:soft-page-break/>
        <table:table-row table:style-name="TableLine94105395875632">
          <table:table-cell table:style-name="Tabla9.A1" table:number-columns-spanned="2" office:value-type="string">
            <text:p text:style-name="P6">Caso de uso de alto nivel</text:p>
          </table:table-cell>
          <table:covered-table-cell/>
        </table:table-row>
        <table:table-row table:style-name="Tabla9.2">
          <table:table-cell table:style-name="Tabla9.A2" office:value-type="string">
            <text:p text:style-name="P10">Numero:</text:p>
          </table:table-cell>
          <table:table-cell table:style-name="Tabla9.B2" office:value-type="string">
            <text:p text:style-name="P49">CU03</text:p>
          </table:table-cell>
        </table:table-row>
        <table:table-row table:style-name="TableLine94105395896608">
          <table:table-cell table:style-name="Tabla9.A2" office:value-type="string">
            <text:p text:style-name="P10">Caso de uso:</text:p>
          </table:table-cell>
          <table:table-cell table:style-name="Tabla9.B2" office:value-type="string">
            <text:p text:style-name="P49">Agregar cliente.</text:p>
          </table:table-cell>
        </table:table-row>
        <table:table-row table:style-name="TableLine94105395896928">
          <table:table-cell table:style-name="Tabla9.A2" office:value-type="string">
            <text:p text:style-name="P10">Actores:</text:p>
          </table:table-cell>
          <table:table-cell table:style-name="Tabla9.B2" office:value-type="string">
            <text:p text:style-name="P49">Cliente, Gerente</text:p>
          </table:table-cell>
        </table:table-row>
        <table:table-row table:style-name="Tabla9.2">
          <table:table-cell table:style-name="Tabla9.A2" office:value-type="string">
            <text:p text:style-name="P10">Descripción:</text:p>
          </table:table-cell>
          <table:table-cell table:style-name="Tabla9.B2" office:value-type="string">
            <text:p text:style-name="P49">El gerente registra los datos del cliente y le entrega las credenciales (codigo y contraseña) con las cuales podra ingresar al sitio web.</text:p>
          </table:table-cell>
        </table:table-row>
        <table:table-row table:style-name="Tabla9.2">
          <table:table-cell table:style-name="Tabla9.A2" office:value-type="string">
            <text:p text:style-name="P10">Tipo:</text:p>
          </table:table-cell>
          <table:table-cell table:style-name="Tabla9.B2" office:value-type="string">
            <text:p text:style-name="P49">Primario</text:p>
          </table:table-cell>
        </table:table-row>
      </table:table>
      <text:p text:style-name="P2"/>
      <text:p text:style-name="P2"/>
      <table:table table:name="Tabla10" table:style-name="Tabla10">
        <table:table-column table:style-name="Tabla10.A"/>
        <table:table-column table:style-name="Tabla10.B"/>
        <table:table-row table:style-name="TableLine94105395884848">
          <table:table-cell table:style-name="Tabla10.A1" table:number-columns-spanned="2" office:value-type="string">
            <text:p text:style-name="P6">Caso de uso extendido</text:p>
          </table:table-cell>
          <table:covered-table-cell/>
        </table:table-row>
        <table:table-row table:style-name="TableLine94105395916272">
          <table:table-cell table:style-name="Tabla10.A2" office:value-type="string">
            <text:p text:style-name="P14">Numero:</text:p>
          </table:table-cell>
          <table:table-cell table:style-name="Tabla10.B2" office:value-type="string">
            <text:p text:style-name="P49">CU03</text:p>
          </table:table-cell>
        </table:table-row>
        <table:table-row table:style-name="TableLine94105395917376">
          <table:table-cell table:style-name="Tabla10.A2" office:value-type="string">
            <text:p text:style-name="P14">Caso de uso:</text:p>
          </table:table-cell>
          <table:table-cell table:style-name="Tabla10.B2" office:value-type="string">
            <text:p text:style-name="P49">Agregar cliente.</text:p>
          </table:table-cell>
        </table:table-row>
        <table:table-row table:style-name="TableLine94105395917808">
          <table:table-cell table:style-name="Tabla10.A2" office:value-type="string">
            <text:p text:style-name="P14">Actores:</text:p>
          </table:table-cell>
          <table:table-cell table:style-name="Tabla10.B2" office:value-type="string">
            <text:p text:style-name="P49">Cliente(Iniciador), Gerente</text:p>
          </table:table-cell>
        </table:table-row>
        <table:table-row table:style-name="TableLine94105395918464">
          <table:table-cell table:style-name="Tabla10.A2" office:value-type="string">
            <text:p text:style-name="P22">Precondicion:</text:p>
          </table:table-cell>
          <table:table-cell table:style-name="Tabla10.B2" office:value-type="string">
            <text:p text:style-name="P49">CU02</text:p>
          </table:table-cell>
        </table:table-row>
        <table:table-row table:style-name="TableLine94105395919200">
          <table:table-cell table:style-name="Tabla10.A2" office:value-type="string">
            <text:p text:style-name="P14">Propósito:</text:p>
          </table:table-cell>
          <table:table-cell table:style-name="Tabla10.B2" office:value-type="string">
            <text:p text:style-name="P49">Registrar <text:span text:style-name="T18">los datos de</text:span> un nuevo cliente en el <text:s/>sitio web.</text:p>
          </table:table-cell>
        </table:table-row>
        <table:table-row table:style-name="TableLine94105395919968">
          <table:table-cell table:style-name="Tabla10.A2" office:value-type="string">
            <text:p text:style-name="P14">Resumen:</text:p>
          </table:table-cell>
          <table:table-cell table:style-name="Tabla10.B2" office:value-type="string">
            <text:p text:style-name="P49">El gerente registra los datos del cliente y le entrega las credenciales (codigo y contraseña) con las cuales podra ingresar al sitio web.</text:p>
          </table:table-cell>
        </table:table-row>
        <table:table-row table:style-name="TableLine94105395920784">
          <table:table-cell table:style-name="Tabla10.A2" office:value-type="string">
            <text:p text:style-name="P14">Tipo:</text:p>
          </table:table-cell>
          <table:table-cell table:style-name="Tabla10.B2" office:value-type="string">
            <text:p text:style-name="P49">Primario y esencial.</text:p>
          </table:table-cell>
        </table:table-row>
        <table:table-row table:style-name="TableLine94105395921600">
          <table:table-cell table:style-name="Tabla10.A2" office:value-type="string">
            <text:p text:style-name="P14">Referencias:</text:p>
          </table:table-cell>
          <table:table-cell table:style-name="Tabla10.B2" office:value-type="string">
            <text:p text:style-name="P49">-</text:p>
          </table:table-cell>
        </table:table-row>
      </table:table>
      <text:p text:style-name="P2"/>
      <text:p text:style-name="P2"/>
      <table:table table:name="Tabla11" table:style-name="Tabla11">
        <table:table-column table:style-name="Tabla11.A"/>
        <table:table-column table:style-name="Tabla11.B"/>
        <table:table-row table:style-name="TableLine94105395901744">
          <table:table-cell table:style-name="Tabla11.A1" table:number-columns-spanned="2" office:value-type="string">
            <text:p text:style-name="P6">Curso normal de eventos</text:p>
          </table:table-cell>
          <table:covered-table-cell/>
        </table:table-row>
        <table:table-row table:style-name="TableLine94105395932464">
          <table:table-cell table:style-name="Tabla11.A2" office:value-type="string">
            <text:p text:style-name="P18">Acción de los actores</text:p>
          </table:table-cell>
          <table:table-cell table:style-name="Tabla11.B2" office:value-type="string">
            <text:p text:style-name="P18">Respuesta del sistema</text:p>
          </table:table-cell>
        </table:table-row>
        <table:table-row table:style-name="TableLine94105395933568">
          <table:table-cell table:style-name="Tabla11.A2" office:value-type="string">
            <text:p text:style-name="P49">1. Comienza cuando el Gerente desea registrar un nuevo cl<text:span text:style-name="T28">i</text:span>ente en el sistema.</text:p>
          </table:table-cell>
          <table:table-cell table:style-name="Tabla11.B2" office:value-type="string">
            <text:p text:style-name="P45"/>
          </table:table-cell>
        </table:table-row>
        <table:table-row table:style-name="TableLine94105395934000">
          <table:table-cell table:style-name="Tabla11.A2" office:value-type="string">
            <text:p text:style-name="P49">2. El gerente elige la opcion de registrar un nuevo cliente.</text:p>
          </table:table-cell>
          <table:table-cell table:style-name="Tabla11.B2" office:value-type="string">
            <text:p text:style-name="P49">3. Muestra una pantalla solicitando los siguientes datos: nombre, direccion, identificacion, sexo, <text:span text:style-name="T16">birth, dpiEscaneado y contraseña.</text:span></text:p>
          </table:table-cell>
        </table:table-row>
        <table:table-row table:style-name="TableLine94105395934656">
          <table:table-cell table:style-name="Tabla11.A2" office:value-type="string">
            <text:p text:style-name="P50">4. El gerente ingresa los datos solicitados.</text:p>
          </table:table-cell>
          <table:table-cell table:style-name="Tabla11.B2" office:value-type="string">
            <text:p text:style-name="P50">5. Registra el nuevo cliente e informa del éxito de la operación.</text:p>
          </table:table-cell>
        </table:table-row>
      </table:table>
      <text:p text:style-name="P2"/>
      <text:p text:style-name="P2"/>
      <table:table table:name="Tabla12" table:style-name="Tabla12">
        <table:table-column table:style-name="Tabla12.A"/>
        <table:table-column table:style-name="Tabla12.B"/>
        <table:table-row table:style-name="TableLine94105395925152">
          <table:table-cell table:style-name="Tabla12.A1" table:number-columns-spanned="2" office:value-type="string">
            <text:p text:style-name="P6">Casos alternos</text:p>
          </table:table-cell>
          <table:covered-table-cell/>
        </table:table-row>
        <table:table-row table:style-name="TableLine94105395940448">
          <table:table-cell table:style-name="Tabla12.A2" office:value-type="string">
            <text:p text:style-name="P26">Accion 4:</text:p>
          </table:table-cell>
          <table:table-cell table:style-name="Tabla12.B2" office:value-type="string">
            <text:p text:style-name="P50">Datos faltantes, indica error al gerente.</text:p>
          </table:table-cell>
        </table:table-row>
      </table:table>
      <text:p text:style-name="P2"/>
      <text:p text:style-name="P2"/>
      <text:p text:style-name="P2"/>
      <text:p text:style-name="P2"/>
      <text:p text:style-name="P2"/>
      <table:table table:name="Tabla13" table:style-name="Tabla13">
        <table:table-column table:style-name="Tabla13.A"/>
        <table:table-column table:style-name="Tabla13.B"/>
        <text:soft-page-break/>
        <table:table-row table:style-name="TableLine94105395938000">
          <table:table-cell table:style-name="Tabla13.A1" table:number-columns-spanned="2" office:value-type="string">
            <text:p text:style-name="P6">Caso de uso de alto nivel</text:p>
          </table:table-cell>
          <table:covered-table-cell/>
        </table:table-row>
        <table:table-row table:style-name="Tabla13.2">
          <table:table-cell table:style-name="Tabla13.A2" office:value-type="string">
            <text:p text:style-name="P10">Numero:</text:p>
          </table:table-cell>
          <table:table-cell table:style-name="Tabla13.B2" office:value-type="string">
            <text:p text:style-name="P48">CU0<text:span text:style-name="T15">4</text:span></text:p>
          </table:table-cell>
        </table:table-row>
        <table:table-row table:style-name="TableLine94105395956864">
          <table:table-cell table:style-name="Tabla13.A2" office:value-type="string">
            <text:p text:style-name="P10">Caso de uso:</text:p>
          </table:table-cell>
          <table:table-cell table:style-name="Tabla13.B2" office:value-type="string">
            <text:p text:style-name="P49">Crear cuenta.</text:p>
          </table:table-cell>
        </table:table-row>
        <table:table-row table:style-name="TableLine94105395957296">
          <table:table-cell table:style-name="Tabla13.A2" office:value-type="string">
            <text:p text:style-name="P10">Actores:</text:p>
          </table:table-cell>
          <table:table-cell table:style-name="Tabla13.B2" office:value-type="string">
            <text:p text:style-name="P49">Cliente, Gerente</text:p>
          </table:table-cell>
        </table:table-row>
        <table:table-row table:style-name="Tabla13.2">
          <table:table-cell table:style-name="Tabla13.A2" office:value-type="string">
            <text:p text:style-name="P10">Descripción:</text:p>
          </table:table-cell>
          <table:table-cell table:style-name="Tabla13.B2" office:value-type="string">
            <text:p text:style-name="P49">El cliente llega al banco para crear una cuenta nueva. El gerente ingresa los datos del cliente, si no cuenta con un usuario en el sitio web es registrado de lo contrario solo se registra una nueva cuenta asociada al cliente.</text:p>
          </table:table-cell>
        </table:table-row>
        <table:table-row table:style-name="Tabla13.2">
          <table:table-cell table:style-name="Tabla13.A2" office:value-type="string">
            <text:p text:style-name="P10">Tipo:</text:p>
          </table:table-cell>
          <table:table-cell table:style-name="Tabla13.B2" office:value-type="string">
            <text:p text:style-name="P49">Primario</text:p>
          </table:table-cell>
        </table:table-row>
      </table:table>
      <text:p text:style-name="P2"/>
      <text:p text:style-name="P2"/>
      <table:table table:name="Tabla14" table:style-name="Tabla14">
        <table:table-column table:style-name="Tabla14.A"/>
        <table:table-column table:style-name="Tabla14.B"/>
        <table:table-row table:style-name="TableLine94105395945152">
          <table:table-cell table:style-name="Tabla14.A1" table:number-columns-spanned="2" office:value-type="string">
            <text:p text:style-name="P6">Caso de uso extendido</text:p>
          </table:table-cell>
          <table:covered-table-cell/>
        </table:table-row>
        <table:table-row table:style-name="TableLine94105395976432">
          <table:table-cell table:style-name="Tabla14.A2" office:value-type="string">
            <text:p text:style-name="P14">Numero:</text:p>
          </table:table-cell>
          <table:table-cell table:style-name="Tabla14.B2" office:value-type="string">
            <text:p text:style-name="P48">CU0<text:span text:style-name="T15">4</text:span></text:p>
          </table:table-cell>
        </table:table-row>
        <table:table-row table:style-name="TableLine94105395977536">
          <table:table-cell table:style-name="Tabla14.A2" office:value-type="string">
            <text:p text:style-name="P14">Caso de uso:</text:p>
          </table:table-cell>
          <table:table-cell table:style-name="Tabla14.B2" office:value-type="string">
            <text:p text:style-name="P49">Crear cuenta.</text:p>
          </table:table-cell>
        </table:table-row>
        <table:table-row table:style-name="TableLine94105395977968">
          <table:table-cell table:style-name="Tabla14.A2" office:value-type="string">
            <text:p text:style-name="P14">Actores:</text:p>
          </table:table-cell>
          <table:table-cell table:style-name="Tabla14.B2" office:value-type="string">
            <text:p text:style-name="P49">Cliente(iniciador), Gerente</text:p>
          </table:table-cell>
        </table:table-row>
        <table:table-row table:style-name="TableLine94105395978624">
          <table:table-cell table:style-name="Tabla14.A2" office:value-type="string">
            <text:p text:style-name="P22">Precondicion:</text:p>
          </table:table-cell>
          <table:table-cell table:style-name="Tabla14.B2" office:value-type="string">
            <text:p text:style-name="P49">CU02</text:p>
          </table:table-cell>
        </table:table-row>
        <table:table-row table:style-name="TableLine94105395979360">
          <table:table-cell table:style-name="Tabla14.A2" office:value-type="string">
            <text:p text:style-name="P14">Propósito:</text:p>
          </table:table-cell>
          <table:table-cell table:style-name="Tabla14.B2" office:value-type="string">
            <text:p text:style-name="P49">Registrar una nueva cuenta en el sistema.</text:p>
          </table:table-cell>
        </table:table-row>
        <table:table-row table:style-name="TableLine94105395980128">
          <table:table-cell table:style-name="Tabla14.A2" office:value-type="string">
            <text:p text:style-name="P14">Resumen:</text:p>
          </table:table-cell>
          <table:table-cell table:style-name="Tabla14.B2" office:value-type="string">
            <text:p text:style-name="P49">El cliente llega al banco para crear una cuenta nueva. El gerente ingresa <text:span text:style-name="T16">el dpi del cliente</text:span>, si no cuenta con un usuario en el sitio web es registrado de lo contrario solo se registra una nueva cuenta asociada al cliente.</text:p>
          </table:table-cell>
        </table:table-row>
        <table:table-row table:style-name="TableLine94105395980944">
          <table:table-cell table:style-name="Tabla14.A2" office:value-type="string">
            <text:p text:style-name="P14">Tipo:</text:p>
          </table:table-cell>
          <table:table-cell table:style-name="Tabla14.B2" office:value-type="string">
            <text:p text:style-name="P49">Primario y esencial.</text:p>
          </table:table-cell>
        </table:table-row>
        <table:table-row table:style-name="TableLine94105395981760">
          <table:table-cell table:style-name="Tabla14.A2" office:value-type="string">
            <text:p text:style-name="P14">Referencias:</text:p>
          </table:table-cell>
          <table:table-cell table:style-name="Tabla14.B2" office:value-type="string">
            <text:p text:style-name="P49">CU03</text:p>
          </table:table-cell>
        </table:table-row>
      </table:table>
      <text:p text:style-name="P2"/>
      <text:p text:style-name="P2"/>
      <table:table table:name="Tabla15" table:style-name="Tabla15">
        <table:table-column table:style-name="Tabla15.A"/>
        <table:table-column table:style-name="Tabla15.B"/>
        <table:table-row table:style-name="TableLine94105395962112">
          <table:table-cell table:style-name="Tabla15.A1" table:number-columns-spanned="2" office:value-type="string">
            <text:p text:style-name="P6">Curso normal de eventos</text:p>
          </table:table-cell>
          <table:covered-table-cell/>
        </table:table-row>
        <table:table-row table:style-name="TableLine94105395996320">
          <table:table-cell table:style-name="Tabla15.A2" office:value-type="string">
            <text:p text:style-name="P18">Acción de los actores</text:p>
          </table:table-cell>
          <table:table-cell table:style-name="Tabla15.B2" office:value-type="string">
            <text:p text:style-name="P18">Respuesta del sistema</text:p>
          </table:table-cell>
        </table:table-row>
        <table:table-row table:style-name="TableLine94105395997424">
          <table:table-cell table:style-name="Tabla15.A2" office:value-type="string">
            <text:p text:style-name="P50">1. Comienza cuando el cliente llega al banco para crear una nueva cuenta.</text:p>
          </table:table-cell>
          <table:table-cell table:style-name="Tabla15.B2" office:value-type="string">
            <text:p text:style-name="P45"/>
          </table:table-cell>
        </table:table-row>
        <table:table-row table:style-name="TableLine94105395997856">
          <table:table-cell table:style-name="Tabla15.A2" office:value-type="string">
            <text:p text:style-name="P54">2. El gerente selecciona la ocpion de “Crear cuenta”.</text:p>
          </table:table-cell>
          <table:table-cell table:style-name="Tabla15.B2" office:value-type="string">
            <text:p text:style-name="P54">3. Solicita el dpi del cliente.</text:p>
          </table:table-cell>
        </table:table-row>
        <table:table-row table:style-name="TableLine94105395998512">
          <table:table-cell table:style-name="Tabla15.A2" office:value-type="string">
            <text:p text:style-name="P50"><text:span text:style-name="T18">4</text:span>. El gerente ingresa el dpi del usuario.</text:p>
          </table:table-cell>
          <table:table-cell table:style-name="Tabla15.B2" office:value-type="string">
            <text:p text:style-name="P50"><text:span text:style-name="T18">5</text:span>. Verifica si el usuario no esta registrado en el sistema y lo informa al gerente.</text:p>
          </table:table-cell>
        </table:table-row>
        <table:table-row table:style-name="TableLine94105395999168">
          <table:table-cell table:style-name="Tabla15.A2" office:value-type="string">
            <text:p text:style-name="P50"/>
          </table:table-cell>
          <table:table-cell table:style-name="Tabla15.B2" office:value-type="string">
            <text:p text:style-name="P50"><text:span text:style-name="T18">6</text:span>. Registra una nueva cuenta y muestra la informacion de la misma.</text:p>
          </table:table-cell>
        </table:table-row>
        <table:table-row table:style-name="TableLine94105395999776">
          <table:table-cell table:style-name="Tabla15.A2" office:value-type="string">
            <text:p text:style-name="P50"><text:span text:style-name="T18">7</text:span>. El cliente recibe el numero de su nueva cuenta y se retira.</text:p>
          </table:table-cell>
          <table:table-cell table:style-name="Tabla15.B2" office:value-type="string">
            <text:p text:style-name="P50"/>
          </table:table-cell>
        </table:table-row>
      </table:table>
      <text:p text:style-name="P2"/>
      <table:table table:name="Tabla16" table:style-name="Tabla16">
        <table:table-column table:style-name="Tabla16.A"/>
        <table:table-column table:style-name="Tabla16.B"/>
        <table:table-row table:style-name="TableLine94105395985312">
          <table:table-cell table:style-name="Tabla16.A1" table:number-columns-spanned="2" office:value-type="string">
            <text:p text:style-name="P6">Casos alternos</text:p>
          </table:table-cell>
          <table:covered-table-cell/>
        </table:table-row>
        <table:table-row table:style-name="TableLine94105396004832">
          <table:table-cell table:style-name="Tabla16.A2" office:value-type="string">
            <text:p text:style-name="P26">Linea 3:</text:p>
          </table:table-cell>
          <table:table-cell table:style-name="Tabla16.B2" office:value-type="string">
            <text:p text:style-name="P50">Si el cliente no esta registrado inicia el caso de uso: CU03</text:p>
          </table:table-cell>
        </table:table-row>
      </table:table>
      <table:table table:name="Tabla17" table:style-name="Tabla17">
        <table:table-column table:style-name="Tabla17.A"/>
        <table:table-column table:style-name="Tabla17.B"/>
        <text:soft-page-break/>
        <table:table-row table:style-name="TableLine94105396002704">
          <table:table-cell table:style-name="Tabla17.A1" table:number-columns-spanned="2" office:value-type="string">
            <text:p text:style-name="P6">Caso de uso de alto nivel</text:p>
          </table:table-cell>
          <table:covered-table-cell/>
        </table:table-row>
        <table:table-row table:style-name="Tabla17.2">
          <table:table-cell table:style-name="Tabla17.A2" office:value-type="string">
            <text:p text:style-name="P10">Numero:</text:p>
          </table:table-cell>
          <table:table-cell table:style-name="Tabla17.B2" office:value-type="string">
            <text:p text:style-name="P51">CU05</text:p>
          </table:table-cell>
        </table:table-row>
        <table:table-row table:style-name="TableLine94105396018304">
          <table:table-cell table:style-name="Tabla17.A2" office:value-type="string">
            <text:p text:style-name="P10">Caso de uso:</text:p>
          </table:table-cell>
          <table:table-cell table:style-name="Tabla17.B2" office:value-type="string">
            <text:p text:style-name="P51">Agregar cajero.</text:p>
          </table:table-cell>
        </table:table-row>
        <table:table-row table:style-name="TableLine94105396018624">
          <table:table-cell table:style-name="Tabla17.A2" office:value-type="string">
            <text:p text:style-name="P10">Actores:</text:p>
          </table:table-cell>
          <table:table-cell table:style-name="Tabla17.B2" office:value-type="string">
            <text:p text:style-name="P51">Gerente</text:p>
          </table:table-cell>
        </table:table-row>
        <table:table-row table:style-name="Tabla17.2">
          <table:table-cell table:style-name="Tabla17.A2" office:value-type="string">
            <text:p text:style-name="P10">Descripción:</text:p>
          </table:table-cell>
          <table:table-cell table:style-name="Tabla17.B2" office:value-type="string">
            <text:p text:style-name="P51">El gerente ingresa los datos de un nuevo cajero para registrarlo en el sitio web.</text:p>
          </table:table-cell>
        </table:table-row>
        <table:table-row table:style-name="Tabla17.2">
          <table:table-cell table:style-name="Tabla17.A2" office:value-type="string">
            <text:p text:style-name="P10">Tipo:</text:p>
          </table:table-cell>
          <table:table-cell table:style-name="Tabla17.B2" office:value-type="string">
            <text:p text:style-name="P53">Primario.</text:p>
          </table:table-cell>
        </table:table-row>
      </table:table>
      <text:p text:style-name="P2"/>
      <text:p text:style-name="P2"/>
      <table:table table:name="Tabla18" table:style-name="Tabla18">
        <table:table-column table:style-name="Tabla18.A"/>
        <table:table-column table:style-name="Tabla18.B"/>
        <table:table-row table:style-name="TableLine94105396007568">
          <table:table-cell table:style-name="Tabla18.A1" table:number-columns-spanned="2" office:value-type="string">
            <text:p text:style-name="P6">Caso de uso extendido</text:p>
          </table:table-cell>
          <table:covered-table-cell/>
        </table:table-row>
        <table:table-row table:style-name="TableLine94105396037792">
          <table:table-cell table:style-name="Tabla18.A2" office:value-type="string">
            <text:p text:style-name="P14">Numero:</text:p>
          </table:table-cell>
          <table:table-cell table:style-name="Tabla18.B2" office:value-type="string">
            <text:p text:style-name="P51">CU05</text:p>
          </table:table-cell>
        </table:table-row>
        <table:table-row table:style-name="TableLine94105396038896">
          <table:table-cell table:style-name="Tabla18.A2" office:value-type="string">
            <text:p text:style-name="P14">Caso de uso:</text:p>
          </table:table-cell>
          <table:table-cell table:style-name="Tabla18.B2" office:value-type="string">
            <text:p text:style-name="P51">Agregar cajero.</text:p>
          </table:table-cell>
        </table:table-row>
        <table:table-row table:style-name="TableLine94105396039328">
          <table:table-cell table:style-name="Tabla18.A2" office:value-type="string">
            <text:p text:style-name="P14">Actores:</text:p>
          </table:table-cell>
          <table:table-cell table:style-name="Tabla18.B2" office:value-type="string">
            <text:p text:style-name="P51">Gerente</text:p>
          </table:table-cell>
        </table:table-row>
        <table:table-row table:style-name="TableLine94105396039984">
          <table:table-cell table:style-name="Tabla18.A2" office:value-type="string">
            <text:p text:style-name="P22">Precondicion:</text:p>
          </table:table-cell>
          <table:table-cell table:style-name="Tabla18.B2" office:value-type="string">
            <text:p text:style-name="P53">CU02</text:p>
          </table:table-cell>
        </table:table-row>
        <table:table-row table:style-name="TableLine94105396040720">
          <table:table-cell table:style-name="Tabla18.A2" office:value-type="string">
            <text:p text:style-name="P14">Propósito:</text:p>
          </table:table-cell>
          <table:table-cell table:style-name="Tabla18.B2" office:value-type="string">
            <text:p text:style-name="P53">Registrar <text:span text:style-name="T18">los datos de </text:span>un nuevo cajero en el sitio web.</text:p>
          </table:table-cell>
        </table:table-row>
        <table:table-row table:style-name="TableLine94105396041488">
          <table:table-cell table:style-name="Tabla18.A2" office:value-type="string">
            <text:p text:style-name="P14">Resumen:</text:p>
          </table:table-cell>
          <table:table-cell table:style-name="Tabla18.B2" office:value-type="string">
            <text:p text:style-name="P52">El gerente ingresa los datos de un nuevo cajero para registrarlo en el sitio web.</text:p>
          </table:table-cell>
        </table:table-row>
        <table:table-row table:style-name="TableLine94105396042304">
          <table:table-cell table:style-name="Tabla18.A2" office:value-type="string">
            <text:p text:style-name="P14">Tipo:</text:p>
          </table:table-cell>
          <table:table-cell table:style-name="Tabla18.B2" office:value-type="string">
            <text:p text:style-name="P53">Primario y esencial.</text:p>
          </table:table-cell>
        </table:table-row>
        <table:table-row table:style-name="TableLine94105396043120">
          <table:table-cell table:style-name="Tabla18.A2" office:value-type="string">
            <text:p text:style-name="P14">Referencias:</text:p>
          </table:table-cell>
          <table:table-cell table:style-name="Tabla18.B2" office:value-type="string">
            <text:p text:style-name="P40">-</text:p>
          </table:table-cell>
        </table:table-row>
      </table:table>
      <text:p text:style-name="P2"/>
      <text:p text:style-name="P2"/>
      <table:table table:name="Tabla19" table:style-name="Tabla19">
        <table:table-column table:style-name="Tabla19.A"/>
        <table:table-column table:style-name="Tabla19.B"/>
        <table:table-row table:style-name="TableLine94105396023440">
          <table:table-cell table:style-name="Tabla19.A1" table:number-columns-spanned="2" office:value-type="string">
            <text:p text:style-name="P6">Curso normal de eventos</text:p>
          </table:table-cell>
          <table:covered-table-cell/>
        </table:table-row>
        <table:table-row table:style-name="TableLine94105396055888">
          <table:table-cell table:style-name="Tabla19.A2" office:value-type="string">
            <text:p text:style-name="P18">Acción de los actores</text:p>
          </table:table-cell>
          <table:table-cell table:style-name="Tabla19.B2" office:value-type="string">
            <text:p text:style-name="P18">Respuesta del sistema</text:p>
          </table:table-cell>
        </table:table-row>
        <table:table-row table:style-name="TableLine94105396056992">
          <table:table-cell table:style-name="Tabla19.A2" office:value-type="string">
            <text:p text:style-name="P53">1. Comienza cuando el gerente desea agregar un nuevo cajero al sitio web.</text:p>
          </table:table-cell>
          <table:table-cell table:style-name="Tabla19.B2" office:value-type="string">
            <text:p text:style-name="P45"/>
          </table:table-cell>
        </table:table-row>
        <table:table-row table:style-name="TableLine94105396057312">
          <table:table-cell table:style-name="Tabla19.A2" office:value-type="string">
            <text:p text:style-name="P53">2. El gerente selecciona la opcion de “Cajeros”.</text:p>
          </table:table-cell>
          <table:table-cell table:style-name="Tabla19.B2" office:value-type="string">
            <text:p text:style-name="P53">3. Muestra una pantalla con los cajeros que estan registrados en el sitioweb.</text:p>
          </table:table-cell>
        </table:table-row>
        <table:table-row table:style-name="TableLine94105396057968">
          <table:table-cell table:style-name="Tabla19.A2" office:value-type="string">
            <text:p text:style-name="P53">4. El gerente selecciona la opcion de “Agregar cajero”.</text:p>
          </table:table-cell>
          <table:table-cell table:style-name="Tabla19.B2" office:value-type="string">
            <text:p text:style-name="P53">5. Muestra una pantalla solicitando los siguientes datos: <text:bookmark-start text:name="__DdeLink__1010_3169761543"/>nombre, direccion, noIdentificacion, sexo, turno y contraseña. <text:bookmark-end text:name="__DdeLink__1010_3169761543"/></text:p>
          </table:table-cell>
        </table:table-row>
        <table:table-row table:style-name="TableLine94105396058704">
          <table:table-cell table:style-name="Tabla19.A2" office:value-type="string">
            <text:p text:style-name="P53">6. El gerente ingresa los datos solicitados y presiona el boton “Registrar”.</text:p>
          </table:table-cell>
          <table:table-cell table:style-name="Tabla19.B2" office:value-type="string">
            <text:p text:style-name="P53">7. Registra el cajero e informa del éxito de la operación.</text:p>
          </table:table-cell>
        </table:table-row>
      </table:table>
      <text:p text:style-name="P2"/>
      <text:p text:style-name="P2"/>
      <table:table table:name="Tabla20" table:style-name="Tabla20">
        <table:table-column table:style-name="Tabla20.A"/>
        <table:table-column table:style-name="Tabla20.B"/>
        <table:table-row table:style-name="TableLine94105396046672">
          <table:table-cell table:style-name="Tabla20.A1" table:number-columns-spanned="2" office:value-type="string">
            <text:p text:style-name="P6">Casos alternos</text:p>
          </table:table-cell>
          <table:covered-table-cell/>
        </table:table-row>
        <table:table-row table:style-name="TableLine94105396064304">
          <table:table-cell table:style-name="Tabla20.A2" office:value-type="string">
            <text:p text:style-name="P27">Linea 6:</text:p>
          </table:table-cell>
          <table:table-cell table:style-name="Tabla20.B2" office:value-type="string">
            <text:p text:style-name="P53">Datos obligatorios faltantes, indicar error.</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style-name="TableLine94105396062080">
          <table:table-cell table:style-name="Tabla21.A1" table:number-columns-spanned="2" office:value-type="string">
            <text:p text:style-name="P6">Caso de uso de alto nivel</text:p>
          </table:table-cell>
          <table:covered-table-cell/>
        </table:table-row>
        <table:table-row table:style-name="Tabla21.2">
          <table:table-cell table:style-name="Tabla21.A2" office:value-type="string">
            <text:p text:style-name="P10">Numero:</text:p>
          </table:table-cell>
          <table:table-cell table:style-name="Tabla21.B2" office:value-type="string">
            <text:p text:style-name="P54">CU06</text:p>
          </table:table-cell>
        </table:table-row>
        <table:table-row table:style-name="TableLine94105396079728">
          <table:table-cell table:style-name="Tabla21.A2" office:value-type="string">
            <text:p text:style-name="P10">Caso de uso:</text:p>
          </table:table-cell>
          <table:table-cell table:style-name="Tabla21.B2" office:value-type="string">
            <text:p text:style-name="P54">Agregar gerente.</text:p>
          </table:table-cell>
        </table:table-row>
        <table:table-row table:style-name="TableLine94105396080048">
          <table:table-cell table:style-name="Tabla21.A2" office:value-type="string">
            <text:p text:style-name="P10">Actores:</text:p>
          </table:table-cell>
          <table:table-cell table:style-name="Tabla21.B2" office:value-type="string">
            <text:p text:style-name="P54">Gerente</text:p>
          </table:table-cell>
        </table:table-row>
        <table:table-row table:style-name="Tabla21.2">
          <table:table-cell table:style-name="Tabla21.A2" office:value-type="string">
            <text:p text:style-name="P10">Descripción:</text:p>
          </table:table-cell>
          <table:table-cell table:style-name="Tabla21.B2" office:value-type="string">
            <text:p text:style-name="P54">El gerente ingresa los datos necesarios para registrar un nuevo gerente en el sitio web.</text:p>
          </table:table-cell>
        </table:table-row>
        <table:table-row table:style-name="Tabla21.2">
          <table:table-cell table:style-name="Tabla21.A2" office:value-type="string">
            <text:p text:style-name="P10">Tipo:</text:p>
          </table:table-cell>
          <table:table-cell table:style-name="Tabla21.B2" office:value-type="string">
            <text:p text:style-name="P54">Secundario</text:p>
          </table:table-cell>
        </table:table-row>
      </table:table>
      <text:p text:style-name="P2"/>
      <text:p text:style-name="P2"/>
      <table:table table:name="Tabla22" table:style-name="Tabla22">
        <table:table-column table:style-name="Tabla22.A"/>
        <table:table-column table:style-name="Tabla22.B"/>
        <table:table-row table:style-name="TableLine94105396068656">
          <table:table-cell table:style-name="Tabla22.A1" table:number-columns-spanned="2" office:value-type="string">
            <text:p text:style-name="P6">Caso de uso extendido</text:p>
          </table:table-cell>
          <table:covered-table-cell/>
        </table:table-row>
        <table:table-row table:style-name="TableLine94105396098704">
          <table:table-cell table:style-name="Tabla22.A2" office:value-type="string">
            <text:p text:style-name="P14">Numero:</text:p>
          </table:table-cell>
          <table:table-cell table:style-name="Tabla22.B2" office:value-type="string">
            <text:p text:style-name="P54">CU06</text:p>
          </table:table-cell>
        </table:table-row>
        <table:table-row table:style-name="TableLine94105396100064">
          <table:table-cell table:style-name="Tabla22.A2" office:value-type="string">
            <text:p text:style-name="P14">Caso de uso:</text:p>
          </table:table-cell>
          <table:table-cell table:style-name="Tabla22.B2" office:value-type="string">
            <text:p text:style-name="P54">Agregar gerente.</text:p>
          </table:table-cell>
        </table:table-row>
        <table:table-row table:style-name="TableLine94105396100384">
          <table:table-cell table:style-name="Tabla22.A2" office:value-type="string">
            <text:p text:style-name="P14">Actores:</text:p>
          </table:table-cell>
          <table:table-cell table:style-name="Tabla22.B2" office:value-type="string">
            <text:p text:style-name="P54">Gerente</text:p>
          </table:table-cell>
        </table:table-row>
        <table:table-row table:style-name="TableLine94105396101040">
          <table:table-cell table:style-name="Tabla22.A2" office:value-type="string">
            <text:p text:style-name="P22">Precondicion:</text:p>
          </table:table-cell>
          <table:table-cell table:style-name="Tabla22.B2" office:value-type="string">
            <text:p text:style-name="P54">CU02</text:p>
          </table:table-cell>
        </table:table-row>
        <table:table-row table:style-name="TableLine94105396101776">
          <table:table-cell table:style-name="Tabla22.A2" office:value-type="string">
            <text:p text:style-name="P14">Propósito:</text:p>
          </table:table-cell>
          <table:table-cell table:style-name="Tabla22.B2" office:value-type="string">
            <text:p text:style-name="P54">Registrar los datos de un nuevo gerente en el sistema.</text:p>
          </table:table-cell>
        </table:table-row>
        <table:table-row table:style-name="TableLine94105396102544">
          <table:table-cell table:style-name="Tabla22.A2" office:value-type="string">
            <text:p text:style-name="P14">Resumen:</text:p>
          </table:table-cell>
          <table:table-cell table:style-name="Tabla22.B2" office:value-type="string">
            <text:p text:style-name="P54">El gerente ingresa los datos necesarios para registrar un nuevo gerente en el sitio web.</text:p>
          </table:table-cell>
        </table:table-row>
        <table:table-row table:style-name="TableLine94105396103360">
          <table:table-cell table:style-name="Tabla22.A2" office:value-type="string">
            <text:p text:style-name="P14">Tipo:</text:p>
          </table:table-cell>
          <table:table-cell table:style-name="Tabla22.B2" office:value-type="string">
            <text:p text:style-name="P54">Secundario y esencial.</text:p>
          </table:table-cell>
        </table:table-row>
        <table:table-row table:style-name="TableLine94105396104176">
          <table:table-cell table:style-name="Tabla22.A2" office:value-type="string">
            <text:p text:style-name="P14">Referencias:</text:p>
          </table:table-cell>
          <table:table-cell table:style-name="Tabla22.B2" office:value-type="string">
            <text:p text:style-name="P40">-</text:p>
          </table:table-cell>
        </table:table-row>
      </table:table>
      <text:p text:style-name="P2"/>
      <text:p text:style-name="P2"/>
      <table:table table:name="Tabla23" table:style-name="Tabla23">
        <table:table-column table:style-name="Tabla23.A"/>
        <table:table-column table:style-name="Tabla23.B"/>
        <table:table-row table:style-name="TableLine94105396084864">
          <table:table-cell table:style-name="Tabla23.A1" table:number-columns-spanned="2" office:value-type="string">
            <text:p text:style-name="P6">Curso normal de eventos</text:p>
          </table:table-cell>
          <table:covered-table-cell/>
        </table:table-row>
        <table:table-row table:style-name="TableLine94105396116896">
          <table:table-cell table:style-name="Tabla23.A2" office:value-type="string">
            <text:p text:style-name="P18">Acción de los actores</text:p>
          </table:table-cell>
          <table:table-cell table:style-name="Tabla23.B2" office:value-type="string">
            <text:p text:style-name="P18">Respuesta del sistema</text:p>
          </table:table-cell>
        </table:table-row>
        <table:table-row table:style-name="TableLine94105396118000">
          <table:table-cell table:style-name="Tabla23.A2" office:value-type="string">
            <text:p text:style-name="P54">1. Comienza cuando se desea registrar un nuevo gerente en el sitio web.</text:p>
          </table:table-cell>
          <table:table-cell table:style-name="Tabla23.B2" office:value-type="string">
            <text:p text:style-name="P45"/>
          </table:table-cell>
        </table:table-row>
        <table:table-row table:style-name="TableLine94105396118432">
          <table:table-cell table:style-name="Tabla23.A2" office:value-type="string">
            <text:p text:style-name="P54">2. El gerente selecciona la opcion de “Gerentes”.</text:p>
          </table:table-cell>
          <table:table-cell table:style-name="Tabla23.B2" office:value-type="string">
            <text:p text:style-name="P54">3. Muestra una pantalla con los gerentes registrados en el sitio web.</text:p>
          </table:table-cell>
        </table:table-row>
        <table:table-row table:style-name="Tabla23.5">
          <table:table-cell table:style-name="Tabla23.A2" office:value-type="string">
            <text:p text:style-name="P54">4. El gerente selecciona la opcion de “Agregar gerente”.</text:p>
          </table:table-cell>
          <table:table-cell table:style-name="Tabla23.B2" office:value-type="string">
            <text:p text:style-name="P54">4. Muestra un formulario solicitando los siguientes datos: <text:span text:style-name="T17">nombre, direccion, noIdentificacion, sexo, turno y contraseña.</text:span></text:p>
          </table:table-cell>
        </table:table-row>
        <table:table-row table:style-name="Tabla23.5">
          <table:table-cell table:style-name="Tabla23.A2" office:value-type="string">
            <text:p text:style-name="P54">5. Ingresa los datos solicitados y presiona el boton “Registrar”.</text:p>
          </table:table-cell>
          <table:table-cell table:style-name="Tabla23.B2" office:value-type="string">
            <text:p text:style-name="P55">6. Registra el nuevo gerente e informa del éxito de la operación.</text:p>
          </table:table-cell>
        </table:table-row>
      </table:table>
      <text:p text:style-name="P2"/>
      <text:p text:style-name="P2"/>
      <table:table table:name="Tabla24" table:style-name="Tabla24">
        <table:table-column table:style-name="Tabla24.A"/>
        <table:table-column table:style-name="Tabla24.B"/>
        <table:table-row table:style-name="TableLine94105396107728">
          <table:table-cell table:style-name="Tabla24.A1" table:number-columns-spanned="2" office:value-type="string">
            <text:p text:style-name="P6">Casos alternos</text:p>
          </table:table-cell>
          <table:covered-table-cell/>
        </table:table-row>
        <table:table-row table:style-name="TableLine94105396125504">
          <table:table-cell table:style-name="Tabla24.A2" office:value-type="string">
            <text:p text:style-name="P28">Linea 6:</text:p>
          </table:table-cell>
          <table:table-cell table:style-name="Tabla24.B2" office:value-type="string">
            <text:p text:style-name="P55">Datos erroneos o faltantes, indicar error.</text:p>
          </table:table-cell>
        </table:table-row>
      </table:table>
      <text:p text:style-name="P82"/>
      <text:p text:style-name="Text_20_body"/>
      <text:p text:style-name="Text_20_body"/>
      <table:table table:name="Tabla25" table:style-name="Tabla25">
        <table:table-column table:style-name="Tabla25.A"/>
        <table:table-column table:style-name="Tabla25.B"/>
        <text:soft-page-break/>
        <table:table-row table:style-name="TableLine94105396123248">
          <table:table-cell table:style-name="Tabla25.A1" table:number-columns-spanned="2" office:value-type="string">
            <text:p text:style-name="P6">Caso de uso de alto nivel</text:p>
          </table:table-cell>
          <table:covered-table-cell/>
        </table:table-row>
        <table:table-row table:style-name="Tabla25.2">
          <table:table-cell table:style-name="Tabla25.A2" office:value-type="string">
            <text:p text:style-name="P10">Numero:</text:p>
          </table:table-cell>
          <table:table-cell table:style-name="Tabla25.B2" office:value-type="string">
            <text:p text:style-name="P56">CU<text:span text:style-name="T19">07</text:span></text:p>
          </table:table-cell>
        </table:table-row>
        <table:table-row table:style-name="TableLine94105396141248">
          <table:table-cell table:style-name="Tabla25.A2" office:value-type="string">
            <text:p text:style-name="P10">Caso de uso:</text:p>
          </table:table-cell>
          <table:table-cell table:style-name="Tabla25.B2" office:value-type="string">
            <text:p text:style-name="P57">Editar cliente.</text:p>
          </table:table-cell>
        </table:table-row>
        <table:table-row table:style-name="TableLine94105396141680">
          <table:table-cell table:style-name="Tabla25.A2" office:value-type="string">
            <text:p text:style-name="P10">Actores:</text:p>
          </table:table-cell>
          <table:table-cell table:style-name="Tabla25.B2" office:value-type="string">
            <text:p text:style-name="P57">Cliente, Gerente.</text:p>
          </table:table-cell>
        </table:table-row>
        <table:table-row table:style-name="Tabla25.2">
          <table:table-cell table:style-name="Tabla25.A2" office:value-type="string">
            <text:p text:style-name="P10">Descripción:</text:p>
          </table:table-cell>
          <table:table-cell table:style-name="Tabla25.B2" office:value-type="string">
            <text:p text:style-name="P57">Cuando un cliente desea actualizar sus datos es necesario que lo haga un gerente. El gerente selecciona al cliente y actualiza los datos indicados por el mismo.</text:p>
          </table:table-cell>
        </table:table-row>
        <table:table-row table:style-name="Tabla25.2">
          <table:table-cell table:style-name="Tabla25.A2" office:value-type="string">
            <text:p text:style-name="P10">Tipo:</text:p>
          </table:table-cell>
          <table:table-cell table:style-name="Tabla25.B2" office:value-type="string">
            <text:p text:style-name="P57">Secundario</text:p>
          </table:table-cell>
        </table:table-row>
      </table:table>
      <text:p text:style-name="P2"/>
      <text:p text:style-name="P2"/>
      <table:table table:name="Tabla26" table:style-name="Tabla26">
        <table:table-column table:style-name="Tabla26.A"/>
        <table:table-column table:style-name="Tabla26.B"/>
        <table:table-row table:style-name="TableLine94105396129360">
          <table:table-cell table:style-name="Tabla26.A1" table:number-columns-spanned="2" office:value-type="string">
            <text:p text:style-name="P6">Caso de uso extendido</text:p>
          </table:table-cell>
          <table:covered-table-cell/>
        </table:table-row>
        <table:table-row table:style-name="TableLine94105396160832">
          <table:table-cell table:style-name="Tabla26.A2" office:value-type="string">
            <text:p text:style-name="P14">Numero:</text:p>
          </table:table-cell>
          <table:table-cell table:style-name="Tabla26.B2" office:value-type="string">
            <text:p text:style-name="P56">CU<text:span text:style-name="T19">07</text:span></text:p>
          </table:table-cell>
        </table:table-row>
        <table:table-row table:style-name="TableLine94105396161936">
          <table:table-cell table:style-name="Tabla26.A2" office:value-type="string">
            <text:p text:style-name="P14">Caso de uso:</text:p>
          </table:table-cell>
          <table:table-cell table:style-name="Tabla26.B2" office:value-type="string">
            <text:p text:style-name="P57">Editar cliente.</text:p>
          </table:table-cell>
        </table:table-row>
        <table:table-row table:style-name="TableLine94105396162368">
          <table:table-cell table:style-name="Tabla26.A2" office:value-type="string">
            <text:p text:style-name="P14">Actores:</text:p>
          </table:table-cell>
          <table:table-cell table:style-name="Tabla26.B2" office:value-type="string">
            <text:p text:style-name="P57">Cliente(iniciador), Gerente.</text:p>
          </table:table-cell>
        </table:table-row>
        <table:table-row table:style-name="TableLine94105396163024">
          <table:table-cell table:style-name="Tabla26.A2" office:value-type="string">
            <text:p text:style-name="P22">Precondicion:</text:p>
          </table:table-cell>
          <table:table-cell table:style-name="Tabla26.B2" office:value-type="string">
            <text:p text:style-name="P57">CU02, CU03</text:p>
          </table:table-cell>
        </table:table-row>
        <table:table-row table:style-name="TableLine94105396163760">
          <table:table-cell table:style-name="Tabla26.A2" office:value-type="string">
            <text:p text:style-name="P14">Propósito:</text:p>
          </table:table-cell>
          <table:table-cell table:style-name="Tabla26.B2" office:value-type="string">
            <text:p text:style-name="P57">Actualizar los datos de un cliente registrado en el sitio web.</text:p>
          </table:table-cell>
        </table:table-row>
        <table:table-row table:style-name="TableLine94105396164528">
          <table:table-cell table:style-name="Tabla26.A2" office:value-type="string">
            <text:p text:style-name="P14">Resumen:</text:p>
          </table:table-cell>
          <table:table-cell table:style-name="Tabla26.B2" office:value-type="string">
            <text:p text:style-name="P57">Cuando un cliente desea actualizar sus datos es necesario que lo haga un gerente. El gerente selecciona al cliente y actualiza los datos indicados por el mismo.</text:p>
          </table:table-cell>
        </table:table-row>
        <table:table-row table:style-name="TableLine94105396165344">
          <table:table-cell table:style-name="Tabla26.A2" office:value-type="string">
            <text:p text:style-name="P14">Tipo:</text:p>
          </table:table-cell>
          <table:table-cell table:style-name="Tabla26.B2" office:value-type="string">
            <text:p text:style-name="P57">Secundario y esencial.</text:p>
          </table:table-cell>
        </table:table-row>
        <table:table-row table:style-name="TableLine94105396166160">
          <table:table-cell table:style-name="Tabla26.A2" office:value-type="string">
            <text:p text:style-name="P14">Referencias:</text:p>
          </table:table-cell>
          <table:table-cell table:style-name="Tabla26.B2" office:value-type="string">
            <text:p text:style-name="P40">-</text:p>
          </table:table-cell>
        </table:table-row>
      </table:table>
      <text:p text:style-name="P2"/>
      <text:p text:style-name="P2"/>
      <table:table table:name="Tabla27" table:style-name="Tabla27">
        <table:table-column table:style-name="Tabla27.A"/>
        <table:table-column table:style-name="Tabla27.B"/>
        <table:table-row table:style-name="TableLine94105396146496">
          <table:table-cell table:style-name="Tabla27.A1" table:number-columns-spanned="2" office:value-type="string">
            <text:p text:style-name="P6">Curso normal de eventos</text:p>
          </table:table-cell>
          <table:covered-table-cell/>
        </table:table-row>
        <table:table-row table:style-name="TableLine94105396178944">
          <table:table-cell table:style-name="Tabla27.A2" office:value-type="string">
            <text:p text:style-name="P18">Acción de los actores</text:p>
          </table:table-cell>
          <table:table-cell table:style-name="Tabla27.B2" office:value-type="string">
            <text:p text:style-name="P18">Respuesta del sistema</text:p>
          </table:table-cell>
        </table:table-row>
        <table:table-row table:style-name="TableLine94105396180048">
          <table:table-cell table:style-name="Tabla27.A2" office:value-type="string">
            <text:p text:style-name="P57">1. Comienza cuando un cliente llega con un gerente para actualizar sus datos.</text:p>
          </table:table-cell>
          <table:table-cell table:style-name="Tabla27.B2" office:value-type="string">
            <text:p text:style-name="P45"/>
          </table:table-cell>
        </table:table-row>
        <table:table-row table:style-name="TableLine94105396180480">
          <table:table-cell table:style-name="Tabla27.A2" office:value-type="string">
            <text:p text:style-name="P57">2. El gerente selecciona la opcion de “Clientes”.</text:p>
          </table:table-cell>
          <table:table-cell table:style-name="Tabla27.B2" office:value-type="string">
            <text:p text:style-name="P57">3. Muestra en pantalla los clientes que estan registrados.</text:p>
          </table:table-cell>
        </table:table-row>
        <table:table-row table:style-name="TableLine94105396181136">
          <table:table-cell table:style-name="Tabla27.A2" office:value-type="string">
            <text:p text:style-name="P57">3. El gerente busca al cliente y selecciona en la opcion “editar”.</text:p>
          </table:table-cell>
          <table:table-cell table:style-name="Tabla27.B2" office:value-type="string">
            <text:p text:style-name="P57">4. Muestra un formulario con los datos actuales permitiendo la modificacion de ellos.</text:p>
          </table:table-cell>
        </table:table-row>
        <table:table-row table:style-name="TableLine94105396181792">
          <table:table-cell table:style-name="Tabla27.A2" office:value-type="string">
            <text:p text:style-name="P57">5. Actualiza los datos deseados y presiona el boton “actualizar”.</text:p>
          </table:table-cell>
          <table:table-cell table:style-name="Tabla27.B2" office:value-type="string">
            <text:p text:style-name="P58">6. Actualiza los datos e informa al usuario <text:span text:style-name="T20">del éxito de la operación.</text:span></text:p>
          </table:table-cell>
        </table:table-row>
      </table:table>
      <text:p text:style-name="P2"/>
      <text:p text:style-name="P2"/>
      <table:table table:name="Tabla28" table:style-name="Tabla28">
        <table:table-column table:style-name="Tabla28.A"/>
        <table:table-column table:style-name="Tabla28.B"/>
        <table:table-row table:style-name="TableLine94105396169712">
          <table:table-cell table:style-name="Tabla28.A1" table:number-columns-spanned="2" office:value-type="string">
            <text:p text:style-name="P6">Casos alternos</text:p>
          </table:table-cell>
          <table:covered-table-cell/>
        </table:table-row>
        <table:table-row table:style-name="TableLine94105396187248">
          <table:table-cell table:style-name="Tabla28.A2" office:value-type="string">
            <text:p text:style-name="P29">Linea 5:</text:p>
          </table:table-cell>
          <table:table-cell table:style-name="Tabla28.B2" office:value-type="string">
            <text:p text:style-name="P59">Datos vacios o valores incorrectos, indicar error.</text:p>
          </table:table-cell>
        </table:table-row>
      </table:table>
      <text:p text:style-name="P2"/>
      <text:p text:style-name="P2"/>
      <text:p text:style-name="P2"/>
      <text:p text:style-name="P2"/>
      <table:table table:name="Tabla29" table:style-name="Tabla29">
        <table:table-column table:style-name="Tabla29.A"/>
        <table:table-column table:style-name="Tabla29.B"/>
        <text:soft-page-break/>
        <table:table-row table:style-name="TableLine94105396185088">
          <table:table-cell table:style-name="Tabla29.A1" table:number-columns-spanned="2" office:value-type="string">
            <text:p text:style-name="P6">Caso de uso de alto nivel</text:p>
          </table:table-cell>
          <table:covered-table-cell/>
        </table:table-row>
        <table:table-row table:style-name="Tabla29.2">
          <table:table-cell table:style-name="Tabla29.A2" office:value-type="string">
            <text:p text:style-name="P10">Numero:</text:p>
          </table:table-cell>
          <table:table-cell table:style-name="Tabla29.B2" office:value-type="string">
            <text:p text:style-name="P59">CU08</text:p>
          </table:table-cell>
        </table:table-row>
        <table:table-row table:style-name="TableLine94105396211136">
          <table:table-cell table:style-name="Tabla29.A2" office:value-type="string">
            <text:p text:style-name="P10">Caso de uso:</text:p>
          </table:table-cell>
          <table:table-cell table:style-name="Tabla29.B2" office:value-type="string">
            <text:p text:style-name="P59">Editar cajero.</text:p>
          </table:table-cell>
        </table:table-row>
        <table:table-row table:style-name="TableLine94105396211568">
          <table:table-cell table:style-name="Tabla29.A2" office:value-type="string">
            <text:p text:style-name="P10">Actores:</text:p>
          </table:table-cell>
          <table:table-cell table:style-name="Tabla29.B2" office:value-type="string">
            <text:p text:style-name="P59">Gerente</text:p>
          </table:table-cell>
        </table:table-row>
        <table:table-row table:style-name="Tabla29.2">
          <table:table-cell table:style-name="Tabla29.A2" office:value-type="string">
            <text:p text:style-name="P10">Descripción:</text:p>
          </table:table-cell>
          <table:table-cell table:style-name="Tabla29.B2" office:value-type="string">
            <text:p text:style-name="P59">El gerente <text:span text:style-name="T21">selecciona el cajero a editar, actualiza los datos necesarios y se guarda la nueva informacion.</text:span></text:p>
          </table:table-cell>
        </table:table-row>
        <table:table-row table:style-name="Tabla29.2">
          <table:table-cell table:style-name="Tabla29.A2" office:value-type="string">
            <text:p text:style-name="P10">Tipo:</text:p>
          </table:table-cell>
          <table:table-cell table:style-name="Tabla29.B2" office:value-type="string">
            <text:p text:style-name="P60">Secundario</text:p>
          </table:table-cell>
        </table:table-row>
      </table:table>
      <text:p text:style-name="P2"/>
      <text:p text:style-name="P2"/>
      <table:table table:name="Tabla30" table:style-name="Tabla30">
        <table:table-column table:style-name="Tabla30.A"/>
        <table:table-column table:style-name="Tabla30.B"/>
        <table:table-row table:style-name="TableLine94105396199296">
          <table:table-cell table:style-name="Tabla30.A1" table:number-columns-spanned="2" office:value-type="string">
            <text:p text:style-name="P6">Caso de uso extendido</text:p>
          </table:table-cell>
          <table:covered-table-cell/>
        </table:table-row>
        <table:table-row table:style-name="TableLine94105396230544">
          <table:table-cell table:style-name="Tabla30.A2" office:value-type="string">
            <text:p text:style-name="P14">Numero:</text:p>
          </table:table-cell>
          <table:table-cell table:style-name="Tabla30.B2" office:value-type="string">
            <text:p text:style-name="P59">CU08</text:p>
          </table:table-cell>
        </table:table-row>
        <table:table-row table:style-name="TableLine94105396231648">
          <table:table-cell table:style-name="Tabla30.A2" office:value-type="string">
            <text:p text:style-name="P14">Caso de uso:</text:p>
          </table:table-cell>
          <table:table-cell table:style-name="Tabla30.B2" office:value-type="string">
            <text:p text:style-name="P59">Editar cajero.</text:p>
          </table:table-cell>
        </table:table-row>
        <table:table-row table:style-name="TableLine94105396232080">
          <table:table-cell table:style-name="Tabla30.A2" office:value-type="string">
            <text:p text:style-name="P14">Actores:</text:p>
          </table:table-cell>
          <table:table-cell table:style-name="Tabla30.B2" office:value-type="string">
            <text:p text:style-name="P59">Gerente</text:p>
          </table:table-cell>
        </table:table-row>
        <table:table-row table:style-name="TableLine94105396232736">
          <table:table-cell table:style-name="Tabla30.A2" office:value-type="string">
            <text:p text:style-name="P22">Precondicion:</text:p>
          </table:table-cell>
          <table:table-cell table:style-name="Tabla30.B2" office:value-type="string">
            <text:p text:style-name="P60">CU02, CU05</text:p>
          </table:table-cell>
        </table:table-row>
        <table:table-row table:style-name="TableLine94105396233472">
          <table:table-cell table:style-name="Tabla30.A2" office:value-type="string">
            <text:p text:style-name="P14">Propósito:</text:p>
          </table:table-cell>
          <table:table-cell table:style-name="Tabla30.B2" office:value-type="string">
            <text:p text:style-name="P60">Actualizar los datos de un cajero registrado en el sitio web.</text:p>
          </table:table-cell>
        </table:table-row>
        <table:table-row table:style-name="TableLine94105396234240">
          <table:table-cell table:style-name="Tabla30.A2" office:value-type="string">
            <text:p text:style-name="P14">Resumen:</text:p>
          </table:table-cell>
          <table:table-cell table:style-name="Tabla30.B2" office:value-type="string">
            <text:p text:style-name="P59">El gerente <text:span text:style-name="T21">selecciona el cajero a editar, actualiza los datos necesarios y se guarda la nueva informacion.</text:span></text:p>
          </table:table-cell>
        </table:table-row>
        <table:table-row table:style-name="TableLine94105396235056">
          <table:table-cell table:style-name="Tabla30.A2" office:value-type="string">
            <text:p text:style-name="P14">Tipo:</text:p>
          </table:table-cell>
          <table:table-cell table:style-name="Tabla30.B2" office:value-type="string">
            <text:p text:style-name="P60">Secundario y esencial.</text:p>
          </table:table-cell>
        </table:table-row>
        <table:table-row table:style-name="TableLine94105396235872">
          <table:table-cell table:style-name="Tabla30.A2" office:value-type="string">
            <text:p text:style-name="P14">Referencias:</text:p>
          </table:table-cell>
          <table:table-cell table:style-name="Tabla30.B2" office:value-type="string">
            <text:p text:style-name="P40">-</text:p>
          </table:table-cell>
        </table:table-row>
      </table:table>
      <text:p text:style-name="P2"/>
      <text:p text:style-name="P2"/>
      <table:table table:name="Tabla31" table:style-name="Tabla31">
        <table:table-column table:style-name="Tabla31.A"/>
        <table:table-column table:style-name="Tabla31.B"/>
        <table:table-row table:style-name="TableLine94105396216304">
          <table:table-cell table:style-name="Tabla31.A1" table:number-columns-spanned="2" office:value-type="string">
            <text:p text:style-name="P6">Curso normal de eventos</text:p>
          </table:table-cell>
          <table:covered-table-cell/>
        </table:table-row>
        <table:table-row table:style-name="TableLine94105396247136">
          <table:table-cell table:style-name="Tabla31.A2" office:value-type="string">
            <text:p text:style-name="P18">Acción de los actores</text:p>
          </table:table-cell>
          <table:table-cell table:style-name="Tabla31.B2" office:value-type="string">
            <text:p text:style-name="P18">Respuesta del sistema</text:p>
          </table:table-cell>
        </table:table-row>
        <table:table-row table:style-name="TableLine94105396248368">
          <table:table-cell table:style-name="Tabla31.A2" office:value-type="string">
            <text:p text:style-name="P60">1. Comienza cuando el gerente desea actualizar los datos de un cajero.</text:p>
          </table:table-cell>
          <table:table-cell table:style-name="Tabla31.B2" office:value-type="string">
            <text:p text:style-name="P45"/>
          </table:table-cell>
        </table:table-row>
        <table:table-row table:style-name="TableLine94105396248688">
          <table:table-cell table:style-name="Tabla31.A2" office:value-type="string">
            <text:p text:style-name="P60">2. Selecciona la opcion de “Cajeros”.</text:p>
          </table:table-cell>
          <table:table-cell table:style-name="Tabla31.B2" office:value-type="string">
            <text:p text:style-name="P60">3. Muestra una lista de los cajeros registrados en el sistema.</text:p>
          </table:table-cell>
        </table:table-row>
        <table:table-row table:style-name="TableLine94105396249344">
          <table:table-cell table:style-name="Tabla31.A2" office:value-type="string">
            <text:p text:style-name="P60">4. Busca al cajero a editar y presiona en el boton “editar”.</text:p>
          </table:table-cell>
          <table:table-cell table:style-name="Tabla31.B2" office:value-type="string">
            <text:p text:style-name="P60">4. Muestra un formulario con la informacion actual del cajero.</text:p>
          </table:table-cell>
        </table:table-row>
        <table:table-row table:style-name="TableLine94105396250080">
          <table:table-cell table:style-name="Tabla31.A2" office:value-type="string">
            <text:p text:style-name="P60">5. Actualiza los datos del cajero.</text:p>
          </table:table-cell>
          <table:table-cell table:style-name="Tabla31.B2" office:value-type="string">
            <text:p text:style-name="P60">6. Registra los cambios e informa del éxito de la operación.</text:p>
          </table:table-cell>
        </table:table-row>
      </table:table>
      <text:p text:style-name="P2"/>
      <text:p text:style-name="P2"/>
      <table:table table:name="Tabla32" table:style-name="Tabla32">
        <table:table-column table:style-name="Tabla32.A"/>
        <table:table-column table:style-name="Tabla32.B"/>
        <table:table-row table:style-name="TableLine94105396239424">
          <table:table-cell table:style-name="Tabla32.A1" table:number-columns-spanned="2" office:value-type="string">
            <text:p text:style-name="P6">Casos alternos</text:p>
          </table:table-cell>
          <table:covered-table-cell/>
        </table:table-row>
        <table:table-row table:style-name="TableLine94105396255840">
          <table:table-cell table:style-name="Tabla32.A2" office:value-type="string">
            <text:p text:style-name="P30">Linea 5:</text:p>
          </table:table-cell>
          <table:table-cell table:style-name="Tabla32.B2" office:value-type="string">
            <text:p text:style-name="P60">Datos vacios o valores incorrectos, indicar error.</text:p>
          </table:table-cell>
        </table:table-row>
      </table:table>
      <text:p text:style-name="P2"/>
      <text:p text:style-name="P2"/>
      <text:p text:style-name="P2"/>
      <text:p text:style-name="P2"/>
      <table:table table:name="Tabla33" table:style-name="Tabla33">
        <table:table-column table:style-name="Tabla33.A"/>
        <table:table-column table:style-name="Tabla33.B"/>
        <text:soft-page-break/>
        <table:table-row table:style-name="TableLine94105396253456">
          <table:table-cell table:style-name="Tabla33.A1" table:number-columns-spanned="2" office:value-type="string">
            <text:p text:style-name="P6">Caso de uso de alto nivel</text:p>
          </table:table-cell>
          <table:covered-table-cell/>
        </table:table-row>
        <table:table-row table:style-name="Tabla33.2">
          <table:table-cell table:style-name="Tabla33.A2" office:value-type="string">
            <text:p text:style-name="P10">Numero:</text:p>
          </table:table-cell>
          <table:table-cell table:style-name="Tabla33.B2" office:value-type="string">
            <text:p text:style-name="P60">CU09</text:p>
          </table:table-cell>
        </table:table-row>
        <table:table-row table:style-name="TableLine94105396272848">
          <table:table-cell table:style-name="Tabla33.A2" office:value-type="string">
            <text:p text:style-name="P10">Caso de uso:</text:p>
          </table:table-cell>
          <table:table-cell table:style-name="Tabla33.B2" office:value-type="string">
            <text:p text:style-name="P78"><text:span text:style-name="T4">Editar</text:span><text:span text:style-name="T5"> datos propios.</text:span></text:p>
          </table:table-cell>
        </table:table-row>
        <table:table-row table:style-name="TableLine94105396273280">
          <table:table-cell table:style-name="Tabla33.A2" office:value-type="string">
            <text:p text:style-name="P10">Actores:</text:p>
          </table:table-cell>
          <table:table-cell table:style-name="Tabla33.B2" office:value-type="string">
            <text:p text:style-name="P60">Gerente</text:p>
          </table:table-cell>
        </table:table-row>
        <table:table-row table:style-name="Tabla33.2">
          <table:table-cell table:style-name="Tabla33.A2" office:value-type="string">
            <text:p text:style-name="P10">Descripción:</text:p>
          </table:table-cell>
          <table:table-cell table:style-name="Tabla33.B2" office:value-type="string">
            <text:p text:style-name="P61">El gerente actualiza sus propios datos y son registrados en el sitio web.</text:p>
          </table:table-cell>
        </table:table-row>
        <table:table-row table:style-name="Tabla33.2">
          <table:table-cell table:style-name="Tabla33.A2" office:value-type="string">
            <text:p text:style-name="P10">Tipo:</text:p>
          </table:table-cell>
          <table:table-cell table:style-name="Tabla33.B2" office:value-type="string">
            <text:p text:style-name="P61">Secundario</text:p>
          </table:table-cell>
        </table:table-row>
      </table:table>
      <text:p text:style-name="P2"/>
      <text:p text:style-name="P2"/>
      <table:table table:name="Tabla34" table:style-name="Tabla34">
        <table:table-column table:style-name="Tabla34.A"/>
        <table:table-column table:style-name="Tabla34.B"/>
        <table:table-row table:style-name="TableLine94105396260208">
          <table:table-cell table:style-name="Tabla34.A1" table:number-columns-spanned="2" office:value-type="string">
            <text:p text:style-name="P6">Caso de uso extendido</text:p>
          </table:table-cell>
          <table:covered-table-cell/>
        </table:table-row>
        <table:table-row table:style-name="TableLine94105396291856">
          <table:table-cell table:style-name="Tabla34.A2" office:value-type="string">
            <text:p text:style-name="P14">Numero:</text:p>
          </table:table-cell>
          <table:table-cell table:style-name="Tabla34.B2" office:value-type="string">
            <text:p text:style-name="P60">CU09</text:p>
          </table:table-cell>
        </table:table-row>
        <table:table-row table:style-name="TableLine94105396292960">
          <table:table-cell table:style-name="Tabla34.A2" office:value-type="string">
            <text:p text:style-name="P14">Caso de uso:</text:p>
          </table:table-cell>
          <table:table-cell table:style-name="Tabla34.B2" office:value-type="string">
            <text:p text:style-name="P78"><text:span text:style-name="T4">Editar</text:span><text:span text:style-name="T5"> datos propios.</text:span></text:p>
          </table:table-cell>
        </table:table-row>
        <table:table-row table:style-name="TableLine94105396293392">
          <table:table-cell table:style-name="Tabla34.A2" office:value-type="string">
            <text:p text:style-name="P14">Actores:</text:p>
          </table:table-cell>
          <table:table-cell table:style-name="Tabla34.B2" office:value-type="string">
            <text:p text:style-name="P60">Gerente</text:p>
          </table:table-cell>
        </table:table-row>
        <table:table-row table:style-name="TableLine94105396294048">
          <table:table-cell table:style-name="Tabla34.A2" office:value-type="string">
            <text:p text:style-name="P22">Precondicion:</text:p>
          </table:table-cell>
          <table:table-cell table:style-name="Tabla34.B2" office:value-type="string">
            <text:p text:style-name="P61">CU02, CU06</text:p>
          </table:table-cell>
        </table:table-row>
        <table:table-row table:style-name="TableLine94105396294784">
          <table:table-cell table:style-name="Tabla34.A2" office:value-type="string">
            <text:p text:style-name="P14">Propósito:</text:p>
          </table:table-cell>
          <table:table-cell table:style-name="Tabla34.B2" office:value-type="string">
            <text:p text:style-name="P61">Actualizar la informacion del gerente en el sitio web.</text:p>
          </table:table-cell>
        </table:table-row>
        <table:table-row table:style-name="TableLine94105396295552">
          <table:table-cell table:style-name="Tabla34.A2" office:value-type="string">
            <text:p text:style-name="P14">Resumen:</text:p>
          </table:table-cell>
          <table:table-cell table:style-name="Tabla34.B2" office:value-type="string">
            <text:p text:style-name="P61">El gerente actualiza sus propios datos y son registrados en el sitio web.</text:p>
          </table:table-cell>
        </table:table-row>
        <table:table-row table:style-name="TableLine94105396296368">
          <table:table-cell table:style-name="Tabla34.A2" office:value-type="string">
            <text:p text:style-name="P14">Tipo:</text:p>
          </table:table-cell>
          <table:table-cell table:style-name="Tabla34.B2" office:value-type="string">
            <text:p text:style-name="P61">Secundario y esencial.</text:p>
          </table:table-cell>
        </table:table-row>
        <table:table-row table:style-name="TableLine94105396297184">
          <table:table-cell table:style-name="Tabla34.A2" office:value-type="string">
            <text:p text:style-name="P14">Referencias:</text:p>
          </table:table-cell>
          <table:table-cell table:style-name="Tabla34.B2" office:value-type="string">
            <text:p text:style-name="P40">-</text:p>
          </table:table-cell>
        </table:table-row>
      </table:table>
      <text:p text:style-name="P2"/>
      <text:p text:style-name="P2"/>
      <table:table table:name="Tabla35" table:style-name="Tabla35">
        <table:table-column table:style-name="Tabla35.A"/>
        <table:table-column table:style-name="Tabla35.B"/>
        <table:table-row table:style-name="TableLine94105396277840">
          <table:table-cell table:style-name="Tabla35.A1" table:number-columns-spanned="2" office:value-type="string">
            <text:p text:style-name="P6">Curso normal de eventos</text:p>
          </table:table-cell>
          <table:covered-table-cell/>
        </table:table-row>
        <table:table-row table:style-name="TableLine94105396308864">
          <table:table-cell table:style-name="Tabla35.A2" office:value-type="string">
            <text:p text:style-name="P18">Acción de los actores</text:p>
          </table:table-cell>
          <table:table-cell table:style-name="Tabla35.B2" office:value-type="string">
            <text:p text:style-name="P18">Respuesta del sistema</text:p>
          </table:table-cell>
        </table:table-row>
        <table:table-row table:style-name="TableLine94105396310096">
          <table:table-cell table:style-name="Tabla35.A2" office:value-type="string">
            <text:p text:style-name="P61">1. Comienza cuando el gerente quiere actualizar sus datos.</text:p>
          </table:table-cell>
          <table:table-cell table:style-name="Tabla35.B2" office:value-type="string">
            <text:p text:style-name="P45"/>
          </table:table-cell>
        </table:table-row>
        <table:table-row table:style-name="TableLine94105396310528">
          <table:table-cell table:style-name="Tabla35.A2" office:value-type="string">
            <text:p text:style-name="P61">2. <text:span text:style-name="T22">Selecciona la opcion “Gerentes”.</text:span></text:p>
          </table:table-cell>
          <table:table-cell table:style-name="Tabla35.B2" office:value-type="string">
            <text:p text:style-name="P62">3. Muestra un listado de los gerentes registrados en el sistema.</text:p>
          </table:table-cell>
        </table:table-row>
        <table:table-row table:style-name="TableLine94105396311184">
          <table:table-cell table:style-name="Tabla35.A2" office:value-type="string">
            <text:p text:style-name="P62">4. Se busca en la lista y presiona el boton “editar”.</text:p>
          </table:table-cell>
          <table:table-cell table:style-name="Tabla35.B2" office:value-type="string">
            <text:p text:style-name="P62">5. Muestra un formulario con los datos actuales del gerente.</text:p>
          </table:table-cell>
        </table:table-row>
        <table:table-row table:style-name="TableLine94105396311920">
          <table:table-cell table:style-name="Tabla35.A2" office:value-type="string">
            <text:p text:style-name="P62">6. Actualiza los datos que desee.</text:p>
          </table:table-cell>
          <table:table-cell table:style-name="Tabla35.B2" office:value-type="string">
            <text:p text:style-name="P62">7. Registra los cambios e informa del éxito de la operación.</text:p>
          </table:table-cell>
        </table:table-row>
      </table:table>
      <text:p text:style-name="P2"/>
      <text:p text:style-name="P2"/>
      <table:table table:name="Tabla36" table:style-name="Tabla36">
        <table:table-column table:style-name="Tabla36.A"/>
        <table:table-column table:style-name="Tabla36.B"/>
        <table:table-row table:style-name="TableLine94105396300608">
          <table:table-cell table:style-name="Tabla36.A1" table:number-columns-spanned="2" office:value-type="string">
            <text:p text:style-name="P6">Casos alternos</text:p>
          </table:table-cell>
          <table:covered-table-cell/>
        </table:table-row>
        <table:table-row table:style-name="TableLine94105396317392">
          <table:table-cell table:style-name="Tabla36.A2" office:value-type="string">
            <text:p text:style-name="P31">Linea 6:</text:p>
          </table:table-cell>
          <table:table-cell table:style-name="Tabla36.B2" office:value-type="string">
            <text:p text:style-name="P62">Datos vacios o valores incorrectos, indicar error.</text:p>
          </table:table-cell>
        </table:table-row>
      </table:table>
      <text:p text:style-name="P2"/>
      <text:p text:style-name="P2"/>
      <text:p text:style-name="P2"/>
      <text:p text:style-name="P2"/>
      <text:p text:style-name="P2"/>
      <text:p text:style-name="P2"/>
      <table:table table:name="Tabla37" table:style-name="Tabla37">
        <table:table-column table:style-name="Tabla37.A"/>
        <table:table-column table:style-name="Tabla37.B"/>
        <text:soft-page-break/>
        <table:table-row table:style-name="TableLine94105396315296">
          <table:table-cell table:style-name="Tabla37.A1" table:number-columns-spanned="2" office:value-type="string">
            <text:p text:style-name="P6">Caso de uso de alto nivel</text:p>
          </table:table-cell>
          <table:covered-table-cell/>
        </table:table-row>
        <table:table-row table:style-name="Tabla37.2">
          <table:table-cell table:style-name="Tabla37.A2" office:value-type="string">
            <text:p text:style-name="P10">Numero:</text:p>
          </table:table-cell>
          <table:table-cell table:style-name="Tabla37.B2" office:value-type="string">
            <text:p text:style-name="P63">CU10</text:p>
          </table:table-cell>
        </table:table-row>
        <table:table-row table:style-name="TableLine94105396337312">
          <table:table-cell table:style-name="Tabla37.A2" office:value-type="string">
            <text:p text:style-name="P10">Caso de uso:</text:p>
          </table:table-cell>
          <table:table-cell table:style-name="Tabla37.B2" office:value-type="string">
            <text:p text:style-name="P79"><text:span text:style-name="T6">Modificar </text:span><text:span text:style-name="T7">turno</text:span><text:span text:style-name="T6">.</text:span></text:p>
          </table:table-cell>
        </table:table-row>
        <table:table-row table:style-name="TableLine94105396337744">
          <table:table-cell table:style-name="Tabla37.A2" office:value-type="string">
            <text:p text:style-name="P10">Actores:</text:p>
          </table:table-cell>
          <table:table-cell table:style-name="Tabla37.B2" office:value-type="string">
            <text:p text:style-name="P63">Gerente</text:p>
          </table:table-cell>
        </table:table-row>
        <table:table-row table:style-name="Tabla37.2">
          <table:table-cell table:style-name="Tabla37.A2" office:value-type="string">
            <text:p text:style-name="P10">Descripción:</text:p>
          </table:table-cell>
          <table:table-cell table:style-name="Tabla37.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a37.2">
          <table:table-cell table:style-name="Tabla37.A2" office:value-type="string">
            <text:p text:style-name="P10">Tipo:</text:p>
          </table:table-cell>
          <table:table-cell table:style-name="Tabla37.B2" office:value-type="string">
            <text:p text:style-name="P63">Secundario</text:p>
          </table:table-cell>
        </table:table-row>
      </table:table>
      <text:p text:style-name="P2"/>
      <text:p text:style-name="P2"/>
      <table:table table:name="Tabla38" table:style-name="Tabla38">
        <table:table-column table:style-name="Tabla38.A"/>
        <table:table-column table:style-name="Tabla38.B"/>
        <table:table-row table:style-name="TableLine94105396322464">
          <table:table-cell table:style-name="Tabla38.A1" table:number-columns-spanned="2" office:value-type="string">
            <text:p text:style-name="P6">Caso de uso extendido</text:p>
          </table:table-cell>
          <table:covered-table-cell/>
        </table:table-row>
        <table:table-row table:style-name="TableLine94105396357472">
          <table:table-cell table:style-name="Tabla38.A2" office:value-type="string">
            <text:p text:style-name="P14">Numero:</text:p>
          </table:table-cell>
          <table:table-cell table:style-name="Tabla38.B2" office:value-type="string">
            <text:p text:style-name="P63">CU10</text:p>
          </table:table-cell>
        </table:table-row>
        <table:table-row table:style-name="TableLine94105396358576">
          <table:table-cell table:style-name="Tabla38.A2" office:value-type="string">
            <text:p text:style-name="P14">Caso de uso:</text:p>
          </table:table-cell>
          <table:table-cell table:style-name="Tabla38.B2" office:value-type="string">
            <text:p text:style-name="P79"><text:span text:style-name="T6">Modificar </text:span><text:span text:style-name="T7">turno</text:span><text:span text:style-name="T6">.</text:span></text:p>
          </table:table-cell>
        </table:table-row>
        <table:table-row table:style-name="TableLine94105396359008">
          <table:table-cell table:style-name="Tabla38.A2" office:value-type="string">
            <text:p text:style-name="P14">Actores:</text:p>
          </table:table-cell>
          <table:table-cell table:style-name="Tabla38.B2" office:value-type="string">
            <text:p text:style-name="P63">Gerente</text:p>
          </table:table-cell>
        </table:table-row>
        <table:table-row table:style-name="TableLine94105396359664">
          <table:table-cell table:style-name="Tabla38.A2" office:value-type="string">
            <text:p text:style-name="P22">Precondicion:</text:p>
          </table:table-cell>
          <table:table-cell table:style-name="Tabla38.B2" office:value-type="string">
            <text:p text:style-name="P63">CU02</text:p>
          </table:table-cell>
        </table:table-row>
        <table:table-row table:style-name="TableLine94105396360320">
          <table:table-cell table:style-name="Tabla38.A2" office:value-type="string">
            <text:p text:style-name="P14">Propósito:</text:p>
          </table:table-cell>
          <table:table-cell table:style-name="Tabla38.B2" office:value-type="string">
            <text:p text:style-name="P79"><text:span text:style-name="T6">Actualizar los datos de un </text:span><text:span text:style-name="T7">turno</text:span><text:span text:style-name="T6"> registrado en el sitio web.</text:span></text:p>
          </table:table-cell>
        </table:table-row>
        <table:table-row table:style-name="TableLine94105396360928">
          <table:table-cell table:style-name="Tabla38.A2" office:value-type="string">
            <text:p text:style-name="P14">Resumen:</text:p>
          </table:table-cell>
          <table:table-cell table:style-name="Tabla38.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eLine94105396361664">
          <table:table-cell table:style-name="Tabla38.A2" office:value-type="string">
            <text:p text:style-name="P14">Tipo:</text:p>
          </table:table-cell>
          <table:table-cell table:style-name="Tabla38.B2" office:value-type="string">
            <text:p text:style-name="P63">Secundario y esencial.</text:p>
          </table:table-cell>
        </table:table-row>
        <table:table-row table:style-name="TableLine94105396362480">
          <table:table-cell table:style-name="Tabla38.A2" office:value-type="string">
            <text:p text:style-name="P14">Referencias:</text:p>
          </table:table-cell>
          <table:table-cell table:style-name="Tabla38.B2" office:value-type="string">
            <text:p text:style-name="P40">-</text:p>
          </table:table-cell>
        </table:table-row>
      </table:table>
      <text:p text:style-name="P2"/>
      <text:p text:style-name="P2"/>
      <table:table table:name="Tabla39" table:style-name="Tabla39">
        <table:table-column table:style-name="Tabla39.A"/>
        <table:table-column table:style-name="Tabla39.B"/>
        <table:table-row table:style-name="TableLine94105396342144">
          <table:table-cell table:style-name="Tabla39.A1" table:number-columns-spanned="2" office:value-type="string">
            <text:p text:style-name="P6">Curso normal de eventos</text:p>
          </table:table-cell>
          <table:covered-table-cell/>
        </table:table-row>
        <table:table-row table:style-name="TableLine94105396380208">
          <table:table-cell table:style-name="Tabla39.A2" office:value-type="string">
            <text:p text:style-name="P18">Acción de los actores</text:p>
          </table:table-cell>
          <table:table-cell table:style-name="Tabla39.B2" office:value-type="string">
            <text:p text:style-name="P18">Respuesta del sistema</text:p>
          </table:table-cell>
        </table:table-row>
        <table:table-row table:style-name="TableLine94105396381312">
          <table:table-cell table:style-name="Tabla39.A2" office:value-type="string">
            <text:p text:style-name="P79"><text:span text:style-name="T6">1. Comienza cuando el gerente desea modificar la hora de entrada o salida de un </text:span><text:span text:style-name="T7">turno</text:span><text:span text:style-name="T6">.</text:span></text:p>
          </table:table-cell>
          <table:table-cell table:style-name="Tabla39.B2" office:value-type="string">
            <text:p text:style-name="P45"/>
          </table:table-cell>
        </table:table-row>
        <table:table-row table:style-name="TableLine94105396381744">
          <table:table-cell table:style-name="Tabla39.A2" office:value-type="string">
            <text:p text:style-name="P80"><text:span text:style-name="T6">2. Selecciona la opcion de “</text:span><text:span text:style-name="T7">Turnos</text:span><text:span text:style-name="T6">”.</text:span></text:p>
          </table:table-cell>
          <table:table-cell table:style-name="Tabla39.B2" office:value-type="string">
            <text:p text:style-name="P79"><text:span text:style-name="T1">3. </text:span><text:span text:style-name="T6">Muestra los </text:span><text:span text:style-name="T7">turnos</text:span><text:span text:style-name="T6"> que estan registrados en el </text:span><text:span text:style-name="T7">sitio web</text:span><text:span text:style-name="T6">.</text:span></text:p>
          </table:table-cell>
        </table:table-row>
        <table:table-row table:style-name="TableLine94105396382400">
          <table:table-cell table:style-name="Tabla39.A2" office:value-type="string">
            <text:p text:style-name="P79"><text:span text:style-name="T6">4. Selecciona el </text:span><text:span text:style-name="T7">turno</text:span><text:span text:style-name="T6"> a modificar y presiona el boton “editar”.</text:span></text:p>
          </table:table-cell>
          <table:table-cell table:style-name="Tabla39.B2" office:value-type="string">
            <text:p text:style-name="P79"><text:span text:style-name="T6">5. Muestra un formulario con los datos actuales del </text:span><text:span text:style-name="T7">turno</text:span><text:span text:style-name="T6"> seleccionado.</text:span></text:p>
          </table:table-cell>
        </table:table-row>
        <table:table-row table:style-name="TableLine94105396383056">
          <table:table-cell table:style-name="Tabla39.A2" office:value-type="string">
            <text:p text:style-name="P79"><text:span text:style-name="T6">6. Actualiza los datos del </text:span><text:span text:style-name="T7">turno</text:span><text:span text:style-name="T6">.</text:span></text:p>
          </table:table-cell>
          <table:table-cell table:style-name="Tabla39.B2" office:value-type="string">
            <text:p text:style-name="P63">7. Registra los cambios e informa del éxito de la operación.</text:p>
          </table:table-cell>
        </table:table-row>
      </table:table>
      <text:p text:style-name="P2"/>
      <text:p text:style-name="P2"/>
      <table:table table:name="Tabla40" table:style-name="Tabla40">
        <table:table-column table:style-name="Tabla40.A"/>
        <table:table-column table:style-name="Tabla40.B"/>
        <table:table-row table:style-name="TableLine94105396365776">
          <table:table-cell table:style-name="Tabla40.A1" table:number-columns-spanned="2" office:value-type="string">
            <text:p text:style-name="P6">Casos alternos</text:p>
          </table:table-cell>
          <table:covered-table-cell/>
        </table:table-row>
        <table:table-row table:style-name="TableLine94105396388112">
          <table:table-cell table:style-name="Tabla40.A2" office:value-type="string">
            <text:p text:style-name="P32">Linea 6: </text:p>
          </table:table-cell>
          <table:table-cell table:style-name="Tabla40.B2" office:value-type="string">
            <text:p text:style-name="P63">Datos vacios o valores incorrectos, indicar error.</text:p>
          </table:table-cell>
        </table:table-row>
      </table:table>
      <text:p text:style-name="P2"/>
      <text:p text:style-name="P2"/>
      <text:p text:style-name="P2"/>
      <text:p text:style-name="P2"/>
      <text:p text:style-name="P2"/>
      <table:table table:name="Tabla41" table:style-name="Tabla41">
        <table:table-column table:style-name="Tabla41.A"/>
        <table:table-column table:style-name="Tabla41.B"/>
        <text:soft-page-break/>
        <table:table-row table:style-name="TableLine94105396386096">
          <table:table-cell table:style-name="Tabla41.A1" table:number-columns-spanned="2" office:value-type="string">
            <text:p text:style-name="P7">Caso de uso de alto nivel</text:p>
          </table:table-cell>
          <table:covered-table-cell/>
        </table:table-row>
        <table:table-row table:style-name="Tabla41.2">
          <table:table-cell table:style-name="Tabla41.A2" office:value-type="string">
            <text:p text:style-name="P11">Numero:</text:p>
          </table:table-cell>
          <table:table-cell table:style-name="Tabla41.B2" office:value-type="string">
            <text:p text:style-name="P65">CU11</text:p>
          </table:table-cell>
        </table:table-row>
        <table:table-row table:style-name="TableLine94105396401648">
          <table:table-cell table:style-name="Tabla41.A2" office:value-type="string">
            <text:p text:style-name="P11">Caso de uso:</text:p>
          </table:table-cell>
          <table:table-cell table:style-name="Tabla41.B2" office:value-type="string">
            <text:p text:style-name="P65">Modificar limite reporte</text:p>
          </table:table-cell>
        </table:table-row>
        <table:table-row table:style-name="TableLine94105396401968">
          <table:table-cell table:style-name="Tabla41.A2" office:value-type="string">
            <text:p text:style-name="P11">Actores:</text:p>
          </table:table-cell>
          <table:table-cell table:style-name="Tabla41.B2" office:value-type="string">
            <text:p text:style-name="P65">Gerente</text:p>
          </table:table-cell>
        </table:table-row>
        <table:table-row table:style-name="Tabla41.2">
          <table:table-cell table:style-name="Tabla41.A2" office:value-type="string">
            <text:p text:style-name="P11">Descripción:</text:p>
          </table:table-cell>
          <table:table-cell table:style-name="Tabla41.B2" office:value-type="string">
            <text:p text:style-name="P65">El gerente modifica uno de los dos limites necesarios para determinados reportes.</text:p>
          </table:table-cell>
        </table:table-row>
        <table:table-row table:style-name="Tabla41.2">
          <table:table-cell table:style-name="Tabla41.A2" office:value-type="string">
            <text:p text:style-name="P11">Tipo:</text:p>
          </table:table-cell>
          <table:table-cell table:style-name="Tabla41.B2" office:value-type="string">
            <text:p text:style-name="P65">Secundario</text:p>
          </table:table-cell>
        </table:table-row>
      </table:table>
      <text:p text:style-name="P3"/>
      <text:p text:style-name="P3"/>
      <table:table table:name="Tabla42" table:style-name="Tabla42">
        <table:table-column table:style-name="Tabla42.A"/>
        <table:table-column table:style-name="Tabla42.B"/>
        <table:table-row table:style-name="TableLine94105396392320">
          <table:table-cell table:style-name="Tabla42.A1" table:number-columns-spanned="2" office:value-type="string">
            <text:p text:style-name="P7">Caso de uso extendido</text:p>
          </table:table-cell>
          <table:covered-table-cell/>
        </table:table-row>
        <table:table-row table:style-name="TableLine94105396420096">
          <table:table-cell table:style-name="Tabla42.A2" office:value-type="string">
            <text:p text:style-name="P15">Numero:</text:p>
          </table:table-cell>
          <table:table-cell table:style-name="Tabla42.B2" office:value-type="string">
            <text:p text:style-name="P65">CU11</text:p>
          </table:table-cell>
        </table:table-row>
        <table:table-row table:style-name="TableLine94105396421328">
          <table:table-cell table:style-name="Tabla42.A2" office:value-type="string">
            <text:p text:style-name="P15">Caso de uso:</text:p>
          </table:table-cell>
          <table:table-cell table:style-name="Tabla42.B2" office:value-type="string">
            <text:p text:style-name="P65">Modificar limite reporte</text:p>
          </table:table-cell>
        </table:table-row>
        <table:table-row table:style-name="TableLine94105396421648">
          <table:table-cell table:style-name="Tabla42.A2" office:value-type="string">
            <text:p text:style-name="P15">Actores:</text:p>
          </table:table-cell>
          <table:table-cell table:style-name="Tabla42.B2" office:value-type="string">
            <text:p text:style-name="P65">Gerente</text:p>
          </table:table-cell>
        </table:table-row>
        <table:table-row table:style-name="TableLine94105396422304">
          <table:table-cell table:style-name="Tabla42.A2" office:value-type="string">
            <text:p text:style-name="P23">Precondicion:</text:p>
          </table:table-cell>
          <table:table-cell table:style-name="Tabla42.B2" office:value-type="string">
            <text:p text:style-name="P65">CU02</text:p>
          </table:table-cell>
        </table:table-row>
        <table:table-row table:style-name="TableLine94105396423040">
          <table:table-cell table:style-name="Tabla42.A2" office:value-type="string">
            <text:p text:style-name="P15">Propósito:</text:p>
          </table:table-cell>
          <table:table-cell table:style-name="Tabla42.B2" office:value-type="string">
            <text:p text:style-name="P65">Modificar el valor de un limite de reportes del sitio web.</text:p>
          </table:table-cell>
        </table:table-row>
        <table:table-row table:style-name="TableLine94105396423808">
          <table:table-cell table:style-name="Tabla42.A2" office:value-type="string">
            <text:p text:style-name="P15">Resumen:</text:p>
          </table:table-cell>
          <table:table-cell table:style-name="Tabla42.B2" office:value-type="string">
            <text:p text:style-name="P65">El gerente modifica uno de los dos limites necesarios para determinados reportes.</text:p>
          </table:table-cell>
        </table:table-row>
        <table:table-row table:style-name="TableLine94105396424624">
          <table:table-cell table:style-name="Tabla42.A2" office:value-type="string">
            <text:p text:style-name="P15">Tipo:</text:p>
          </table:table-cell>
          <table:table-cell table:style-name="Tabla42.B2" office:value-type="string">
            <text:p text:style-name="P65">Secundario y esencial.</text:p>
          </table:table-cell>
        </table:table-row>
        <table:table-row table:style-name="TableLine94105396425440">
          <table:table-cell table:style-name="Tabla42.A2" office:value-type="string">
            <text:p text:style-name="P15">Referencias:</text:p>
          </table:table-cell>
          <table:table-cell table:style-name="Tabla42.B2" office:value-type="string">
            <text:p text:style-name="P41">-</text:p>
          </table:table-cell>
        </table:table-row>
      </table:table>
      <text:p text:style-name="P3"/>
      <text:p text:style-name="P3"/>
      <table:table table:name="Tabla43" table:style-name="Tabla43">
        <table:table-column table:style-name="Tabla43.A"/>
        <table:table-column table:style-name="Tabla43.B"/>
        <table:table-row table:style-name="TableLine94105396406528">
          <table:table-cell table:style-name="Tabla43.A1" table:number-columns-spanned="2" office:value-type="string">
            <text:p text:style-name="P7">Curso normal de eventos</text:p>
          </table:table-cell>
          <table:covered-table-cell/>
        </table:table-row>
        <table:table-row table:style-name="TableLine94105396443424">
          <table:table-cell table:style-name="Tabla43.A2" office:value-type="string">
            <text:p text:style-name="P19">Acción de los actores</text:p>
          </table:table-cell>
          <table:table-cell table:style-name="Tabla43.B2" office:value-type="string">
            <text:p text:style-name="P19">Respuesta del sistema</text:p>
          </table:table-cell>
        </table:table-row>
        <table:table-row table:style-name="TableLine94105396444240">
          <table:table-cell table:style-name="Tabla43.A2" office:value-type="string">
            <text:p text:style-name="P65">1. Comienza cuando el gerente desea cambiar la cantidad limite necesaria para determinados reportes.</text:p>
          </table:table-cell>
          <table:table-cell table:style-name="Tabla43.B2" office:value-type="string">
            <text:p text:style-name="P46"/>
          </table:table-cell>
        </table:table-row>
        <table:table-row table:style-name="TableLine94105396444512">
          <table:table-cell table:style-name="Tabla43.A2" office:value-type="string">
            <text:p text:style-name="P65">2. Selecciona la opcion “Cambiar limites”.</text:p>
          </table:table-cell>
          <table:table-cell table:style-name="Tabla43.B2" office:value-type="string">
            <text:p text:style-name="P65">3. Muestra los valores actuales de los limites.</text:p>
          </table:table-cell>
        </table:table-row>
        <table:table-row table:style-name="TableLine94105396445168">
          <table:table-cell table:style-name="Tabla43.A2" office:value-type="string">
            <text:p text:style-name="P81"><text:span text:style-name="T8">4. </text:span><text:span text:style-name="T9">Presina la opcion “Modificar limites”.</text:span></text:p>
          </table:table-cell>
          <table:table-cell table:style-name="Tabla43.B2" office:value-type="string">
            <text:p text:style-name="P65">5. Muestra un formulario con <text:span text:style-name="T30">los valores actuales de los limites.</text:span></text:p>
          </table:table-cell>
        </table:table-row>
        <table:table-row table:style-name="TableLine94105396445824">
          <table:table-cell table:style-name="Tabla43.A2" office:value-type="string">
            <text:p text:style-name="P81"><text:span text:style-name="T8">6. </text:span><text:span text:style-name="T9">Cambia los valores de los limites y presiona</text:span><text:span text:style-name="T8"> “Guardar </text:span><text:span text:style-name="T9">cambios</text:span><text:span text:style-name="T8">”.</text:span></text:p>
          </table:table-cell>
          <table:table-cell table:style-name="Tabla43.B2" office:value-type="string">
            <text:p text:style-name="P65">7. Registra los cambios e informa del éxito de la operación.</text:p>
          </table:table-cell>
        </table:table-row>
      </table:table>
      <text:p text:style-name="P3"/>
      <text:p text:style-name="P3"/>
      <table:table table:name="Tabla44" table:style-name="Tabla44">
        <table:table-column table:style-name="Tabla44.A"/>
        <table:table-column table:style-name="Tabla44.B"/>
        <table:table-row table:style-name="TableLine94105396428992">
          <table:table-cell table:style-name="Tabla44.A1" table:number-columns-spanned="2" office:value-type="string">
            <text:p text:style-name="P7">Casos alternos</text:p>
          </table:table-cell>
          <table:covered-table-cell/>
        </table:table-row>
        <table:table-row table:style-name="TableLine94105396450656">
          <table:table-cell table:style-name="Tabla44.A2" office:value-type="string">
            <text:p text:style-name="P33">Linea 6:</text:p>
          </table:table-cell>
          <table:table-cell table:style-name="Tabla44.B2" office:value-type="string">
            <text:p text:style-name="P65">Valor vacio o incorrecto, indicar error.</text:p>
          </table:table-cell>
        </table:table-row>
      </table:table>
      <text:p text:style-name="P3"/>
      <text:p text:style-name="P3"/>
      <text:p text:style-name="P3"/>
      <text:p text:style-name="P3"/>
      <text:p text:style-name="P3"/>
      <text:p text:style-name="P3"/>
      <table:table table:name="Tabla45" table:style-name="Tabla45">
        <table:table-column table:style-name="Tabla45.A"/>
        <table:table-column table:style-name="Tabla45.B"/>
        <text:soft-page-break/>
        <table:table-row table:style-name="TableLine94105396448864">
          <table:table-cell table:style-name="Tabla45.A1" table:number-columns-spanned="2" office:value-type="string">
            <text:p text:style-name="P7">Caso de uso de alto nivel</text:p>
          </table:table-cell>
          <table:covered-table-cell/>
        </table:table-row>
        <table:table-row table:style-name="Tabla45.2">
          <table:table-cell table:style-name="Tabla45.A2" office:value-type="string">
            <text:p text:style-name="P11">Numero:</text:p>
          </table:table-cell>
          <table:table-cell table:style-name="Tabla45.B2" office:value-type="string">
            <text:p text:style-name="P65">CU12</text:p>
          </table:table-cell>
        </table:table-row>
        <table:table-row table:style-name="TableLine94105396464880">
          <table:table-cell table:style-name="Tabla45.A2" office:value-type="string">
            <text:p text:style-name="P11">Caso de uso:</text:p>
          </table:table-cell>
          <table:table-cell table:style-name="Tabla45.B2" office:value-type="string">
            <text:p text:style-name="P65">Realizar retiro.</text:p>
          </table:table-cell>
        </table:table-row>
        <table:table-row table:style-name="TableLine94105396465200">
          <table:table-cell table:style-name="Tabla45.A2" office:value-type="string">
            <text:p text:style-name="P11">Actores:</text:p>
          </table:table-cell>
          <table:table-cell table:style-name="Tabla45.B2" office:value-type="string">
            <text:p text:style-name="P65">Cliente, Cajero.</text:p>
          </table:table-cell>
        </table:table-row>
        <table:table-row table:style-name="Tabla45.2">
          <table:table-cell table:style-name="Tabla45.A2" office:value-type="string">
            <text:p text:style-name="P11">Descripción:</text:p>
          </table:table-cell>
          <table:table-cell table:style-name="Tabla45.B2" office:value-type="string">
            <text:p text:style-name="P65">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a45.2">
          <table:table-cell table:style-name="Tabla45.A2" office:value-type="string">
            <text:p text:style-name="P11">Tipo:</text:p>
          </table:table-cell>
          <table:table-cell table:style-name="Tabla45.B2" office:value-type="string">
            <text:p text:style-name="P65">Primario</text:p>
          </table:table-cell>
        </table:table-row>
      </table:table>
      <text:p text:style-name="P3"/>
      <table:table table:name="Tabla46" table:style-name="Tabla46">
        <table:table-column table:style-name="Tabla46.A"/>
        <table:table-column table:style-name="Tabla46.B"/>
        <table:table-row table:style-name="TableLine94105396455328">
          <table:table-cell table:style-name="Tabla46.A1" table:number-columns-spanned="2" office:value-type="string">
            <text:p text:style-name="P7">Caso de uso extendido</text:p>
          </table:table-cell>
          <table:covered-table-cell/>
        </table:table-row>
        <table:table-row table:style-name="TableLine94105396482624">
          <table:table-cell table:style-name="Tabla46.A2" office:value-type="string">
            <text:p text:style-name="P15">Numero:</text:p>
          </table:table-cell>
          <table:table-cell table:style-name="Tabla46.B2" office:value-type="string">
            <text:p text:style-name="P65">CU12</text:p>
          </table:table-cell>
        </table:table-row>
        <table:table-row table:style-name="TableLine94105396483728">
          <table:table-cell table:style-name="Tabla46.A2" office:value-type="string">
            <text:p text:style-name="P15">Caso de uso:</text:p>
          </table:table-cell>
          <table:table-cell table:style-name="Tabla46.B2" office:value-type="string">
            <text:p text:style-name="P65">Realizar retiro.</text:p>
          </table:table-cell>
        </table:table-row>
        <table:table-row table:style-name="TableLine94105396484048">
          <table:table-cell table:style-name="Tabla46.A2" office:value-type="string">
            <text:p text:style-name="P15">Actores:</text:p>
          </table:table-cell>
          <table:table-cell table:style-name="Tabla46.B2" office:value-type="string">
            <text:p text:style-name="P65">Cliente(Iniciador), Cajero.</text:p>
          </table:table-cell>
        </table:table-row>
        <table:table-row table:style-name="TableLine94105396484704">
          <table:table-cell table:style-name="Tabla46.A2" office:value-type="string">
            <text:p text:style-name="P23">Precondicion:</text:p>
          </table:table-cell>
          <table:table-cell table:style-name="Tabla46.B2" office:value-type="string">
            <text:p text:style-name="P65">CU02</text:p>
          </table:table-cell>
        </table:table-row>
        <table:table-row table:style-name="TableLine94105396485440">
          <table:table-cell table:style-name="Tabla46.A2" office:value-type="string">
            <text:p text:style-name="P15">Propósito:</text:p>
          </table:table-cell>
          <table:table-cell table:style-name="Tabla46.B2" office:value-type="string">
            <text:p text:style-name="P65">Retirar dinero de una de las cuentas asociadas del cliente. </text:p>
          </table:table-cell>
        </table:table-row>
        <table:table-row table:style-name="TableLine94105396486208">
          <table:table-cell table:style-name="Tabla46.A2" office:value-type="string">
            <text:p text:style-name="P15">Resumen:</text:p>
          </table:table-cell>
          <table:table-cell table:style-name="Tabla46.B2" office:value-type="string">
            <text:p text:style-name="P65">Primario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eLine94105396487024">
          <table:table-cell table:style-name="Tabla46.A2" office:value-type="string">
            <text:p text:style-name="P15">Tipo:</text:p>
          </table:table-cell>
          <table:table-cell table:style-name="Tabla46.B2" office:value-type="string">
            <text:p text:style-name="P65">Primario y esencial.</text:p>
          </table:table-cell>
        </table:table-row>
        <table:table-row table:style-name="TableLine94105396487840">
          <table:table-cell table:style-name="Tabla46.A2" office:value-type="string">
            <text:p text:style-name="P15">Referencias:</text:p>
          </table:table-cell>
          <table:table-cell table:style-name="Tabla46.B2" office:value-type="string">
            <text:p text:style-name="P41">.</text:p>
          </table:table-cell>
        </table:table-row>
      </table:table>
      <text:p text:style-name="P3"/>
      <table:table table:name="Tabla47" table:style-name="Tabla47">
        <table:table-column table:style-name="Tabla47.A"/>
        <table:table-column table:style-name="Tabla47.B"/>
        <table:table-row table:style-name="TableLine94105396469408">
          <table:table-cell table:style-name="Tabla47.A1" table:number-columns-spanned="2" office:value-type="string">
            <text:p text:style-name="P7">Curso normal de eventos</text:p>
          </table:table-cell>
          <table:covered-table-cell/>
        </table:table-row>
        <table:table-row table:style-name="TableLine94105396502672">
          <table:table-cell table:style-name="Tabla47.A2" office:value-type="string">
            <text:p text:style-name="P19">Acción de los actores</text:p>
          </table:table-cell>
          <table:table-cell table:style-name="Tabla47.B2" office:value-type="string">
            <text:p text:style-name="P19">Respuesta del sistema</text:p>
          </table:table-cell>
        </table:table-row>
        <table:table-row table:style-name="TableLine94105396503904">
          <table:table-cell table:style-name="Tabla47.A2" office:value-type="string">
            <text:p text:style-name="P67">1. Comienza cuando el cliente llega al banco para realizar un retiro.</text:p>
          </table:table-cell>
          <table:table-cell table:style-name="Tabla47.B2" office:value-type="string">
            <text:p text:style-name="P46"/>
          </table:table-cell>
        </table:table-row>
        <table:table-row table:style-name="TableLine94105396504336">
          <table:table-cell table:style-name="Tabla47.A2" office:value-type="string">
            <text:p text:style-name="P67">2. El cliente le proporciona al cajero su dpi, el numero de cuenta y la cantidad a retirar.</text:p>
          </table:table-cell>
          <table:table-cell table:style-name="Tabla47.B2" office:value-type="string">
            <text:p text:style-name="P64"/>
          </table:table-cell>
        </table:table-row>
        <table:table-row table:style-name="TableLine94105396504992">
          <table:table-cell table:style-name="Tabla47.A2" office:value-type="string">
            <text:p text:style-name="P67">3. El cajero ingresa a la opcion de “Retiro”.</text:p>
          </table:table-cell>
          <table:table-cell table:style-name="Tabla47.B2" office:value-type="string">
            <text:p text:style-name="P67">4. Muestra una pantalla solicitando el numero de cuenta del que se desea retirar.</text:p>
          </table:table-cell>
        </table:table-row>
        <table:table-row table:style-name="TableLine94105396505728">
          <table:table-cell table:style-name="Tabla47.A2" office:value-type="string">
            <text:p text:style-name="P67">5. El cajero ingresa el numero de cuenta.</text:p>
          </table:table-cell>
          <table:table-cell table:style-name="Tabla47.B2" office:value-type="string">
            <text:p text:style-name="P67">6. Muestra en pantalla un formulario con los datos del cliente para su verificacion y un campo solicitando la cantidad a retirar.</text:p>
          </table:table-cell>
        </table:table-row>
        <table:table-row table:style-name="TableLine94105396506496">
          <table:table-cell table:style-name="Tabla47.A2" office:value-type="string">
            <text:p text:style-name="P67">7. Verifica la informacion del cliente e ingresa la cantidad a retirar.</text:p>
          </table:table-cell>
          <table:table-cell table:style-name="Tabla47.B2" office:value-type="string">
            <text:p text:style-name="P67">8. Registra el retiro y descuenta la cantidad del saldo de la cuenta del cliente.</text:p>
          </table:table-cell>
        </table:table-row>
        <table:table-row table:style-name="TableLine94105396507312">
          <table:table-cell table:style-name="Tabla47.A2" office:value-type="string">
            <text:p text:style-name="P67">9. El cajero le devuelve el dpi al cliente y le entrega el dinero.</text:p>
          </table:table-cell>
          <table:table-cell table:style-name="Tabla47.B2" office:value-type="string">
            <text:p text:style-name="P67"/>
          </table:table-cell>
        </table:table-row>
      </table:table>
      <text:p text:style-name="P3"/>
      <text:p text:style-name="P3"/>
      <table:table table:name="Tabla48" table:style-name="Tabla48">
        <table:table-column table:style-name="Tabla48.A"/>
        <table:table-column table:style-name="Tabla48.B"/>
        <text:soft-page-break/>
        <table:table-row table:style-name="TableLine94105396490912">
          <table:table-cell table:style-name="Tabla48.A1" table:number-columns-spanned="2" office:value-type="string">
            <text:p text:style-name="P7">Casos alternos</text:p>
          </table:table-cell>
          <table:covered-table-cell/>
        </table:table-row>
        <table:table-row table:style-name="TableLine94105396513904">
          <table:table-cell table:style-name="Tabla48.A2" office:value-type="string">
            <text:p text:style-name="P35">Linea 5:</text:p>
          </table:table-cell>
          <table:table-cell table:style-name="Tabla48.B2" office:value-type="string">
            <text:p text:style-name="P67">Cuenta no existe, indicar error.</text:p>
          </table:table-cell>
        </table:table-row>
        <table:table-row table:style-name="TableLine94105396515136">
          <table:table-cell table:style-name="Tabla48.A2" office:value-type="string">
            <text:p text:style-name="P35">Linea 8:</text:p>
          </table:table-cell>
          <table:table-cell table:style-name="Tabla48.B2" office:value-type="string">
            <text:p text:style-name="P67">Cuenta sin fondos suficientes, cancelar retiro 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49" table:style-name="Tabla49">
        <table:table-column table:style-name="Tabla49.A"/>
        <table:table-column table:style-name="Tabla49.B"/>
        <text:soft-page-break/>
        <table:table-row table:style-name="TableLine94105395768288">
          <table:table-cell table:style-name="Tabla49.A1" table:number-columns-spanned="2" office:value-type="string">
            <text:p text:style-name="P7">Caso de uso de alto nivel</text:p>
          </table:table-cell>
          <table:covered-table-cell/>
        </table:table-row>
        <table:table-row table:style-name="Tabla49.2">
          <table:table-cell table:style-name="Tabla49.A2" office:value-type="string">
            <text:p text:style-name="P11">Numero:</text:p>
          </table:table-cell>
          <table:table-cell table:style-name="Tabla49.B2" office:value-type="string">
            <text:p text:style-name="P67">CU13</text:p>
          </table:table-cell>
        </table:table-row>
        <table:table-row table:style-name="TableLine94105396531808">
          <table:table-cell table:style-name="Tabla49.A2" office:value-type="string">
            <text:p text:style-name="P11">Caso de uso:</text:p>
          </table:table-cell>
          <table:table-cell table:style-name="Tabla49.B2" office:value-type="string">
            <text:p text:style-name="P67">Realizar deposito.</text:p>
          </table:table-cell>
        </table:table-row>
        <table:table-row table:style-name="TableLine94105396533248">
          <table:table-cell table:style-name="Tabla49.A2" office:value-type="string">
            <text:p text:style-name="P11">Actores:</text:p>
          </table:table-cell>
          <table:table-cell table:style-name="Tabla49.B2" office:value-type="string">
            <text:p text:style-name="P67">Cliente, Cajero.</text:p>
          </table:table-cell>
        </table:table-row>
        <table:table-row table:style-name="Tabla49.2">
          <table:table-cell table:style-name="Tabla49.A2" office:value-type="string">
            <text:p text:style-name="P11">Descripción:</text:p>
          </table:table-cell>
          <table:table-cell table:style-name="Tabla49.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a49.2">
          <table:table-cell table:style-name="Tabla49.A2" office:value-type="string">
            <text:p text:style-name="P11">Tipo:</text:p>
          </table:table-cell>
          <table:table-cell table:style-name="Tabla49.B2" office:value-type="string">
            <text:p text:style-name="P67">Primario</text:p>
          </table:table-cell>
        </table:table-row>
      </table:table>
      <text:p text:style-name="P3"/>
      <text:p text:style-name="P3"/>
      <table:table table:name="Tabla50" table:style-name="Tabla50">
        <table:table-column table:style-name="Tabla50.A"/>
        <table:table-column table:style-name="Tabla50.B"/>
        <table:table-row table:style-name="TableLine94105396546816">
          <table:table-cell table:style-name="Tabla50.A1" table:number-columns-spanned="2" office:value-type="string">
            <text:p text:style-name="P7">Caso de uso extendido</text:p>
          </table:table-cell>
          <table:covered-table-cell/>
        </table:table-row>
        <table:table-row table:style-name="TableLine94105396568416">
          <table:table-cell table:style-name="Tabla50.A2" office:value-type="string">
            <text:p text:style-name="P15">Numero:</text:p>
          </table:table-cell>
          <table:table-cell table:style-name="Tabla50.B2" office:value-type="string">
            <text:p text:style-name="P67">CU13</text:p>
          </table:table-cell>
        </table:table-row>
        <table:table-row table:style-name="TableLine94105396569520">
          <table:table-cell table:style-name="Tabla50.A2" office:value-type="string">
            <text:p text:style-name="P15">Caso de uso:</text:p>
          </table:table-cell>
          <table:table-cell table:style-name="Tabla50.B2" office:value-type="string">
            <text:p text:style-name="P67">Realizar deposito.</text:p>
          </table:table-cell>
        </table:table-row>
        <table:table-row table:style-name="TableLine94105396569840">
          <table:table-cell table:style-name="Tabla50.A2" office:value-type="string">
            <text:p text:style-name="P15">Actores:</text:p>
          </table:table-cell>
          <table:table-cell table:style-name="Tabla50.B2" office:value-type="string">
            <text:p text:style-name="P67">Cliente(Iniciador), Cajero.</text:p>
          </table:table-cell>
        </table:table-row>
        <table:table-row table:style-name="TableLine94105396570496">
          <table:table-cell table:style-name="Tabla50.A2" office:value-type="string">
            <text:p text:style-name="P23">Precondicion:</text:p>
          </table:table-cell>
          <table:table-cell table:style-name="Tabla50.B2" office:value-type="string">
            <text:p text:style-name="P67">CU02</text:p>
          </table:table-cell>
        </table:table-row>
        <table:table-row table:style-name="TableLine94105396571232">
          <table:table-cell table:style-name="Tabla50.A2" office:value-type="string">
            <text:p text:style-name="P15">Propósito:</text:p>
          </table:table-cell>
          <table:table-cell table:style-name="Tabla50.B2" office:value-type="string">
            <text:p text:style-name="P67">Registrar un deposito y sumar la cantidad al saldo de la cuenta especificada.</text:p>
          </table:table-cell>
        </table:table-row>
        <table:table-row table:style-name="TableLine94105396572000">
          <table:table-cell table:style-name="Tabla50.A2" office:value-type="string">
            <text:p text:style-name="P15">Resumen:</text:p>
          </table:table-cell>
          <table:table-cell table:style-name="Tabla50.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eLine94105396572816">
          <table:table-cell table:style-name="Tabla50.A2" office:value-type="string">
            <text:p text:style-name="P15">Tipo:</text:p>
          </table:table-cell>
          <table:table-cell table:style-name="Tabla50.B2" office:value-type="string">
            <text:p text:style-name="P67">Primario y esencial.</text:p>
          </table:table-cell>
        </table:table-row>
        <table:table-row table:style-name="TableLine94105396573632">
          <table:table-cell table:style-name="Tabla50.A2" office:value-type="string">
            <text:p text:style-name="P15">Referencias:</text:p>
          </table:table-cell>
          <table:table-cell table:style-name="Tabla50.B2" office:value-type="string">
            <text:p text:style-name="P41">-</text:p>
          </table:table-cell>
        </table:table-row>
      </table:table>
      <text:p text:style-name="P3"/>
      <text:p text:style-name="P3"/>
      <table:table table:name="Tabla51" table:style-name="Tabla51">
        <table:table-column table:style-name="Tabla51.A"/>
        <table:table-column table:style-name="Tabla51.B"/>
        <table:table-row table:style-name="TableLine94105396548784">
          <table:table-cell table:style-name="Tabla51.A1" table:number-columns-spanned="2" office:value-type="string">
            <text:p text:style-name="P7">Curso normal de eventos</text:p>
          </table:table-cell>
          <table:covered-table-cell/>
        </table:table-row>
        <table:table-row table:style-name="TableLine94105394959600">
          <table:table-cell table:style-name="Tabla51.A2" office:value-type="string">
            <text:p text:style-name="P19">Acción de los actores</text:p>
          </table:table-cell>
          <table:table-cell table:style-name="Tabla51.B2" office:value-type="string">
            <text:p text:style-name="P19">Respuesta del sistema</text:p>
          </table:table-cell>
        </table:table-row>
        <table:table-row table:style-name="TableLine94105393852880">
          <table:table-cell table:style-name="Tabla51.A2" office:value-type="string">
            <text:p text:style-name="P67">1. <text:span text:style-name="T23">Comienza cuando el cliente llega con el cajero para realizar un deposito.</text:span></text:p>
          </table:table-cell>
          <table:table-cell table:style-name="Tabla51.B2" office:value-type="string">
            <text:p text:style-name="P46"/>
          </table:table-cell>
        </table:table-row>
        <table:table-row table:style-name="TableLine94105393853312">
          <table:table-cell table:style-name="Tabla51.A2" office:value-type="string">
            <text:p text:style-name="P68">2. El cliente le proporciona al cajero el numero de cuenta y la cantidad a depositar.</text:p>
          </table:table-cell>
          <table:table-cell table:style-name="Tabla51.B2" office:value-type="string">
            <text:p text:style-name="P64"/>
          </table:table-cell>
        </table:table-row>
        <table:table-row table:style-name="TableLine94105393853968">
          <table:table-cell table:style-name="Tabla51.A2" office:value-type="string">
            <text:p text:style-name="P68">3. El cajero ingresa a la opcion “Realizar deposito”.</text:p>
          </table:table-cell>
          <table:table-cell table:style-name="Tabla51.B2" office:value-type="string">
            <text:p text:style-name="P68">4. Muestra un formulario solicitando el numero de cuenta a la que se depositara.</text:p>
          </table:table-cell>
        </table:table-row>
        <table:table-row table:style-name="TableLine94105393854704">
          <table:table-cell table:style-name="Tabla51.A2" office:value-type="string">
            <text:p text:style-name="P68">5. El cajero ingresa el numero de cuenta.</text:p>
          </table:table-cell>
          <table:table-cell table:style-name="Tabla51.B2" office:value-type="string">
            <text:p text:style-name="P68">6. Muestra la informacion del cliente asociado a la cuenta ingresada y un campo para ingresar la cantidad a depositar.</text:p>
          </table:table-cell>
        </table:table-row>
        <table:table-row table:style-name="TableLine94105393855472">
          <table:table-cell table:style-name="Tabla51.A2" office:value-type="string">
            <text:p text:style-name="P68">7. El cajero ingresa la cantidad a depositar.</text:p>
          </table:table-cell>
          <table:table-cell table:style-name="Tabla51.B2" office:value-type="string">
            <text:p text:style-name="P68">8. Registra el deposito, suma la cantidad al saldo de la cuenta especificada e indica del éxito de la operación.</text:p>
          </table:table-cell>
        </table:table-row>
      </table:table>
      <text:p text:style-name="P3"/>
      <text:p text:style-name="P3"/>
      <table:table table:name="Tabla52" table:style-name="Tabla52">
        <table:table-column table:style-name="Tabla52.A"/>
        <table:table-column table:style-name="Tabla52.B"/>
        <text:soft-page-break/>
        <table:table-row table:style-name="TableLine94105396577056">
          <table:table-cell table:style-name="Tabla52.A1" table:number-columns-spanned="2" office:value-type="string">
            <text:p text:style-name="P7">Casos alternos</text:p>
          </table:table-cell>
          <table:covered-table-cell/>
        </table:table-row>
        <table:table-row table:style-name="TableLine94105393860288">
          <table:table-cell table:style-name="Tabla52.A2" office:value-type="string">
            <text:p text:style-name="P36">Linea 5:</text:p>
          </table:table-cell>
          <table:table-cell table:style-name="Tabla52.B2" office:value-type="string">
            <text:p text:style-name="P68">Cuenta no exist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a53" table:style-name="Tabla53">
        <table:table-column table:style-name="Tabla53.A"/>
        <table:table-column table:style-name="Tabla53.B"/>
        <text:soft-page-break/>
        <table:table-row table:style-name="TableLine94105393858608">
          <table:table-cell table:style-name="Tabla53.A1" table:number-columns-spanned="2" office:value-type="string">
            <text:p text:style-name="P8">Caso de uso de alto nivel</text:p>
          </table:table-cell>
          <table:covered-table-cell/>
        </table:table-row>
        <table:table-row table:style-name="Tabla53.2">
          <table:table-cell table:style-name="Tabla53.A2" office:value-type="string">
            <text:p text:style-name="P12">Numero:</text:p>
          </table:table-cell>
          <table:table-cell table:style-name="Tabla53.B2" office:value-type="string">
            <text:p text:style-name="P69">CU14</text:p>
          </table:table-cell>
        </table:table-row>
        <table:table-row table:style-name="TableLine94105393913504">
          <table:table-cell table:style-name="Tabla53.A2" office:value-type="string">
            <text:p text:style-name="P12">Caso de uso:</text:p>
          </table:table-cell>
          <table:table-cell table:style-name="Tabla53.B2" office:value-type="string">
            <text:p text:style-name="P69">Transferir dinero.</text:p>
          </table:table-cell>
        </table:table-row>
        <table:table-row table:style-name="TableLine94105393913824">
          <table:table-cell table:style-name="Tabla53.A2" office:value-type="string">
            <text:p text:style-name="P12">Actores:</text:p>
          </table:table-cell>
          <table:table-cell table:style-name="Tabla53.B2" office:value-type="string">
            <text:p text:style-name="P69">Cliente</text:p>
          </table:table-cell>
        </table:table-row>
        <table:table-row table:style-name="Tabla53.2">
          <table:table-cell table:style-name="Tabla53.A2" office:value-type="string">
            <text:p text:style-name="P12">Descripción:</text:p>
          </table:table-cell>
          <table:table-cell table:style-name="Tabla53.B2" office:value-type="string">
            <text:p text:style-name="P69">El cliente transfiere una cantidad de dinero x de una cuenta origen a una cuenta destino(propia o de terceros), la cuenta destino debe estar asociada al cliente.</text:p>
          </table:table-cell>
        </table:table-row>
        <table:table-row table:style-name="Tabla53.2">
          <table:table-cell table:style-name="Tabla53.A2" office:value-type="string">
            <text:p text:style-name="P12">Tipo:</text:p>
          </table:table-cell>
          <table:table-cell table:style-name="Tabla53.B2" office:value-type="string">
            <text:p text:style-name="P69">Primario</text:p>
          </table:table-cell>
        </table:table-row>
      </table:table>
      <text:p text:style-name="P4"/>
      <text:p text:style-name="P4"/>
      <table:table table:name="Tabla54" table:style-name="Tabla54">
        <table:table-column table:style-name="Tabla54.A"/>
        <table:table-column table:style-name="Tabla54.B"/>
        <table:table-row table:style-name="TableLine94105393893424">
          <table:table-cell table:style-name="Tabla54.A1" table:number-columns-spanned="2" office:value-type="string">
            <text:p text:style-name="P8">Caso de uso extendido</text:p>
          </table:table-cell>
          <table:covered-table-cell/>
        </table:table-row>
        <table:table-row table:style-name="TableLine94105393932768">
          <table:table-cell table:style-name="Tabla54.A2" office:value-type="string">
            <text:p text:style-name="P16">Numero:</text:p>
          </table:table-cell>
          <table:table-cell table:style-name="Tabla54.B2" office:value-type="string">
            <text:p text:style-name="P69">CU14</text:p>
          </table:table-cell>
        </table:table-row>
        <table:table-row table:style-name="TableLine94105393934000">
          <table:table-cell table:style-name="Tabla54.A2" office:value-type="string">
            <text:p text:style-name="P16">Caso de uso:</text:p>
          </table:table-cell>
          <table:table-cell table:style-name="Tabla54.B2" office:value-type="string">
            <text:p text:style-name="P69">Transferir dinero.</text:p>
          </table:table-cell>
        </table:table-row>
        <table:table-row table:style-name="TableLine94105393934320">
          <table:table-cell table:style-name="Tabla54.A2" office:value-type="string">
            <text:p text:style-name="P16">Actores:</text:p>
          </table:table-cell>
          <table:table-cell table:style-name="Tabla54.B2" office:value-type="string">
            <text:p text:style-name="P69">Cliente</text:p>
          </table:table-cell>
        </table:table-row>
        <table:table-row table:style-name="TableLine94105393934976">
          <table:table-cell table:style-name="Tabla54.A2" office:value-type="string">
            <text:p text:style-name="P24">Precondicion:</text:p>
          </table:table-cell>
          <table:table-cell table:style-name="Tabla54.B2" office:value-type="string">
            <text:p text:style-name="P69">CU02</text:p>
          </table:table-cell>
        </table:table-row>
        <table:table-row table:style-name="TableLine94105393935712">
          <table:table-cell table:style-name="Tabla54.A2" office:value-type="string">
            <text:p text:style-name="P16">Propósito:</text:p>
          </table:table-cell>
          <table:table-cell table:style-name="Tabla54.B2" office:value-type="string">
            <text:p text:style-name="P71">Registrar la transferencia realizada, restar la cantidad al saldo de la cuenta origen y sumar la cantidad al saldo de la cuenta destino.</text:p>
          </table:table-cell>
        </table:table-row>
        <table:table-row table:style-name="TableLine94105393936480">
          <table:table-cell table:style-name="Tabla54.A2" office:value-type="string">
            <text:p text:style-name="P16">Resumen:</text:p>
          </table:table-cell>
          <table:table-cell table:style-name="Tabla54.B2" office:value-type="string">
            <text:p text:style-name="P69">El cliente transfiere una cantidad de dinero x de una cuenta origen a una cuenta destino(propia o de terceros), la cuenta destino debe estar asociada al cliente.</text:p>
          </table:table-cell>
        </table:table-row>
        <table:table-row table:style-name="TableLine94105393937296">
          <table:table-cell table:style-name="Tabla54.A2" office:value-type="string">
            <text:p text:style-name="P16">Tipo:</text:p>
          </table:table-cell>
          <table:table-cell table:style-name="Tabla54.B2" office:value-type="string">
            <text:p text:style-name="P69">Primario</text:p>
          </table:table-cell>
        </table:table-row>
        <table:table-row table:style-name="TableLine94105393938112">
          <table:table-cell table:style-name="Tabla54.A2" office:value-type="string">
            <text:p text:style-name="P16">Referencias:</text:p>
          </table:table-cell>
          <table:table-cell table:style-name="Tabla54.B2" office:value-type="string">
            <text:p text:style-name="P42">-</text:p>
          </table:table-cell>
        </table:table-row>
      </table:table>
      <text:p text:style-name="P4"/>
      <text:p text:style-name="P4"/>
      <table:table table:name="Tabla55" table:style-name="Tabla55">
        <table:table-column table:style-name="Tabla55.A"/>
        <table:table-column table:style-name="Tabla55.B"/>
        <table:table-row table:style-name="TableLine94105393918496">
          <table:table-cell table:style-name="Tabla55.A1" table:number-columns-spanned="2" office:value-type="string">
            <text:p text:style-name="P8">Curso normal de eventos</text:p>
          </table:table-cell>
          <table:covered-table-cell/>
        </table:table-row>
        <table:table-row table:style-name="TableLine94105393950288">
          <table:table-cell table:style-name="Tabla55.A2" office:value-type="string">
            <text:p text:style-name="P20">Acción de los actores</text:p>
          </table:table-cell>
          <table:table-cell table:style-name="Tabla55.B2" office:value-type="string">
            <text:p text:style-name="P20">Respuesta del sistema</text:p>
          </table:table-cell>
        </table:table-row>
        <table:table-row table:style-name="TableLine94105393951392">
          <table:table-cell table:style-name="Tabla55.A2" office:value-type="string">
            <text:p text:style-name="P69">1. Comienza cuando el cliente desea realizar una transferencia a una cuenta propia o de terceros.</text:p>
          </table:table-cell>
          <table:table-cell table:style-name="Tabla55.B2" office:value-type="string">
            <text:p text:style-name="P47"/>
          </table:table-cell>
        </table:table-row>
        <table:table-row table:style-name="TableLine94105393951824">
          <table:table-cell table:style-name="Tabla55.A2" office:value-type="string">
            <text:p text:style-name="P69">2. Selecciona la opcion “<text:span text:style-name="T24">Transferir dinero</text:span>”.</text:p>
          </table:table-cell>
          <table:table-cell table:style-name="Tabla55.B2" office:value-type="string">
            <text:p text:style-name="P77"><text:span text:style-name="T2">3. </text:span><text:span text:style-name="T3">Muestra un formulario solicitando los siguientes datos: cuenta origen, cuenta destino, monto.</text:span></text:p>
          </table:table-cell>
        </table:table-row>
        <table:table-row table:style-name="TableLine94105393952480">
          <table:table-cell table:style-name="Tabla55.A2" office:value-type="string">
            <text:p text:style-name="P70">4. <text:s/><text:span text:style-name="T25">Ingresa los datos solicitados y presiona el boton “Transferir”.</text:span></text:p>
          </table:table-cell>
          <table:table-cell table:style-name="Tabla55.B2" office:value-type="string">
            <text:p text:style-name="P71">5. Registrar la transferencia, resta el monto de la cuenta origen y lo suma a la cuenta destino, indica el éxito de la operación.</text:p>
          </table:table-cell>
        </table:table-row>
      </table:table>
      <text:p text:style-name="P4"/>
      <text:p text:style-name="P4"/>
      <table:table table:name="Tabla56" table:style-name="Tabla56">
        <table:table-column table:style-name="Tabla56.A"/>
        <table:table-column table:style-name="Tabla56.B"/>
        <table:table-row table:style-name="TableLine94105393941664">
          <table:table-cell table:style-name="Tabla56.A1" table:number-columns-spanned="2" office:value-type="string">
            <text:p text:style-name="P8">Casos alternos</text:p>
          </table:table-cell>
          <table:covered-table-cell/>
        </table:table-row>
        <table:table-row table:style-name="TableLine94105393957776">
          <table:table-cell table:style-name="Tabla56.A2" office:value-type="string">
            <text:p text:style-name="P37">Linea 4:</text:p>
          </table:table-cell>
          <table:table-cell table:style-name="Tabla56.B2" office:value-type="string">
            <text:p text:style-name="P71">Saldo de la cuenta origen menor al monto ingresado, indicar error.</text:p>
          </table:table-cell>
        </table:table-row>
      </table:table>
      <text:p text:style-name="P4"/>
      <text:p text:style-name="P4"/>
      <text:p text:style-name="P4"/>
      <table:table table:name="Tabla57" table:style-name="Tabla57">
        <table:table-column table:style-name="Tabla57.A"/>
        <table:table-column table:style-name="Tabla57.B"/>
        <text:soft-page-break/>
        <table:table-row table:style-name="TableLine94105393955568">
          <table:table-cell table:style-name="Tabla57.A1" table:number-columns-spanned="2" office:value-type="string">
            <text:p text:style-name="P8">Caso de uso de alto nivel</text:p>
          </table:table-cell>
          <table:covered-table-cell/>
        </table:table-row>
        <table:table-row table:style-name="Tabla57.2">
          <table:table-cell table:style-name="Tabla57.A2" office:value-type="string">
            <text:p text:style-name="P12">Numero:</text:p>
          </table:table-cell>
          <table:table-cell table:style-name="Tabla57.B2" office:value-type="string">
            <text:p text:style-name="P71">CU15</text:p>
          </table:table-cell>
        </table:table-row>
        <table:table-row table:style-name="TableLine94105396585072">
          <table:table-cell table:style-name="Tabla57.A2" office:value-type="string">
            <text:p text:style-name="P12">Caso de uso:</text:p>
          </table:table-cell>
          <table:table-cell table:style-name="Tabla57.B2" office:value-type="string">
            <text:p text:style-name="P71">Solicitar asociacion de cuenta.</text:p>
          </table:table-cell>
        </table:table-row>
        <table:table-row table:style-name="TableLine94105396585392">
          <table:table-cell table:style-name="Tabla57.A2" office:value-type="string">
            <text:p text:style-name="P12">Actores:</text:p>
          </table:table-cell>
          <table:table-cell table:style-name="Tabla57.B2" office:value-type="string">
            <text:p text:style-name="P71">Cliente</text:p>
          </table:table-cell>
        </table:table-row>
        <table:table-row table:style-name="Tabla57.2">
          <table:table-cell table:style-name="Tabla57.A2" office:value-type="string">
            <text:p text:style-name="P12">Descripción:</text:p>
          </table:table-cell>
          <table:table-cell table:style-name="Tabla57.B2" office:value-type="string">
            <text:p text:style-name="P71">El cliente ingresa el numero de cuenta a asociar, valida que los datos de la cuenta sean los correctos, se envia la solicitud al dueño de la cuenta ingresada.</text:p>
          </table:table-cell>
        </table:table-row>
        <table:table-row table:style-name="Tabla57.2">
          <table:table-cell table:style-name="Tabla57.A2" office:value-type="string">
            <text:p text:style-name="P12">Tipo:</text:p>
          </table:table-cell>
          <table:table-cell table:style-name="Tabla57.B2" office:value-type="string">
            <text:p text:style-name="P71">Secundario</text:p>
          </table:table-cell>
        </table:table-row>
      </table:table>
      <text:p text:style-name="P4"/>
      <text:p text:style-name="P4"/>
      <table:table table:name="Tabla58" table:style-name="Tabla58">
        <table:table-column table:style-name="Tabla58.A"/>
        <table:table-column table:style-name="Tabla58.B"/>
        <table:table-row table:style-name="TableLine94105393961664">
          <table:table-cell table:style-name="Tabla58.A1" table:number-columns-spanned="2" office:value-type="string">
            <text:p text:style-name="P8">Caso de uso extendido</text:p>
          </table:table-cell>
          <table:covered-table-cell/>
        </table:table-row>
        <table:table-row table:style-name="TableLine94105393840992">
          <table:table-cell table:style-name="Tabla58.A2" office:value-type="string">
            <text:p text:style-name="P16">Numero:</text:p>
          </table:table-cell>
          <table:table-cell table:style-name="Tabla58.B2" office:value-type="string">
            <text:p text:style-name="P71">CU15</text:p>
          </table:table-cell>
        </table:table-row>
        <table:table-row table:style-name="TableLine94105393877488">
          <table:table-cell table:style-name="Tabla58.A2" office:value-type="string">
            <text:p text:style-name="P16">Caso de uso:</text:p>
          </table:table-cell>
          <table:table-cell table:style-name="Tabla58.B2" office:value-type="string">
            <text:p text:style-name="P71">Solicitar asociacion de cuenta.</text:p>
          </table:table-cell>
        </table:table-row>
        <table:table-row table:style-name="TableLine94105393878928">
          <table:table-cell table:style-name="Tabla58.A2" office:value-type="string">
            <text:p text:style-name="P16">Actores:</text:p>
          </table:table-cell>
          <table:table-cell table:style-name="Tabla58.B2" office:value-type="string">
            <text:p text:style-name="P71">Cliente</text:p>
          </table:table-cell>
        </table:table-row>
        <table:table-row table:style-name="TableLine94105393881088">
          <table:table-cell table:style-name="Tabla58.A2" office:value-type="string">
            <text:p text:style-name="P24">Precondicion:</text:p>
          </table:table-cell>
          <table:table-cell table:style-name="Tabla58.B2" office:value-type="string">
            <text:p text:style-name="P71">CU02</text:p>
          </table:table-cell>
        </table:table-row>
        <table:table-row table:style-name="TableLine94105393883248">
          <table:table-cell table:style-name="Tabla58.A2" office:value-type="string">
            <text:p text:style-name="P16">Propósito:</text:p>
          </table:table-cell>
          <table:table-cell table:style-name="Tabla58.B2" office:value-type="string">
            <text:p text:style-name="P71">Registrar una solicitud de asociacion.</text:p>
          </table:table-cell>
        </table:table-row>
        <table:table-row table:style-name="TableLine94105393885408">
          <table:table-cell table:style-name="Tabla58.A2" office:value-type="string">
            <text:p text:style-name="P16">Resumen:</text:p>
          </table:table-cell>
          <table:table-cell table:style-name="Tabla58.B2" office:value-type="string">
            <text:p text:style-name="P71">El cliente ingresa el numero de cuenta a asociar, valida que los datos de la cuenta sean los correctos, se envia la solicitud al dueño de la cuenta ingresada.</text:p>
          </table:table-cell>
        </table:table-row>
        <table:table-row table:style-name="TableLine94105393887568">
          <table:table-cell table:style-name="Tabla58.A2" office:value-type="string">
            <text:p text:style-name="P16">Tipo:</text:p>
          </table:table-cell>
          <table:table-cell table:style-name="Tabla58.B2" office:value-type="string">
            <text:p text:style-name="P71">Secundario y esencial.</text:p>
          </table:table-cell>
        </table:table-row>
        <table:table-row table:style-name="TableLine94105393889728">
          <table:table-cell table:style-name="Tabla58.A2" office:value-type="string">
            <text:p text:style-name="P16">Referencias:</text:p>
          </table:table-cell>
          <table:table-cell table:style-name="Tabla58.B2" office:value-type="string">
            <text:p text:style-name="P42">-</text:p>
          </table:table-cell>
        </table:table-row>
      </table:table>
      <text:p text:style-name="P4"/>
      <text:p text:style-name="P4"/>
      <table:table table:name="Tabla59" table:style-name="Tabla59">
        <table:table-column table:style-name="Tabla59.A"/>
        <table:table-column table:style-name="Tabla59.B"/>
        <table:table-row table:style-name="TableLine94105396590208">
          <table:table-cell table:style-name="Tabla59.A1" table:number-columns-spanned="2" office:value-type="string">
            <text:p text:style-name="P8">Curso normal de eventos</text:p>
          </table:table-cell>
          <table:covered-table-cell/>
        </table:table-row>
        <table:table-row table:style-name="TableLine94105396749296">
          <table:table-cell table:style-name="Tabla59.A2" office:value-type="string">
            <text:p text:style-name="P20">Acción de los actores</text:p>
          </table:table-cell>
          <table:table-cell table:style-name="Tabla59.B2" office:value-type="string">
            <text:p text:style-name="P20">Respuesta del sistema</text:p>
          </table:table-cell>
        </table:table-row>
        <table:table-row table:style-name="TableLine94105396750656">
          <table:table-cell table:style-name="Tabla59.A2" office:value-type="string">
            <text:p text:style-name="P71">1. Comienza cuando el cliente desea asociar una cuenta de un tercero.</text:p>
          </table:table-cell>
          <table:table-cell table:style-name="Tabla59.B2" office:value-type="string">
            <text:p text:style-name="P47"/>
          </table:table-cell>
        </table:table-row>
        <table:table-row table:style-name="TableLine94105396751088">
          <table:table-cell table:style-name="Tabla59.A2" office:value-type="string">
            <text:p text:style-name="P71">2. Seleccion la opcion de “Asociar cuenta”.</text:p>
          </table:table-cell>
          <table:table-cell table:style-name="Tabla59.B2" office:value-type="string">
            <text:p text:style-name="P72">3. Muestra un formulario solicitando el numero de cuenta a asociar.</text:p>
          </table:table-cell>
        </table:table-row>
        <table:table-row table:style-name="TableLine94105396751744">
          <table:table-cell table:style-name="Tabla59.A2" office:value-type="string">
            <text:p text:style-name="P72">4. Ingresa el numero de cuenta que desea asociar.</text:p>
          </table:table-cell>
          <table:table-cell table:style-name="Tabla59.B2" office:value-type="string">
            <text:p text:style-name="P72">5. Muestra la informacion del dueño de la cuenta ingresada.</text:p>
          </table:table-cell>
        </table:table-row>
        <table:table-row table:style-name="TableLine94105396752480">
          <table:table-cell table:style-name="Tabla59.A2" office:value-type="string">
            <text:p text:style-name="P72">6. Comprueba la informacion y presiona el boton “Enviar solicitud”.</text:p>
          </table:table-cell>
          <table:table-cell table:style-name="Tabla59.B2" office:value-type="string">
            <text:p text:style-name="P72">6. Registra la solicitud de asociacion e indica el éxito de la operación.</text:p>
          </table:table-cell>
        </table:table-row>
      </table:table>
      <text:p text:style-name="P4"/>
      <text:p text:style-name="P4"/>
      <table:table table:name="Tabla60" table:style-name="Tabla60">
        <table:table-column table:style-name="Tabla60.A"/>
        <table:table-column table:style-name="Tabla60.B"/>
        <table:table-row table:style-name="TableLine94105393895456">
          <table:table-cell table:style-name="Tabla60.A1" table:number-columns-spanned="2" office:value-type="string">
            <text:p text:style-name="P8">Casos alternos</text:p>
          </table:table-cell>
          <table:covered-table-cell/>
        </table:table-row>
        <table:table-row table:style-name="TableLine94105396758080">
          <table:table-cell table:style-name="Tabla60.A2" office:value-type="string">
            <text:p text:style-name="P38">Linea 4:</text:p>
          </table:table-cell>
          <table:table-cell table:style-name="Tabla60.B2" office:value-type="string">
            <text:p text:style-name="P72">Cuenta no existe, indicar error.</text:p>
          </table:table-cell>
        </table:table-row>
      </table:table>
      <text:p text:style-name="P4"/>
      <text:p text:style-name="P4"/>
      <text:p text:style-name="P4"/>
      <text:p text:style-name="P4"/>
      <table:table table:name="Tabla61" table:style-name="Tabla61">
        <table:table-column table:style-name="Tabla61.A"/>
        <table:table-column table:style-name="Tabla61.B"/>
        <text:soft-page-break/>
        <table:table-row table:style-name="TableLine94105396755856">
          <table:table-cell table:style-name="Tabla61.A1" table:number-columns-spanned="2" office:value-type="string">
            <text:p text:style-name="P8">Caso de uso de alto nivel</text:p>
          </table:table-cell>
          <table:covered-table-cell/>
        </table:table-row>
        <table:table-row table:style-name="Tabla61.2">
          <table:table-cell table:style-name="Tabla61.A2" office:value-type="string">
            <text:p text:style-name="P12">Numero:</text:p>
          </table:table-cell>
          <table:table-cell table:style-name="Tabla61.B2" office:value-type="string">
            <text:p text:style-name="P73">CU16</text:p>
          </table:table-cell>
        </table:table-row>
        <table:table-row table:style-name="TableLine94105396773744">
          <table:table-cell table:style-name="Tabla61.A2" office:value-type="string">
            <text:p text:style-name="P12">Caso de uso:</text:p>
          </table:table-cell>
          <table:table-cell table:style-name="Tabla61.B2" office:value-type="string">
            <text:p text:style-name="P73">Ver solicitudes <text:span text:style-name="T26">pendientes.</text:span></text:p>
          </table:table-cell>
        </table:table-row>
        <table:table-row table:style-name="TableLine94105396774176">
          <table:table-cell table:style-name="Tabla61.A2" office:value-type="string">
            <text:p text:style-name="P12">Actores:</text:p>
          </table:table-cell>
          <table:table-cell table:style-name="Tabla61.B2" office:value-type="string">
            <text:p text:style-name="P74">Cliente</text:p>
          </table:table-cell>
        </table:table-row>
        <table:table-row table:style-name="Tabla61.2">
          <table:table-cell table:style-name="Tabla61.A2" office:value-type="string">
            <text:p text:style-name="P12">Descripción:</text:p>
          </table:table-cell>
          <table:table-cell table:style-name="Tabla61.B2" office:value-type="string">
            <text:p text:style-name="P74">El cliente puede listar las solicitudes de asociacion que han realizado otros clientes.</text:p>
          </table:table-cell>
        </table:table-row>
        <table:table-row table:style-name="Tabla61.2">
          <table:table-cell table:style-name="Tabla61.A2" office:value-type="string">
            <text:p text:style-name="P12">Tipo:</text:p>
          </table:table-cell>
          <table:table-cell table:style-name="Tabla61.B2" office:value-type="string">
            <text:p text:style-name="P74">Secundario.</text:p>
          </table:table-cell>
        </table:table-row>
      </table:table>
      <text:p text:style-name="P4"/>
      <text:p text:style-name="P4"/>
      <table:table table:name="Tabla62" table:style-name="Tabla62">
        <table:table-column table:style-name="Tabla62.A"/>
        <table:table-column table:style-name="Tabla62.B"/>
        <table:table-row table:style-name="TableLine94105396762320">
          <table:table-cell table:style-name="Tabla62.A1" table:number-columns-spanned="2" office:value-type="string">
            <text:p text:style-name="P8">Caso de uso extendido</text:p>
          </table:table-cell>
          <table:covered-table-cell/>
        </table:table-row>
        <table:table-row table:style-name="TableLine94105396793152">
          <table:table-cell table:style-name="Tabla62.A2" office:value-type="string">
            <text:p text:style-name="P16">Numero:</text:p>
          </table:table-cell>
          <table:table-cell table:style-name="Tabla62.B2" office:value-type="string">
            <text:p text:style-name="P73">CU16</text:p>
          </table:table-cell>
        </table:table-row>
        <table:table-row table:style-name="TableLine94105396794384">
          <table:table-cell table:style-name="Tabla62.A2" office:value-type="string">
            <text:p text:style-name="P16">Caso de uso:</text:p>
          </table:table-cell>
          <table:table-cell table:style-name="Tabla62.B2" office:value-type="string">
            <text:p text:style-name="P73">Ver solicitudes <text:span text:style-name="T26">pendientes.</text:span></text:p>
          </table:table-cell>
        </table:table-row>
        <table:table-row table:style-name="TableLine94105396794816">
          <table:table-cell table:style-name="Tabla62.A2" office:value-type="string">
            <text:p text:style-name="P16">Actores:</text:p>
          </table:table-cell>
          <table:table-cell table:style-name="Tabla62.B2" office:value-type="string">
            <text:p text:style-name="P74">Cliente</text:p>
          </table:table-cell>
        </table:table-row>
        <table:table-row table:style-name="TableLine94105396795472">
          <table:table-cell table:style-name="Tabla62.A2" office:value-type="string">
            <text:p text:style-name="P24">Precondicion:</text:p>
          </table:table-cell>
          <table:table-cell table:style-name="Tabla62.B2" office:value-type="string">
            <text:p text:style-name="P74">CU02</text:p>
          </table:table-cell>
        </table:table-row>
        <table:table-row table:style-name="TableLine94105396796208">
          <table:table-cell table:style-name="Tabla62.A2" office:value-type="string">
            <text:p text:style-name="P16">Propósito:</text:p>
          </table:table-cell>
          <table:table-cell table:style-name="Tabla62.B2" office:value-type="string">
            <text:p text:style-name="P74">Listar las solicitudes de asociacion pendientes.</text:p>
          </table:table-cell>
        </table:table-row>
        <table:table-row table:style-name="TableLine94105396796976">
          <table:table-cell table:style-name="Tabla62.A2" office:value-type="string">
            <text:p text:style-name="P16">Resumen:</text:p>
          </table:table-cell>
          <table:table-cell table:style-name="Tabla62.B2" office:value-type="string">
            <text:p text:style-name="P74">El cliente puede listar las solicitudes de asociacion que han realizado otros clientes.</text:p>
          </table:table-cell>
        </table:table-row>
        <table:table-row table:style-name="TableLine94105396797792">
          <table:table-cell table:style-name="Tabla62.A2" office:value-type="string">
            <text:p text:style-name="P16">Tipo:</text:p>
          </table:table-cell>
          <table:table-cell table:style-name="Tabla62.B2" office:value-type="string">
            <text:p text:style-name="P74">Secundario.</text:p>
          </table:table-cell>
        </table:table-row>
        <table:table-row table:style-name="TableLine94105396798608">
          <table:table-cell table:style-name="Tabla62.A2" office:value-type="string">
            <text:p text:style-name="P16">Referencias:</text:p>
          </table:table-cell>
          <table:table-cell table:style-name="Tabla62.B2" office:value-type="string">
            <text:p text:style-name="P42">-</text:p>
          </table:table-cell>
        </table:table-row>
      </table:table>
      <text:p text:style-name="P4"/>
      <text:p text:style-name="P4"/>
      <table:table table:name="Tabla63" table:style-name="Tabla63">
        <table:table-column table:style-name="Tabla63.A"/>
        <table:table-column table:style-name="Tabla63.B"/>
        <table:table-row table:style-name="TableLine94105396778992">
          <table:table-cell table:style-name="Tabla63.A1" table:number-columns-spanned="2" office:value-type="string">
            <text:p text:style-name="P8">Curso normal de eventos</text:p>
          </table:table-cell>
          <table:covered-table-cell/>
        </table:table-row>
        <table:table-row table:style-name="TableLine94105396807744">
          <table:table-cell table:style-name="Tabla63.A2" office:value-type="string">
            <text:p text:style-name="P20">Acción de los actores</text:p>
          </table:table-cell>
          <table:table-cell table:style-name="Tabla63.B2" office:value-type="string">
            <text:p text:style-name="P20">Respuesta del sistema</text:p>
          </table:table-cell>
        </table:table-row>
        <table:table-row table:style-name="TableLine94105396808848">
          <table:table-cell table:style-name="Tabla63.A2" office:value-type="string">
            <text:p text:style-name="P74">1. Comienza cuando el cliente desea ver las solicitudes de asociacion de cuentas pendientes.</text:p>
          </table:table-cell>
          <table:table-cell table:style-name="Tabla63.B2" office:value-type="string">
            <text:p text:style-name="P47"/>
          </table:table-cell>
        </table:table-row>
        <table:table-row table:style-name="TableLine94105396809280">
          <table:table-cell table:style-name="Tabla63.A2" office:value-type="string">
            <text:p text:style-name="P74">2. Selecciona la opcion de “<text:span text:style-name="T31">Solicitudes pendientes</text:span>”.</text:p>
          </table:table-cell>
          <table:table-cell table:style-name="Tabla63.B2" office:value-type="string">
            <text:p text:style-name="P74">3. Muestra un listado con las solicitudes de asociacion de cuenta que han realizado otros usuarios.</text:p>
          </table:table-cell>
        </table:table-row>
      </table:table>
      <text:p text:style-name="P4"/>
      <text:p text:style-name="P4"/>
      <table:table table:name="Tabla64" table:style-name="Tabla64">
        <table:table-column table:style-name="Tabla64.A"/>
        <table:table-column table:style-name="Tabla64.B"/>
        <table:table-row table:style-name="TableLine94105396802160">
          <table:table-cell table:style-name="Tabla64.A1" table:number-columns-spanned="2" office:value-type="string">
            <text:p text:style-name="P8">Casos alternos</text:p>
          </table:table-cell>
          <table:covered-table-cell/>
        </table:table-row>
        <table:table-row table:style-name="TableLine94105396814960">
          <table:table-cell table:style-name="Tabla64.A2" office:value-type="string">
            <text:p text:style-name="P34"/>
          </table:table-cell>
          <table:table-cell table:style-name="Tabla6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able:table table:name="Tabla65" table:style-name="Tabla65">
        <table:table-column table:style-name="Tabla65.A"/>
        <table:table-column table:style-name="Tabla65.B"/>
        <text:soft-page-break/>
        <table:table-row table:style-name="TableLine94105396812480">
          <table:table-cell table:style-name="Tabla65.A1" table:number-columns-spanned="2" office:value-type="string">
            <text:p text:style-name="P8">Caso de uso de alto nivel</text:p>
          </table:table-cell>
          <table:covered-table-cell/>
        </table:table-row>
        <table:table-row table:style-name="Tabla65.2">
          <table:table-cell table:style-name="Tabla65.A2" office:value-type="string">
            <text:p text:style-name="P12">Numero:</text:p>
          </table:table-cell>
          <table:table-cell table:style-name="Tabla65.B2" office:value-type="string">
            <text:p text:style-name="P74">CU17</text:p>
          </table:table-cell>
        </table:table-row>
        <table:table-row table:style-name="TableLine94105396832912">
          <table:table-cell table:style-name="Tabla65.A2" office:value-type="string">
            <text:p text:style-name="P12">Caso de uso:</text:p>
          </table:table-cell>
          <table:table-cell table:style-name="Tabla65.B2" office:value-type="string">
            <text:p text:style-name="P83"><text:span text:style-name="T10">Responder </text:span><text:span text:style-name="T11"><text:s/>solicitud.</text:span></text:p>
          </table:table-cell>
        </table:table-row>
        <table:table-row table:style-name="TableLine94105396833344">
          <table:table-cell table:style-name="Tabla65.A2" office:value-type="string">
            <text:p text:style-name="P12">Actores:</text:p>
          </table:table-cell>
          <table:table-cell table:style-name="Tabla65.B2" office:value-type="string">
            <text:p text:style-name="P74">Cliente</text:p>
          </table:table-cell>
        </table:table-row>
        <table:table-row table:style-name="Tabla65.2">
          <table:table-cell table:style-name="Tabla65.A2" office:value-type="string">
            <text:p text:style-name="P12">Descripción:</text:p>
          </table:table-cell>
          <table:table-cell table:style-name="Tabla65.B2" office:value-type="string">
            <text:p text:style-name="P74">El cliente decide si acepta o rechaza una <text:span text:style-name="T27">solicitud de asociacion de cuenta pendiente.</text:span></text:p>
          </table:table-cell>
        </table:table-row>
        <table:table-row table:style-name="Tabla65.2">
          <table:table-cell table:style-name="Tabla65.A2" office:value-type="string">
            <text:p text:style-name="P12">Tipo:</text:p>
          </table:table-cell>
          <table:table-cell table:style-name="Tabla65.B2" office:value-type="string">
            <text:p text:style-name="P75">Secundario</text:p>
          </table:table-cell>
        </table:table-row>
      </table:table>
      <text:p text:style-name="P4"/>
      <text:p text:style-name="P4"/>
      <table:table table:name="Tabla66" table:style-name="Tabla66">
        <table:table-column table:style-name="Tabla66.A"/>
        <table:table-column table:style-name="Tabla66.B"/>
        <table:table-row table:style-name="TableLine94105396821696">
          <table:table-cell table:style-name="Tabla66.A1" table:number-columns-spanned="2" office:value-type="string">
            <text:p text:style-name="P8">Caso de uso extendido</text:p>
          </table:table-cell>
          <table:covered-table-cell/>
        </table:table-row>
        <table:table-row table:style-name="TableLine94105396852352">
          <table:table-cell table:style-name="Tabla66.A2" office:value-type="string">
            <text:p text:style-name="P16">Numero:</text:p>
          </table:table-cell>
          <table:table-cell table:style-name="Tabla66.B2" office:value-type="string">
            <text:p text:style-name="P74">CU17</text:p>
          </table:table-cell>
        </table:table-row>
        <table:table-row table:style-name="TableLine94105396853456">
          <table:table-cell table:style-name="Tabla66.A2" office:value-type="string">
            <text:p text:style-name="P16">Caso de uso:</text:p>
          </table:table-cell>
          <table:table-cell table:style-name="Tabla66.B2" office:value-type="string">
            <text:p text:style-name="P74">Aceptar o rechazar solicitud.</text:p>
          </table:table-cell>
        </table:table-row>
        <table:table-row table:style-name="TableLine94105396853888">
          <table:table-cell table:style-name="Tabla66.A2" office:value-type="string">
            <text:p text:style-name="P16">Actores:</text:p>
          </table:table-cell>
          <table:table-cell table:style-name="Tabla66.B2" office:value-type="string">
            <text:p text:style-name="P74">Cliente</text:p>
          </table:table-cell>
        </table:table-row>
        <table:table-row table:style-name="TableLine94105396854544">
          <table:table-cell table:style-name="Tabla66.A2" office:value-type="string">
            <text:p text:style-name="P24">Precondicion:</text:p>
          </table:table-cell>
          <table:table-cell table:style-name="Tabla66.B2" office:value-type="string">
            <text:p text:style-name="P75">CU02</text:p>
          </table:table-cell>
        </table:table-row>
        <table:table-row table:style-name="TableLine94105396855280">
          <table:table-cell table:style-name="Tabla66.A2" office:value-type="string">
            <text:p text:style-name="P16">Propósito:</text:p>
          </table:table-cell>
          <table:table-cell table:style-name="Tabla66.B2" office:value-type="string">
            <text:p text:style-name="P76">Registrar el cambio de estado de la solicitud de asociacion.</text:p>
          </table:table-cell>
        </table:table-row>
        <table:table-row table:style-name="TableLine94105396856048">
          <table:table-cell table:style-name="Tabla66.A2" office:value-type="string">
            <text:p text:style-name="P16">Resumen:</text:p>
          </table:table-cell>
          <table:table-cell table:style-name="Tabla66.B2" office:value-type="string">
            <text:p text:style-name="P74">El cliente decide si acepta o rechaza una <text:span text:style-name="T27">solicitud de asociacion de cuenta pendiente.</text:span></text:p>
          </table:table-cell>
        </table:table-row>
        <table:table-row table:style-name="TableLine94105396856864">
          <table:table-cell table:style-name="Tabla66.A2" office:value-type="string">
            <text:p text:style-name="P16">Tipo:</text:p>
          </table:table-cell>
          <table:table-cell table:style-name="Tabla66.B2" office:value-type="string">
            <text:p text:style-name="P75">Secundario</text:p>
          </table:table-cell>
        </table:table-row>
        <table:table-row table:style-name="TableLine94105396857680">
          <table:table-cell table:style-name="Tabla66.A2" office:value-type="string">
            <text:p text:style-name="P16">Referencias:</text:p>
          </table:table-cell>
          <table:table-cell table:style-name="Tabla66.B2" office:value-type="string">
            <text:p text:style-name="P42">-</text:p>
          </table:table-cell>
        </table:table-row>
      </table:table>
      <text:p text:style-name="P4"/>
      <text:p text:style-name="P4"/>
      <table:table table:name="Tabla67" table:style-name="Tabla67">
        <table:table-column table:style-name="Tabla67.A"/>
        <table:table-column table:style-name="Tabla67.B"/>
        <table:table-row table:style-name="TableLine94105396838160">
          <table:table-cell table:style-name="Tabla67.A1" table:number-columns-spanned="2" office:value-type="string">
            <text:p text:style-name="P8">Curso normal de eventos</text:p>
          </table:table-cell>
          <table:covered-table-cell/>
        </table:table-row>
        <table:table-row table:style-name="TableLine94105396863024">
          <table:table-cell table:style-name="Tabla67.A2" office:value-type="string">
            <text:p text:style-name="P20">Acción de los actores</text:p>
          </table:table-cell>
          <table:table-cell table:style-name="Tabla67.B2" office:value-type="string">
            <text:p text:style-name="P20">Respuesta del sistema</text:p>
          </table:table-cell>
        </table:table-row>
        <table:table-row table:style-name="TableLine94105396869552">
          <table:table-cell table:style-name="Tabla67.A2" office:value-type="string">
            <text:p text:style-name="P76">1. Comienza cuando el cliete desea aceptar o rechazar alguna de las solicitudes de asociacion de cuenta.</text:p>
          </table:table-cell>
          <table:table-cell table:style-name="Tabla67.B2" office:value-type="string">
            <text:p text:style-name="P47"/>
          </table:table-cell>
        </table:table-row>
        <table:table-row table:style-name="TableLine94105396869984">
          <table:table-cell table:style-name="Tabla67.A2" office:value-type="string">
            <text:p text:style-name="P74">2. Selecciona la opcion de “Ver solicitudes”.</text:p>
          </table:table-cell>
          <table:table-cell table:style-name="Tabla67.B2" office:value-type="string">
            <text:p text:style-name="P74">3. Muestra un listado con las solicitudes de asociacion de cuenta que han realizado otros usuarios.</text:p>
          </table:table-cell>
        </table:table-row>
        <table:table-row table:style-name="TableLine94105396870640">
          <table:table-cell table:style-name="Tabla67.A2" office:value-type="string">
            <text:p text:style-name="P76">4. Busca la solicitud deseada en la lista y presiona el boton “aceptar” o “rechazar”.</text:p>
          </table:table-cell>
          <table:table-cell table:style-name="Tabla67.B2" office:value-type="string">
            <text:p text:style-name="P76">5. Registra el cambio del estado de la solicitud, <text:span text:style-name="T29">asocia la cuenta</text:span>, indica el éxito de la operación.</text:p>
          </table:table-cell>
        </table:table-row>
      </table:table>
      <text:p text:style-name="P4"/>
      <text:p text:style-name="P4"/>
      <table:table table:name="Tabla68" table:style-name="Tabla68">
        <table:table-column table:style-name="Tabla68.A"/>
        <table:table-column table:style-name="Tabla68.B"/>
        <table:table-row table:style-name="TableLine94105396861232">
          <table:table-cell table:style-name="Tabla68.A1" table:number-columns-spanned="2" office:value-type="string">
            <text:p text:style-name="P8">Casos alternos</text:p>
          </table:table-cell>
          <table:covered-table-cell/>
        </table:table-row>
        <table:table-row table:style-name="TableLine94105396876128">
          <table:table-cell table:style-name="Tabla68.A2" office:value-type="string">
            <text:p text:style-name="P34"/>
          </table:table-cell>
          <table:table-cell table:style-name="Tabla68.B2" office:value-type="string">
            <text:p text:style-name="P66"/>
          </table:table-cell>
        </table:table-row>
      </table:table>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03:38:43.020704771</meta:creation-date>
    <dc:date>2020-11-17T11:54:05.871835095</dc:date>
    <meta:editing-duration>PT8H48M50S</meta:editing-duration>
    <meta:editing-cycles>56</meta:editing-cycles>
    <meta:generator>LibreOffice/7.0.3.1$Linux_X86_64 LibreOffice_project/00$Build-1</meta:generator>
    <meta:document-statistic meta:table-count="68" meta:image-count="0" meta:object-count="0" meta:page-count="19" meta:paragraph-count="684" meta:word-count="3312" meta:character-count="19791" meta:non-whitespace-character-count="17153"/>
  </office:meta>
</office:document-meta>
</file>